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ální" style:master-page-name="MP0" style:family="paragraph">
      <style:paragraph-properties fo:widows="0" fo:orphans="0" fo:break-before="page" style:text-autospace="none" fo:margin-bottom="0in" fo:line-height="100%"/>
      <style:text-properties style:font-name="Arial" style:font-name-complex="Arial" fo:font-size="12pt" style:font-size-asian="12pt" style:font-size-complex="12pt"/>
    </style:style>
    <style:style style:name="P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8" style:parent-style-name="Normální" style:family="paragraph">
      <style:paragraph-properties fo:widows="0" fo:orphans="0" style:text-autospace="none" fo:text-align="center" fo:margin-bottom="0in" fo:line-height="100%"/>
      <style:text-properties style:font-name="Arial" style:font-name-complex="Arial" fo:font-size="10.5pt" style:font-size-asian="10.5pt" style:font-size-complex="10.5pt"/>
    </style:style>
    <style:style style:name="P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10.5pt" style:font-size-asian="10.5pt" style:font-size-complex="10.5pt"/>
    </style:style>
    <style:style style:name="P1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10.5pt" style:font-size-asian="10.5pt" style:font-size-complex="10.5pt"/>
    </style:style>
    <style:style style:name="P1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 style:parent-style-name="Normální" style:family="paragraph">
      <style:paragraph-properties fo:widows="0" fo:orphans="0" style:text-autospace="none" fo:margin-bottom="0in" fo:line-height="100%"/>
    </style:style>
    <style:style style:name="T16" style:parent-style-name="Standardnípísmoodstavce" style:family="text">
      <style:text-properties style:font-name="Arial" style:font-name-complex="Arial" fo:font-size="8pt" style:font-size-asian="8pt" style:font-size-complex="8pt"/>
    </style:style>
    <style:style style:name="T1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8" style:parent-style-name="Standardnípísmoodstavce" style:family="text">
      <style:text-properties style:font-name="Arial" style:font-name-complex="Arial" fo:font-size="8pt" style:font-size-asian="8pt" style:font-size-complex="8pt"/>
    </style:style>
    <style:style style:name="P19" style:parent-style-name="Normální" style:family="paragraph">
      <style:paragraph-properties fo:widows="0" fo:orphans="0" style:text-autospace="none" fo:margin-bottom="0in" fo:line-height="100%"/>
    </style:style>
    <style:style style:name="T20" style:parent-style-name="Standardnípísmoodstavce" style:family="text">
      <style:text-properties style:font-name="Arial" style:font-name-complex="Arial" fo:font-size="8pt" style:font-size-asian="8pt" style:font-size-complex="8pt"/>
    </style:style>
    <style:style style:name="T2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2" style:parent-style-name="Standardnípísmoodstavce" style:family="text">
      <style:text-properties style:font-name="Arial" style:font-name-complex="Arial" fo:font-size="8pt" style:font-size-asian="8pt" style:font-size-complex="8pt"/>
    </style:style>
    <style:style style:name="P23" style:parent-style-name="Normální" style:family="paragraph">
      <style:paragraph-properties fo:widows="0" fo:orphans="0" style:text-autospace="none" fo:margin-bottom="0in" fo:line-height="100%"/>
    </style:style>
    <style:style style:name="T24" style:parent-style-name="Standardnípísmoodstavce" style:family="text">
      <style:text-properties style:font-name="Arial" style:font-name-complex="Arial" fo:font-size="8pt" style:font-size-asian="8pt" style:font-size-complex="8pt"/>
    </style:style>
    <style:style style:name="T2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6" style:parent-style-name="Standardnípísmoodstavce" style:family="text">
      <style:text-properties style:font-name="Arial" style:font-name-complex="Arial" fo:font-size="8pt" style:font-size-asian="8pt" style:font-size-complex="8pt"/>
    </style:style>
    <style:style style:name="T2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8" style:parent-style-name="Standardnípísmoodstavce" style:family="text">
      <style:text-properties style:font-name="Arial" style:font-name-complex="Arial" fo:font-size="8pt" style:font-size-asian="8pt" style:font-size-complex="8pt"/>
    </style:style>
    <style:style style:name="P29" style:parent-style-name="Normální" style:family="paragraph">
      <style:paragraph-properties fo:widows="0" fo:orphans="0" style:text-autospace="none" fo:margin-bottom="0in" fo:line-height="100%"/>
    </style:style>
    <style:style style:name="T30" style:parent-style-name="Standardnípísmoodstavce" style:family="text">
      <style:text-properties style:font-name="Arial" style:font-name-complex="Arial" fo:font-size="8pt" style:font-size-asian="8pt" style:font-size-complex="8pt"/>
    </style:style>
    <style:style style:name="T3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2" style:parent-style-name="Standardnípísmoodstavce" style:family="text">
      <style:text-properties style:font-name="Arial" style:font-name-complex="Arial" fo:font-size="8pt" style:font-size-asian="8pt" style:font-size-complex="8pt"/>
    </style:style>
    <style:style style:name="P33" style:parent-style-name="Normální" style:family="paragraph">
      <style:paragraph-properties fo:widows="0" fo:orphans="0" style:text-autospace="none" fo:margin-bottom="0in" fo:line-height="100%"/>
    </style:style>
    <style:style style:name="T34" style:parent-style-name="Standardnípísmoodstavce" style:family="text">
      <style:text-properties style:font-name="Arial" style:font-name-complex="Arial" fo:font-size="8pt" style:font-size-asian="8pt" style:font-size-complex="8pt"/>
    </style:style>
    <style:style style:name="T3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6" style:parent-style-name="Standardnípísmoodstavce" style:family="text">
      <style:text-properties style:font-name="Arial" style:font-name-complex="Arial" fo:font-size="8pt" style:font-size-asian="8pt" style:font-size-complex="8pt"/>
    </style:style>
    <style:style style:name="P37" style:parent-style-name="Normální" style:family="paragraph">
      <style:paragraph-properties fo:widows="0" fo:orphans="0" style:text-autospace="none" fo:margin-bottom="0in" fo:line-height="100%"/>
    </style:style>
    <style:style style:name="T38" style:parent-style-name="Standardnípísmoodstavce" style:family="text">
      <style:text-properties style:font-name="Arial" style:font-name-complex="Arial" fo:font-size="8pt" style:font-size-asian="8pt" style:font-size-complex="8pt"/>
    </style:style>
    <style:style style:name="T3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0" style:parent-style-name="Standardnípísmoodstavce" style:family="text">
      <style:text-properties style:font-name="Arial" style:font-name-complex="Arial" fo:font-size="8pt" style:font-size-asian="8pt" style:font-size-complex="8pt"/>
    </style:style>
    <style:style style:name="P41" style:parent-style-name="Normální" style:family="paragraph">
      <style:paragraph-properties fo:widows="0" fo:orphans="0" style:text-autospace="none" fo:margin-bottom="0in" fo:line-height="100%"/>
    </style:style>
    <style:style style:name="T42" style:parent-style-name="Standardnípísmoodstavce" style:family="text">
      <style:text-properties style:font-name="Arial" style:font-name-complex="Arial" fo:font-size="8pt" style:font-size-asian="8pt" style:font-size-complex="8pt"/>
    </style:style>
    <style:style style:name="T4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4" style:parent-style-name="Standardnípísmoodstavce" style:family="text">
      <style:text-properties style:font-name="Arial" style:font-name-complex="Arial" fo:font-size="8pt" style:font-size-asian="8pt" style:font-size-complex="8pt"/>
    </style:style>
    <style:style style:name="P45" style:parent-style-name="Normální" style:family="paragraph">
      <style:paragraph-properties fo:widows="0" fo:orphans="0" style:text-autospace="none" fo:margin-bottom="0in" fo:line-height="100%"/>
    </style:style>
    <style:style style:name="T46" style:parent-style-name="Standardnípísmoodstavce" style:family="text">
      <style:text-properties style:font-name="Arial" style:font-name-complex="Arial" fo:font-size="8pt" style:font-size-asian="8pt" style:font-size-complex="8pt"/>
    </style:style>
    <style:style style:name="T4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8" style:parent-style-name="Standardnípísmoodstavce" style:family="text">
      <style:text-properties style:font-name="Arial" style:font-name-complex="Arial" fo:font-size="8pt" style:font-size-asian="8pt" style:font-size-complex="8pt"/>
    </style:style>
    <style:style style:name="T4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0" style:parent-style-name="Standardnípísmoodstavce" style:family="text">
      <style:text-properties style:font-name="Arial" style:font-name-complex="Arial" fo:font-size="8pt" style:font-size-asian="8pt" style:font-size-complex="8pt"/>
    </style:style>
    <style:style style:name="P51" style:parent-style-name="Normální" style:family="paragraph">
      <style:paragraph-properties fo:widows="0" fo:orphans="0" style:text-autospace="none" fo:margin-bottom="0in" fo:line-height="100%"/>
    </style:style>
    <style:style style:name="T52" style:parent-style-name="Standardnípísmoodstavce" style:family="text">
      <style:text-properties style:font-name="Arial" style:font-name-complex="Arial" fo:font-size="8pt" style:font-size-asian="8pt" style:font-size-complex="8pt"/>
    </style:style>
    <style:style style:name="T5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4" style:parent-style-name="Standardnípísmoodstavce" style:family="text">
      <style:text-properties style:font-name="Arial" style:font-name-complex="Arial" fo:font-size="8pt" style:font-size-asian="8pt" style:font-size-complex="8pt"/>
    </style:style>
    <style:style style:name="P55" style:parent-style-name="Normální" style:family="paragraph">
      <style:paragraph-properties fo:widows="0" fo:orphans="0" style:text-autospace="none" fo:margin-bottom="0in" fo:line-height="100%"/>
    </style:style>
    <style:style style:name="T56" style:parent-style-name="Standardnípísmoodstavce" style:family="text">
      <style:text-properties style:font-name="Arial" style:font-name-complex="Arial" fo:font-size="8pt" style:font-size-asian="8pt" style:font-size-complex="8pt"/>
    </style:style>
    <style:style style:name="T5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 style:parent-style-name="Standardnípísmoodstavce" style:family="text">
      <style:text-properties style:font-name="Arial" style:font-name-complex="Arial" fo:font-size="8pt" style:font-size-asian="8pt" style:font-size-complex="8pt"/>
    </style:style>
    <style:style style:name="T5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0" style:parent-style-name="Standardnípísmoodstavce" style:family="text">
      <style:text-properties style:font-name="Arial" style:font-name-complex="Arial" fo:font-size="8pt" style:font-size-asian="8pt" style:font-size-complex="8pt"/>
    </style:style>
    <style:style style:name="P61" style:parent-style-name="Normální" style:family="paragraph">
      <style:paragraph-properties fo:widows="0" fo:orphans="0" style:text-autospace="none" fo:margin-bottom="0in" fo:line-height="100%"/>
    </style:style>
    <style:style style:name="T62" style:parent-style-name="Standardnípísmoodstavce" style:family="text">
      <style:text-properties style:font-name="Arial" style:font-name-complex="Arial" fo:font-size="8pt" style:font-size-asian="8pt" style:font-size-complex="8pt"/>
    </style:style>
    <style:style style:name="T6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4" style:parent-style-name="Standardnípísmoodstavce" style:family="text">
      <style:text-properties style:font-name="Arial" style:font-name-complex="Arial" fo:font-size="8pt" style:font-size-asian="8pt" style:font-size-complex="8pt"/>
    </style:style>
    <style:style style:name="P65" style:parent-style-name="Normální" style:family="paragraph">
      <style:paragraph-properties fo:widows="0" fo:orphans="0" style:text-autospace="none" fo:margin-bottom="0in" fo:line-height="100%"/>
    </style:style>
    <style:style style:name="T66" style:parent-style-name="Standardnípísmoodstavce" style:family="text">
      <style:text-properties style:font-name="Arial" style:font-name-complex="Arial" fo:font-size="8pt" style:font-size-asian="8pt" style:font-size-complex="8pt"/>
    </style:style>
    <style:style style:name="T6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8" style:parent-style-name="Standardnípísmoodstavce" style:family="text">
      <style:text-properties style:font-name="Arial" style:font-name-complex="Arial" fo:font-size="8pt" style:font-size-asian="8pt" style:font-size-complex="8pt"/>
    </style:style>
    <style:style style:name="P69" style:parent-style-name="Normální" style:family="paragraph">
      <style:paragraph-properties fo:widows="0" fo:orphans="0" style:text-autospace="none" fo:margin-bottom="0in" fo:line-height="100%"/>
    </style:style>
    <style:style style:name="T70" style:parent-style-name="Standardnípísmoodstavce" style:family="text">
      <style:text-properties style:font-name="Arial" style:font-name-complex="Arial" fo:font-size="8pt" style:font-size-asian="8pt" style:font-size-complex="8pt"/>
    </style:style>
    <style:style style:name="T7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2" style:parent-style-name="Standardnípísmoodstavce" style:family="text">
      <style:text-properties style:font-name="Arial" style:font-name-complex="Arial" fo:font-size="8pt" style:font-size-asian="8pt" style:font-size-complex="8pt"/>
    </style:style>
    <style:style style:name="P73" style:parent-style-name="Normální" style:family="paragraph">
      <style:paragraph-properties fo:widows="0" fo:orphans="0" style:text-autospace="none" fo:margin-bottom="0in" fo:line-height="100%"/>
    </style:style>
    <style:style style:name="T74" style:parent-style-name="Standardnípísmoodstavce" style:family="text">
      <style:text-properties style:font-name="Arial" style:font-name-complex="Arial" fo:font-size="8pt" style:font-size-asian="8pt" style:font-size-complex="8pt"/>
    </style:style>
    <style:style style:name="T7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76" style:parent-style-name="Standardnípísmoodstavce" style:family="text">
      <style:text-properties style:font-name="Arial" style:font-name-complex="Arial" fo:font-size="8pt" style:font-size-asian="8pt" style:font-size-complex="8pt"/>
    </style:style>
    <style:style style:name="P77" style:parent-style-name="Normální" style:family="paragraph">
      <style:paragraph-properties fo:widows="0" fo:orphans="0" style:text-autospace="none" fo:margin-bottom="0in" fo:line-height="100%"/>
    </style:style>
    <style:style style:name="T78" style:parent-style-name="Standardnípísmoodstavce" style:family="text">
      <style:text-properties style:font-name="Arial" style:font-name-complex="Arial" fo:font-size="8pt" style:font-size-asian="8pt" style:font-size-complex="8pt"/>
    </style:style>
    <style:style style:name="T7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0" style:parent-style-name="Standardnípísmoodstavce" style:family="text">
      <style:text-properties style:font-name="Arial" style:font-name-complex="Arial" fo:font-size="8pt" style:font-size-asian="8pt" style:font-size-complex="8pt"/>
    </style:style>
    <style:style style:name="P81" style:parent-style-name="Normální" style:family="paragraph">
      <style:paragraph-properties fo:widows="0" fo:orphans="0" style:text-autospace="none" fo:margin-bottom="0in" fo:line-height="100%"/>
    </style:style>
    <style:style style:name="T82" style:parent-style-name="Standardnípísmoodstavce" style:family="text">
      <style:text-properties style:font-name="Arial" style:font-name-complex="Arial" fo:font-size="8pt" style:font-size-asian="8pt" style:font-size-complex="8pt"/>
    </style:style>
    <style:style style:name="T8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4" style:parent-style-name="Standardnípísmoodstavce" style:family="text">
      <style:text-properties style:font-name="Arial" style:font-name-complex="Arial" fo:font-size="8pt" style:font-size-asian="8pt" style:font-size-complex="8pt"/>
    </style:style>
    <style:style style:name="P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 style:parent-style-name="Normální" style:family="paragraph">
      <style:paragraph-properties fo:widows="0" fo:orphans="0" style:text-autospace="none" fo:text-align="center" fo:margin-bottom="0in" fo:line-height="100%"/>
    </style:style>
    <style:style style:name="T89" style:parent-style-name="Standardnípísmoodstavce" style:family="text">
      <style:text-properties style:font-name="Arial" style:font-name-complex="Arial" fo:font-size="8pt" style:font-size-asian="8pt" style:font-size-complex="8pt"/>
    </style:style>
    <style:style style:name="T9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 style:parent-style-name="Standardnípísmoodstavce" style:family="text">
      <style:text-properties style:font-name="Arial" style:font-name-complex="Arial" fo:font-size="8pt" style:font-size-asian="8pt" style:font-size-complex="8pt"/>
    </style:style>
    <style:style style:name="P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05"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06"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07"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108"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109" style:parent-style-name="Normální" style:family="paragraph">
      <style:paragraph-properties fo:widows="0" fo:orphans="0" style:text-autospace="none" fo:text-align="center" fo:margin-bottom="0in" fo:line-height="100%"/>
    </style:style>
    <style:style style:name="T110" style:parent-style-name="Standardnípísmoodstavce" style:family="text">
      <style:text-properties style:font-name="Arial" style:font-name-complex="Arial" fo:font-size="8pt" style:font-size-asian="8pt" style:font-size-complex="8pt"/>
    </style:style>
    <style:style style:name="T11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12" style:parent-style-name="Standardnípísmoodstavce" style:family="text">
      <style:text-properties style:font-name="Arial" style:font-name-complex="Arial" fo:font-size="8pt" style:font-size-asian="8pt" style:font-size-complex="8pt"/>
    </style:style>
    <style:style style:name="P1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1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1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2" style:parent-style-name="Normální" style:family="paragraph">
      <style:paragraph-properties fo:widows="0" fo:orphans="0" style:text-autospace="none" fo:text-align="justify" fo:margin-bottom="0in" fo:line-height="100%"/>
    </style:style>
    <style:style style:name="T143" style:parent-style-name="Standardnípísmoodstavce" style:family="text">
      <style:text-properties style:font-name="Arial" style:font-name-complex="Arial" fo:font-size="8pt" style:font-size-asian="8pt" style:font-size-complex="8pt"/>
    </style:style>
    <style:style style:name="T144" style:parent-style-name="Standardnípísmoodstavce" style:family="text">
      <style:text-properties style:font-name="Arial" style:font-name-complex="Arial" style:text-position="super 62.5%" fo:font-size="8pt" style:font-size-asian="8pt" style:font-size-complex="8pt"/>
    </style:style>
    <style:style style:name="T145" style:parent-style-name="Standardnípísmoodstavce" style:family="text">
      <style:text-properties style:font-name="Arial" style:font-name-complex="Arial" fo:font-size="8pt" style:font-size-asian="8pt" style:font-size-complex="8pt"/>
    </style:style>
    <style:style style:name="P1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47" style:parent-style-name="Normální" style:family="paragraph">
      <style:paragraph-properties fo:widows="0" fo:orphans="0" style:text-autospace="none" fo:text-align="justify" fo:margin-bottom="0in" fo:line-height="100%"/>
    </style:style>
    <style:style style:name="T148" style:parent-style-name="Standardnípísmoodstavce" style:family="text">
      <style:text-properties style:font-name="Arial" style:font-name-complex="Arial" fo:font-size="8pt" style:font-size-asian="8pt" style:font-size-complex="8pt"/>
    </style:style>
    <style:style style:name="T149" style:parent-style-name="Standardnípísmoodstavce" style:family="text">
      <style:text-properties style:font-name="Arial" style:font-name-complex="Arial" style:text-position="super 62.5%" fo:font-size="8pt" style:font-size-asian="8pt" style:font-size-complex="8pt"/>
    </style:style>
    <style:style style:name="T150" style:parent-style-name="Standardnípísmoodstavce" style:family="text">
      <style:text-properties style:font-name="Arial" style:font-name-complex="Arial" fo:font-size="8pt" style:font-size-asian="8pt" style:font-size-complex="8pt"/>
    </style:style>
    <style:style style:name="T151" style:parent-style-name="Standardnípísmoodstavce" style:family="text">
      <style:text-properties style:font-name="Arial" style:font-name-complex="Arial" fo:font-size="8pt" style:font-size-asian="8pt" style:font-size-complex="8pt"/>
    </style:style>
    <style:style style:name="T152" style:parent-style-name="Standardnípísmoodstavce" style:family="text">
      <style:text-properties style:font-name="Arial" style:font-name-complex="Arial" fo:font-size="8pt" style:font-size-asian="8pt" style:font-size-complex="8pt"/>
    </style:style>
    <style:style style:name="P1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5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5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158" style:parent-style-name="Normální" style:family="paragraph">
      <style:paragraph-properties fo:widows="0" fo:orphans="0" style:text-autospace="none" fo:text-align="center" fo:margin-bottom="0in" fo:line-height="100%"/>
    </style:style>
    <style:style style:name="T159" style:parent-style-name="Standardnípísmoodstavce" style:family="text">
      <style:text-properties style:font-name="Arial" style:font-name-complex="Arial" fo:font-size="8pt" style:font-size-asian="8pt" style:font-size-complex="8pt"/>
    </style:style>
    <style:style style:name="T16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1" style:parent-style-name="Standardnípísmoodstavce" style:family="text">
      <style:text-properties style:font-name="Arial" style:font-name-complex="Arial" fo:font-size="8pt" style:font-size-asian="8pt" style:font-size-complex="8pt"/>
    </style:style>
    <style:style style:name="P1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3" style:parent-style-name="Normální" style:family="paragraph">
      <style:paragraph-properties fo:widows="0" fo:orphans="0" style:text-autospace="none" fo:text-align="justify" fo:margin-bottom="0in" fo:line-height="100%"/>
    </style:style>
    <style:style style:name="T164" style:parent-style-name="Standardnípísmoodstavce" style:family="text">
      <style:text-properties style:font-name="Arial" style:font-name-complex="Arial" fo:font-size="8pt" style:font-size-asian="8pt" style:font-size-complex="8pt"/>
    </style:style>
    <style:style style:name="T16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66" style:parent-style-name="Standardnípísmoodstavce" style:family="text">
      <style:text-properties style:font-name="Arial" style:font-name-complex="Arial" fo:font-size="8pt" style:font-size-asian="8pt" style:font-size-complex="8pt"/>
    </style:style>
    <style:style style:name="T167" style:parent-style-name="Standardnípísmoodstavce" style:family="text">
      <style:text-properties style:font-name="Arial" style:font-name-complex="Arial" fo:font-size="8pt" style:font-size-asian="8pt" style:font-size-complex="8pt"/>
    </style:style>
    <style:style style:name="P1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1" style:parent-style-name="Normální" style:family="paragraph">
      <style:paragraph-properties fo:widows="0" fo:orphans="0" style:text-autospace="none" fo:text-align="justify" fo:margin-bottom="0in" fo:line-height="100%"/>
    </style:style>
    <style:style style:name="T182" style:parent-style-name="Standardnípísmoodstavce" style:family="text">
      <style:text-properties style:font-name="Arial" style:font-name-complex="Arial" fo:font-size="8pt" style:font-size-asian="8pt" style:font-size-complex="8pt"/>
    </style:style>
    <style:style style:name="T183" style:parent-style-name="Standardnípísmoodstavce" style:family="text">
      <style:text-properties style:font-name="Arial" style:font-name-complex="Arial" fo:font-size="8pt" style:font-size-asian="8pt" style:font-size-complex="8pt"/>
    </style:style>
    <style:style style:name="T184" style:parent-style-name="Standardnípísmoodstavce" style:family="text">
      <style:text-properties style:font-name="Arial" style:font-name-complex="Arial" style:text-position="super 62.5%" fo:font-size="8pt" style:font-size-asian="8pt" style:font-size-complex="8pt"/>
    </style:style>
    <style:style style:name="T185" style:parent-style-name="Standardnípísmoodstavce" style:family="text">
      <style:text-properties style:font-name="Arial" style:font-name-complex="Arial" fo:font-size="8pt" style:font-size-asian="8pt" style:font-size-complex="8pt"/>
    </style:style>
    <style:style style:name="T186" style:parent-style-name="Standardnípísmoodstavce" style:family="text">
      <style:text-properties style:font-name="Arial" style:font-name-complex="Arial" fo:font-size="8pt" style:font-size-asian="8pt" style:font-size-complex="8pt"/>
    </style:style>
    <style:style style:name="P1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8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19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92"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193" style:parent-style-name="Normální" style:family="paragraph">
      <style:paragraph-properties fo:widows="0" fo:orphans="0" style:text-autospace="none" fo:text-align="center" fo:margin-bottom="0in" fo:line-height="100%"/>
    </style:style>
    <style:style style:name="T194" style:parent-style-name="Standardnípísmoodstavce" style:family="text">
      <style:text-properties style:font-name="Arial" style:font-name-complex="Arial" fo:font-size="8pt" style:font-size-asian="8pt" style:font-size-complex="8pt"/>
    </style:style>
    <style:style style:name="T19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196" style:parent-style-name="Standardnípísmoodstavce" style:family="text">
      <style:text-properties style:font-name="Arial" style:font-name-complex="Arial" fo:font-size="8pt" style:font-size-asian="8pt" style:font-size-complex="8pt"/>
    </style:style>
    <style:style style:name="P1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1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1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0"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4"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1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2"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2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24" style:parent-style-name="Normální" style:family="paragraph">
      <style:paragraph-properties fo:widows="0" fo:orphans="0" style:text-autospace="none" fo:text-align="justify" fo:margin-bottom="0in" fo:line-height="100%"/>
    </style:style>
    <style:style style:name="T225" style:parent-style-name="Standardnípísmoodstavce" style:family="text">
      <style:text-properties style:font-name="Arial" style:font-name-complex="Arial" fo:font-size="8pt" style:font-size-asian="8pt" style:font-size-complex="8pt"/>
    </style:style>
    <style:style style:name="T226" style:parent-style-name="Standardnípísmoodstavce" style:family="text">
      <style:text-properties style:font-name="Arial" style:font-name-complex="Arial" fo:font-size="8pt" style:font-size-asian="8pt" style:font-size-complex="8pt"/>
    </style:style>
    <style:style style:name="T22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28" style:parent-style-name="Standardnípísmoodstavce" style:family="text">
      <style:text-properties style:font-name="Arial" style:font-name-complex="Arial" fo:font-size="8pt" style:font-size-asian="8pt" style:font-size-complex="8pt"/>
    </style:style>
    <style:style style:name="P2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30"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231"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232"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233"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23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23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236" style:parent-style-name="Normální" style:family="paragraph">
      <style:paragraph-properties fo:widows="0" fo:orphans="0" style:text-autospace="none" fo:text-align="center" fo:margin-bottom="0in" fo:line-height="100%"/>
    </style:style>
    <style:style style:name="T237" style:parent-style-name="Standardnípísmoodstavce" style:family="text">
      <style:text-properties style:font-name="Arial" style:font-name-complex="Arial" fo:font-size="8pt" style:font-size-asian="8pt" style:font-size-complex="8pt"/>
    </style:style>
    <style:style style:name="T23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39" style:parent-style-name="Standardnípísmoodstavce" style:family="text">
      <style:text-properties style:font-name="Arial" style:font-name-complex="Arial" fo:font-size="8pt" style:font-size-asian="8pt" style:font-size-complex="8pt"/>
    </style:style>
    <style:style style:name="P2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3" style:parent-style-name="Normální" style:family="paragraph">
      <style:paragraph-properties fo:widows="0" fo:orphans="0" style:text-autospace="none" fo:text-align="center" fo:margin-bottom="0in" fo:line-height="100%"/>
    </style:style>
    <style:style style:name="T244" style:parent-style-name="Standardnípísmoodstavce" style:family="text">
      <style:text-properties style:font-name="Arial" style:font-name-complex="Arial" fo:font-size="8pt" style:font-size-asian="8pt" style:font-size-complex="8pt"/>
    </style:style>
    <style:style style:name="T24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46" style:parent-style-name="Standardnípísmoodstavce" style:family="text">
      <style:text-properties style:font-name="Arial" style:font-name-complex="Arial" fo:font-size="8pt" style:font-size-asian="8pt" style:font-size-complex="8pt"/>
    </style:style>
    <style:style style:name="P2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58" style:parent-style-name="Normální" style:family="paragraph">
      <style:paragraph-properties fo:widows="0" fo:orphans="0" style:text-autospace="none" fo:text-align="center" fo:margin-bottom="0in" fo:line-height="100%"/>
    </style:style>
    <style:style style:name="T259" style:parent-style-name="Standardnípísmoodstavce" style:family="text">
      <style:text-properties style:font-name="Arial" style:font-name-complex="Arial" fo:font-size="8pt" style:font-size-asian="8pt" style:font-size-complex="8pt"/>
    </style:style>
    <style:style style:name="T26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61" style:parent-style-name="Standardnípísmoodstavce" style:family="text">
      <style:text-properties style:font-name="Arial" style:font-name-complex="Arial" fo:font-size="8pt" style:font-size-asian="8pt" style:font-size-complex="8pt"/>
    </style:style>
    <style:style style:name="P2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85" style:parent-style-name="Normální" style:family="paragraph">
      <style:paragraph-properties fo:widows="0" fo:orphans="0" style:text-autospace="none" fo:text-align="center" fo:margin-bottom="0in" fo:line-height="100%"/>
    </style:style>
    <style:style style:name="T286" style:parent-style-name="Standardnípísmoodstavce" style:family="text">
      <style:text-properties style:font-name="Arial" style:font-name-complex="Arial" fo:font-size="8pt" style:font-size-asian="8pt" style:font-size-complex="8pt"/>
    </style:style>
    <style:style style:name="T28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88" style:parent-style-name="Standardnípísmoodstavce" style:family="text">
      <style:text-properties style:font-name="Arial" style:font-name-complex="Arial" fo:font-size="8pt" style:font-size-asian="8pt" style:font-size-complex="8pt"/>
    </style:style>
    <style:style style:name="P2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2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296" style:parent-style-name="Normální" style:family="paragraph">
      <style:paragraph-properties fo:widows="0" fo:orphans="0" style:text-autospace="none" fo:text-align="center" fo:margin-bottom="0in" fo:line-height="100%"/>
    </style:style>
    <style:style style:name="T297" style:parent-style-name="Standardnípísmoodstavce" style:family="text">
      <style:text-properties style:font-name="Arial" style:font-name-complex="Arial" fo:font-size="8pt" style:font-size-asian="8pt" style:font-size-complex="8pt"/>
    </style:style>
    <style:style style:name="T29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299" style:parent-style-name="Standardnípísmoodstavce" style:family="text">
      <style:text-properties style:font-name="Arial" style:font-name-complex="Arial" fo:font-size="8pt" style:font-size-asian="8pt" style:font-size-complex="8pt"/>
    </style:style>
    <style:style style:name="P3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0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0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09" style:parent-style-name="Normální" style:family="paragraph">
      <style:paragraph-properties fo:widows="0" fo:orphans="0" style:text-autospace="none" fo:text-align="center" fo:margin-bottom="0in" fo:line-height="100%"/>
    </style:style>
    <style:style style:name="T310" style:parent-style-name="Standardnípísmoodstavce" style:family="text">
      <style:text-properties style:font-name="Arial" style:font-name-complex="Arial" fo:font-size="8pt" style:font-size-asian="8pt" style:font-size-complex="8pt"/>
    </style:style>
    <style:style style:name="T31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12" style:parent-style-name="Standardnípísmoodstavce" style:family="text">
      <style:text-properties style:font-name="Arial" style:font-name-complex="Arial" fo:font-size="8pt" style:font-size-asian="8pt" style:font-size-complex="8pt"/>
    </style:style>
    <style:style style:name="P3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15"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1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4" style:parent-style-name="Normální" style:family="paragraph">
      <style:paragraph-properties fo:widows="0" fo:orphans="0" style:text-autospace="none" fo:text-align="center" fo:margin-bottom="0in" fo:line-height="100%"/>
    </style:style>
    <style:style style:name="T325" style:parent-style-name="Standardnípísmoodstavce" style:family="text">
      <style:text-properties style:font-name="Arial" style:font-name-complex="Arial" fo:font-size="8pt" style:font-size-asian="8pt" style:font-size-complex="8pt"/>
    </style:style>
    <style:style style:name="T32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27" style:parent-style-name="Standardnípísmoodstavce" style:family="text">
      <style:text-properties style:font-name="Arial" style:font-name-complex="Arial" fo:font-size="8pt" style:font-size-asian="8pt" style:font-size-complex="8pt"/>
    </style:style>
    <style:style style:name="P3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2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3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3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35" style:parent-style-name="Normální" style:family="paragraph">
      <style:paragraph-properties fo:widows="0" fo:orphans="0" style:text-autospace="none" fo:text-align="center" fo:margin-bottom="0in" fo:line-height="100%"/>
    </style:style>
    <style:style style:name="T336" style:parent-style-name="Standardnípísmoodstavce" style:family="text">
      <style:text-properties style:font-name="Arial" style:font-name-complex="Arial" fo:font-size="8pt" style:font-size-asian="8pt" style:font-size-complex="8pt"/>
    </style:style>
    <style:style style:name="T33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38" style:parent-style-name="Standardnípísmoodstavce" style:family="text">
      <style:text-properties style:font-name="Arial" style:font-name-complex="Arial" fo:font-size="8pt" style:font-size-asian="8pt" style:font-size-complex="8pt"/>
    </style:style>
    <style:style style:name="P3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40"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41"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4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46" style:parent-style-name="Normální" style:family="paragraph">
      <style:paragraph-properties fo:widows="0" fo:orphans="0" style:text-autospace="none" fo:text-align="center" fo:margin-bottom="0in" fo:line-height="100%"/>
    </style:style>
    <style:style style:name="T347" style:parent-style-name="Standardnípísmoodstavce" style:family="text">
      <style:text-properties style:font-name="Arial" style:font-name-complex="Arial" fo:font-size="8pt" style:font-size-asian="8pt" style:font-size-complex="8pt"/>
    </style:style>
    <style:style style:name="T34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49" style:parent-style-name="Standardnípísmoodstavce" style:family="text">
      <style:text-properties style:font-name="Arial" style:font-name-complex="Arial" fo:font-size="8pt" style:font-size-asian="8pt" style:font-size-complex="8pt"/>
    </style:style>
    <style:style style:name="P3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5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5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5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3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6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8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3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8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38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385" style:parent-style-name="Normální" style:family="paragraph">
      <style:paragraph-properties fo:widows="0" fo:orphans="0" style:text-autospace="none" fo:text-align="justify" fo:margin-bottom="0in" fo:line-height="100%"/>
    </style:style>
    <style:style style:name="T386" style:parent-style-name="Standardnípísmoodstavce" style:family="text">
      <style:text-properties style:font-name="Arial" style:font-name-complex="Arial" fo:font-size="8pt" style:font-size-asian="8pt" style:font-size-complex="8pt"/>
    </style:style>
    <style:style style:name="T387" style:parent-style-name="Standardnípísmoodstavce" style:family="text">
      <style:text-properties style:font-name="Arial" style:font-name-complex="Arial" fo:font-size="8pt" style:font-size-asian="8pt" style:font-size-complex="8pt"/>
    </style:style>
    <style:style style:name="T388" style:parent-style-name="Standardnípísmoodstavce" style:family="text">
      <style:text-properties style:font-name="Arial" style:font-name-complex="Arial" style:text-position="super 62.5%" fo:font-size="8pt" style:font-size-asian="8pt" style:font-size-complex="8pt"/>
    </style:style>
    <style:style style:name="T389" style:parent-style-name="Standardnípísmoodstavce" style:family="text">
      <style:text-properties style:font-name="Arial" style:font-name-complex="Arial" fo:font-size="8pt" style:font-size-asian="8pt" style:font-size-complex="8pt"/>
    </style:style>
    <style:style style:name="T390" style:parent-style-name="Standardnípísmoodstavce" style:family="text">
      <style:text-properties style:font-name="Arial" style:font-name-complex="Arial" fo:font-size="8pt" style:font-size-asian="8pt" style:font-size-complex="8pt"/>
    </style:style>
    <style:style style:name="T391" style:parent-style-name="Standardnípísmoodstavce" style:family="text">
      <style:text-properties style:font-name="Arial" style:font-name-complex="Arial" fo:font-size="8pt" style:font-size-asian="8pt" style:font-size-complex="8pt"/>
    </style:style>
    <style:style style:name="P3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3" style:parent-style-name="Normální" style:family="paragraph">
      <style:paragraph-properties fo:widows="0" fo:orphans="0" style:text-autospace="none" fo:text-align="center" fo:margin-bottom="0in" fo:line-height="100%"/>
    </style:style>
    <style:style style:name="T394" style:parent-style-name="Standardnípísmoodstavce" style:family="text">
      <style:text-properties style:font-name="Arial" style:font-name-complex="Arial" fo:font-size="8pt" style:font-size-asian="8pt" style:font-size-complex="8pt"/>
    </style:style>
    <style:style style:name="T39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396" style:parent-style-name="Standardnípísmoodstavce" style:family="text">
      <style:text-properties style:font-name="Arial" style:font-name-complex="Arial" fo:font-size="8pt" style:font-size-asian="8pt" style:font-size-complex="8pt"/>
    </style:style>
    <style:style style:name="P39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3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3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00" style:parent-style-name="Normální" style:family="paragraph">
      <style:paragraph-properties fo:widows="0" fo:orphans="0" style:text-autospace="none" fo:text-align="center" fo:margin-bottom="0in" fo:line-height="100%"/>
    </style:style>
    <style:style style:name="T401" style:parent-style-name="Standardnípísmoodstavce" style:family="text">
      <style:text-properties style:font-name="Arial" style:font-name-complex="Arial" fo:font-size="8pt" style:font-size-asian="8pt" style:font-size-complex="8pt"/>
    </style:style>
    <style:style style:name="T40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03" style:parent-style-name="Standardnípísmoodstavce" style:family="text">
      <style:text-properties style:font-name="Arial" style:font-name-complex="Arial" fo:font-size="8pt" style:font-size-asian="8pt" style:font-size-complex="8pt"/>
    </style:style>
    <style:style style:name="P4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0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0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09"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10"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11" style:parent-style-name="Normální" style:family="paragraph">
      <style:paragraph-properties fo:widows="0" fo:orphans="0" style:text-autospace="none" fo:text-align="center" fo:margin-bottom="0in" fo:line-height="100%"/>
    </style:style>
    <style:style style:name="T412" style:parent-style-name="Standardnípísmoodstavce" style:family="text">
      <style:text-properties style:font-name="Arial" style:font-name-complex="Arial" fo:font-size="8pt" style:font-size-asian="8pt" style:font-size-complex="8pt"/>
    </style:style>
    <style:style style:name="T41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14" style:parent-style-name="Standardnípísmoodstavce" style:family="text">
      <style:text-properties style:font-name="Arial" style:font-name-complex="Arial" fo:font-size="8pt" style:font-size-asian="8pt" style:font-size-complex="8pt"/>
    </style:style>
    <style:style style:name="P4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1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1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1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0"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4"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6"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43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3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3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40" style:parent-style-name="Normální" style:family="paragraph">
      <style:paragraph-properties fo:widows="0" fo:orphans="0" style:text-autospace="none" fo:text-align="center" fo:margin-bottom="0in" fo:line-height="100%"/>
    </style:style>
    <style:style style:name="T441" style:parent-style-name="Standardnípísmoodstavce" style:family="text">
      <style:text-properties style:font-name="Arial" style:font-name-complex="Arial" fo:font-size="8pt" style:font-size-asian="8pt" style:font-size-complex="8pt"/>
    </style:style>
    <style:style style:name="T44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43" style:parent-style-name="Standardnípísmoodstavce" style:family="text">
      <style:text-properties style:font-name="Arial" style:font-name-complex="Arial" fo:font-size="8pt" style:font-size-asian="8pt" style:font-size-complex="8pt"/>
    </style:style>
    <style:style style:name="P4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45"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46"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5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5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8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91" style:parent-style-name="Normální" style:family="paragraph">
      <style:paragraph-properties fo:widows="0" fo:orphans="0" style:text-autospace="none" fo:text-align="center" fo:margin-bottom="0in" fo:line-height="100%"/>
    </style:style>
    <style:style style:name="T492" style:parent-style-name="Standardnípísmoodstavce" style:family="text">
      <style:text-properties style:font-name="Arial" style:font-name-complex="Arial" fo:font-size="8pt" style:font-size-asian="8pt" style:font-size-complex="8pt"/>
    </style:style>
    <style:style style:name="T49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494" style:parent-style-name="Standardnípísmoodstavce" style:family="text">
      <style:text-properties style:font-name="Arial" style:font-name-complex="Arial" fo:font-size="8pt" style:font-size-asian="8pt" style:font-size-complex="8pt"/>
    </style:style>
    <style:style style:name="P49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49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497"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4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49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0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0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1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16" style:parent-style-name="Normální" style:family="paragraph">
      <style:paragraph-properties fo:widows="0" fo:orphans="0" style:text-autospace="none" fo:text-align="center" fo:margin-bottom="0in" fo:line-height="100%"/>
    </style:style>
    <style:style style:name="T517" style:parent-style-name="Standardnípísmoodstavce" style:family="text">
      <style:text-properties style:font-name="Arial" style:font-name-complex="Arial" fo:font-size="8pt" style:font-size-asian="8pt" style:font-size-complex="8pt"/>
    </style:style>
    <style:style style:name="T51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19" style:parent-style-name="Standardnípísmoodstavce" style:family="text">
      <style:text-properties style:font-name="Arial" style:font-name-complex="Arial" fo:font-size="8pt" style:font-size-asian="8pt" style:font-size-complex="8pt"/>
    </style:style>
    <style:style style:name="P5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2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28" style:parent-style-name="Normální" style:family="paragraph">
      <style:paragraph-properties fo:widows="0" fo:orphans="0" style:text-autospace="none" fo:text-align="justify" fo:margin-bottom="0in" fo:line-height="100%"/>
    </style:style>
    <style:style style:name="T529" style:parent-style-name="Standardnípísmoodstavce" style:family="text">
      <style:text-properties style:font-name="Arial" style:font-name-complex="Arial" fo:font-size="8pt" style:font-size-asian="8pt" style:font-size-complex="8pt"/>
    </style:style>
    <style:style style:name="T53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31" style:parent-style-name="Standardnípísmoodstavce" style:family="text">
      <style:text-properties style:font-name="Arial" style:font-name-complex="Arial" fo:font-size="8pt" style:font-size-asian="8pt" style:font-size-complex="8pt"/>
    </style:style>
    <style:style style:name="P5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33" style:parent-style-name="Normální" style:family="paragraph">
      <style:paragraph-properties fo:widows="0" fo:orphans="0" style:text-autospace="none" fo:text-align="justify" fo:margin-bottom="0in" fo:line-height="100%"/>
    </style:style>
    <style:style style:name="T534" style:parent-style-name="Standardnípísmoodstavce" style:family="text">
      <style:text-properties style:font-name="Arial" style:font-name-complex="Arial" fo:font-size="8pt" style:font-size-asian="8pt" style:font-size-complex="8pt"/>
    </style:style>
    <style:style style:name="T53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36" style:parent-style-name="Standardnípísmoodstavce" style:family="text">
      <style:text-properties style:font-name="Arial" style:font-name-complex="Arial" fo:font-size="8pt" style:font-size-asian="8pt" style:font-size-complex="8pt"/>
    </style:style>
    <style:style style:name="T53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38" style:parent-style-name="Standardnípísmoodstavce" style:family="text">
      <style:text-properties style:font-name="Arial" style:font-name-complex="Arial" fo:font-size="8pt" style:font-size-asian="8pt" style:font-size-complex="8pt"/>
    </style:style>
    <style:style style:name="T53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40" style:parent-style-name="Standardnípísmoodstavce" style:family="text">
      <style:text-properties style:font-name="Arial" style:font-name-complex="Arial" fo:font-size="8pt" style:font-size-asian="8pt" style:font-size-complex="8pt"/>
    </style:style>
    <style:style style:name="P5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42" style:parent-style-name="Normální" style:family="paragraph">
      <style:paragraph-properties fo:widows="0" fo:orphans="0" style:text-autospace="none" fo:text-align="center" fo:margin-bottom="0in" fo:line-height="100%"/>
    </style:style>
    <style:style style:name="T543" style:parent-style-name="Standardnípísmoodstavce" style:family="text">
      <style:text-properties style:font-name="Arial" style:font-name-complex="Arial" fo:font-size="8pt" style:font-size-asian="8pt" style:font-size-complex="8pt"/>
    </style:style>
    <style:style style:name="T54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45" style:parent-style-name="Standardnípísmoodstavce" style:family="text">
      <style:text-properties style:font-name="Arial" style:font-name-complex="Arial" fo:font-size="8pt" style:font-size-asian="8pt" style:font-size-complex="8pt"/>
    </style:style>
    <style:style style:name="P5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4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4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5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5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53" style:parent-style-name="Normální" style:family="paragraph">
      <style:paragraph-properties fo:widows="0" fo:orphans="0" style:text-autospace="none" fo:text-align="justify" fo:margin-bottom="0in" fo:line-height="100%"/>
    </style:style>
    <style:style style:name="T554" style:parent-style-name="Standardnípísmoodstavce" style:family="text">
      <style:text-properties style:font-name="Arial" style:font-name-complex="Arial" fo:font-size="8pt" style:font-size-asian="8pt" style:font-size-complex="8pt"/>
    </style:style>
    <style:style style:name="T555" style:parent-style-name="Standardnípísmoodstavce" style:family="text">
      <style:text-properties style:font-name="Arial" style:font-name-complex="Arial" fo:font-size="8pt" style:font-size-asian="8pt" style:font-size-complex="8pt"/>
    </style:style>
    <style:style style:name="T55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57" style:parent-style-name="Standardnípísmoodstavce" style:family="text">
      <style:text-properties style:font-name="Arial" style:font-name-complex="Arial" fo:font-size="8pt" style:font-size-asian="8pt" style:font-size-complex="8pt"/>
    </style:style>
    <style:style style:name="P55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5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56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6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6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5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67"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568"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56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73"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574"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575"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576"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577" style:parent-style-name="Normální" style:family="paragraph">
      <style:paragraph-properties fo:widows="0" fo:orphans="0" style:text-autospace="none" fo:text-align="center" fo:margin-bottom="0in" fo:line-height="100%"/>
    </style:style>
    <style:style style:name="T578" style:parent-style-name="Standardnípísmoodstavce" style:family="text">
      <style:text-properties style:font-name="Arial" style:font-name-complex="Arial" fo:font-size="8pt" style:font-size-asian="8pt" style:font-size-complex="8pt"/>
    </style:style>
    <style:style style:name="T57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0" style:parent-style-name="Standardnípísmoodstavce" style:family="text">
      <style:text-properties style:font-name="Arial" style:font-name-complex="Arial" fo:font-size="8pt" style:font-size-asian="8pt" style:font-size-complex="8pt"/>
    </style:style>
    <style:style style:name="P5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82" style:parent-style-name="Normální" style:family="paragraph">
      <style:paragraph-properties fo:widows="0" fo:orphans="0" style:text-autospace="none" fo:text-align="justify" fo:margin-bottom="0in" fo:line-height="100%"/>
    </style:style>
    <style:style style:name="T583" style:parent-style-name="Standardnípísmoodstavce" style:family="text">
      <style:text-properties style:font-name="Arial" style:font-name-complex="Arial" fo:font-size="8pt" style:font-size-asian="8pt" style:font-size-complex="8pt"/>
    </style:style>
    <style:style style:name="T584" style:parent-style-name="Standardnípísmoodstavce" style:family="text">
      <style:text-properties style:font-name="Arial" style:font-name-complex="Arial" fo:font-size="8pt" style:font-size-asian="8pt" style:font-size-complex="8pt"/>
    </style:style>
    <style:style style:name="T585"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6" style:parent-style-name="Standardnípísmoodstavce" style:family="text">
      <style:text-properties style:font-name="Arial" style:font-name-complex="Arial" fo:font-size="8pt" style:font-size-asian="8pt" style:font-size-complex="8pt"/>
    </style:style>
    <style:style style:name="T587"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588" style:parent-style-name="Standardnípísmoodstavce" style:family="text">
      <style:text-properties style:font-name="Arial" style:font-name-complex="Arial" fo:font-size="8pt" style:font-size-asian="8pt" style:font-size-complex="8pt"/>
    </style:style>
    <style:style style:name="T589" style:parent-style-name="Standardnípísmoodstavce" style:family="text">
      <style:text-properties style:font-name="Arial" style:font-name-complex="Arial" fo:font-size="8pt" style:font-size-asian="8pt" style:font-size-complex="8pt"/>
    </style:style>
    <style:style style:name="P5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5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5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1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6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62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6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2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3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33"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634"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635"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636"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637" style:parent-style-name="Normální" style:family="paragraph">
      <style:paragraph-properties fo:widows="0" fo:orphans="0" style:text-autospace="none" fo:text-align="center" fo:margin-bottom="0in" fo:line-height="100%"/>
    </style:style>
    <style:style style:name="T638" style:parent-style-name="Standardnípísmoodstavce" style:family="text">
      <style:text-properties style:font-name="Arial" style:font-name-complex="Arial" fo:font-size="8pt" style:font-size-asian="8pt" style:font-size-complex="8pt"/>
    </style:style>
    <style:style style:name="T639"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640" style:parent-style-name="Standardnípísmoodstavce" style:family="text">
      <style:text-properties style:font-name="Arial" style:font-name-complex="Arial" fo:font-size="8pt" style:font-size-asian="8pt" style:font-size-complex="8pt"/>
    </style:style>
    <style:style style:name="P64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58"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659"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660"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661"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662"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6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6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2" style:parent-style-name="Normální" style:family="paragraph">
      <style:paragraph-properties fo:widows="0" fo:orphans="0" style:text-autospace="none" fo:text-align="justify" fo:margin-bottom="0in" fo:line-height="100%"/>
    </style:style>
    <style:style style:name="T673" style:parent-style-name="Standardnípísmoodstavce" style:family="text">
      <style:text-properties style:font-name="Arial" style:font-name-complex="Arial" fo:font-size="8pt" style:font-size-asian="8pt" style:font-size-complex="8pt"/>
    </style:style>
    <style:style style:name="T674" style:parent-style-name="Standardnípísmoodstavce" style:family="text">
      <style:text-properties style:font-name="Arial" style:font-name-complex="Arial" style:text-position="super 62.5%" fo:font-size="8pt" style:font-size-asian="8pt" style:font-size-complex="8pt"/>
    </style:style>
    <style:style style:name="T675" style:parent-style-name="Standardnípísmoodstavce" style:family="text">
      <style:text-properties style:font-name="Arial" style:font-name-complex="Arial" fo:font-size="8pt" style:font-size-asian="8pt" style:font-size-complex="8pt"/>
    </style:style>
    <style:style style:name="P6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8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69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6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2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2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4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4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5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5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6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6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6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6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6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6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7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7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8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8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9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9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79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79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0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0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1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1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1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0"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1"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2"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4"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6"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28"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29"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30" style:parent-style-name="Normální" style:family="paragraph">
      <style:paragraph-properties fo:widows="0" fo:orphans="0" style:text-autospace="none" fo:text-align="justify" fo:margin-bottom="0in" fo:line-height="100%"/>
    </style:style>
    <style:style style:name="T831" style:parent-style-name="Standardnípísmoodstavce" style:family="text">
      <style:text-properties style:font-name="Arial" style:font-name-complex="Arial" fo:font-size="8pt" style:font-size-asian="8pt" style:font-size-complex="8pt"/>
    </style:style>
    <style:style style:name="T832" style:parent-style-name="Standardnípísmoodstavce" style:family="text">
      <style:text-properties style:font-name="Arial" style:font-name-complex="Arial" fo:font-size="8pt" style:font-size-asian="8pt" style:font-size-complex="8pt"/>
    </style:style>
    <style:style style:name="T833" style:parent-style-name="Standardnípísmoodstavce" style:family="text">
      <style:text-properties style:font-name="Arial" style:font-name-complex="Arial" style:text-position="super 62.5%" fo:font-size="8pt" style:font-size-asian="8pt" style:font-size-complex="8pt"/>
    </style:style>
    <style:style style:name="T834" style:parent-style-name="Standardnípísmoodstavce" style:family="text">
      <style:text-properties style:font-name="Arial" style:font-name-complex="Arial" fo:font-size="8pt" style:font-size-asian="8pt" style:font-size-complex="8pt"/>
    </style:style>
    <style:style style:name="T835" style:parent-style-name="Standardnípísmoodstavce" style:family="text">
      <style:text-properties style:font-name="Arial" style:font-name-complex="Arial" fo:font-size="8pt" style:font-size-asian="8pt" style:font-size-complex="8pt"/>
    </style:style>
    <style:style style:name="P83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37"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838"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839"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840"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84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8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1" style:parent-style-name="Normální" style:family="paragraph">
      <style:paragraph-properties fo:widows="0" fo:orphans="0" style:text-autospace="none" fo:text-align="justify" fo:margin-bottom="0in" fo:line-height="100%"/>
    </style:style>
    <style:style style:name="T852" style:parent-style-name="Standardnípísmoodstavce" style:family="text">
      <style:text-properties style:font-name="Arial" style:font-name-complex="Arial" fo:font-size="8pt" style:font-size-asian="8pt" style:font-size-complex="8pt"/>
    </style:style>
    <style:style style:name="T853" style:parent-style-name="Standardnípísmoodstavce" style:family="text">
      <style:text-properties style:font-name="Arial" style:font-name-complex="Arial" style:text-position="super 62.5%" fo:font-size="8pt" style:font-size-asian="8pt" style:font-size-complex="8pt"/>
    </style:style>
    <style:style style:name="T854" style:parent-style-name="Standardnípísmoodstavce" style:family="text">
      <style:text-properties style:font-name="Arial" style:font-name-complex="Arial" fo:font-size="8pt" style:font-size-asian="8pt" style:font-size-complex="8pt"/>
    </style:style>
    <style:style style:name="P8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56"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857"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858" style:parent-style-name="Normální" style:family="paragraph">
      <style:paragraph-properties fo:widows="0" fo:orphans="0" style:text-autospace="none" fo:text-align="center" fo:margin-bottom="0in" fo:line-height="100%"/>
      <style:text-properties style:font-name="Arial" style:font-name-complex="Arial" fo:font-size="9pt" style:font-size-asian="9pt" style:font-size-complex="9pt"/>
    </style:style>
    <style:style style:name="P859" style:parent-style-name="Normální" style:family="paragraph">
      <style:paragraph-properties fo:widows="0" fo:orphans="0" style:text-autospace="none" fo:margin-bottom="0in" fo:line-height="100%"/>
      <style:text-properties style:font-name="Arial" style:font-name-complex="Arial" fo:font-size="9pt" style:font-size-asian="9pt" style:font-size-complex="9pt"/>
    </style:style>
    <style:style style:name="P860" style:parent-style-name="Normální" style:family="paragraph">
      <style:paragraph-properties fo:widows="0" fo:orphans="0" style:text-autospace="none" fo:text-align="center" fo:margin-bottom="0in" fo:line-height="100%"/>
    </style:style>
    <style:style style:name="T861" style:parent-style-name="Standardnípísmoodstavce" style:family="text">
      <style:text-properties style:font-name="Arial" style:font-name-complex="Arial" fo:font-size="8pt" style:font-size-asian="8pt" style:font-size-complex="8pt"/>
    </style:style>
    <style:style style:name="T86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63" style:parent-style-name="Standardnípísmoodstavce" style:family="text">
      <style:text-properties style:font-name="Arial" style:font-name-complex="Arial" fo:font-size="8pt" style:font-size-asian="8pt" style:font-size-complex="8pt"/>
    </style:style>
    <style:style style:name="P86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6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6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69"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87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1"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7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7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87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7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7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8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88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8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8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88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89" style:parent-style-name="Normální" style:family="paragraph">
      <style:paragraph-properties fo:widows="0" fo:orphans="0" style:text-autospace="none" fo:text-align="center" fo:margin-bottom="0in" fo:line-height="100%"/>
    </style:style>
    <style:style style:name="T890" style:parent-style-name="Standardnípísmoodstavce" style:family="text">
      <style:text-properties style:font-name="Arial" style:font-name-complex="Arial" fo:font-size="8pt" style:font-size-asian="8pt" style:font-size-complex="8pt"/>
    </style:style>
    <style:style style:name="T89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92" style:parent-style-name="Standardnípísmoodstavce" style:family="text">
      <style:text-properties style:font-name="Arial" style:font-name-complex="Arial" fo:font-size="8pt" style:font-size-asian="8pt" style:font-size-complex="8pt"/>
    </style:style>
    <style:style style:name="P89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894" style:parent-style-name="Normální" style:family="paragraph">
      <style:paragraph-properties fo:widows="0" fo:orphans="0" style:text-autospace="none" fo:text-align="justify" fo:margin-bottom="0in" fo:line-height="100%"/>
    </style:style>
    <style:style style:name="T895" style:parent-style-name="Standardnípísmoodstavce" style:family="text">
      <style:text-properties style:font-name="Arial" style:font-name-complex="Arial" fo:font-size="8pt" style:font-size-asian="8pt" style:font-size-complex="8pt"/>
    </style:style>
    <style:style style:name="T89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97" style:parent-style-name="Standardnípísmoodstavce" style:family="text">
      <style:text-properties style:font-name="Arial" style:font-name-complex="Arial" fo:font-size="8pt" style:font-size-asian="8pt" style:font-size-complex="8pt"/>
    </style:style>
    <style:style style:name="T89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899" style:parent-style-name="Standardnípísmoodstavce" style:family="text">
      <style:text-properties style:font-name="Arial" style:font-name-complex="Arial" fo:font-size="8pt" style:font-size-asian="8pt" style:font-size-complex="8pt"/>
    </style:style>
    <style:style style:name="T90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1" style:parent-style-name="Standardnípísmoodstavce" style:family="text">
      <style:text-properties style:font-name="Arial" style:font-name-complex="Arial" fo:font-size="8pt" style:font-size-asian="8pt" style:font-size-complex="8pt"/>
    </style:style>
    <style:style style:name="T90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3" style:parent-style-name="Standardnípísmoodstavce" style:family="text">
      <style:text-properties style:font-name="Arial" style:font-name-complex="Arial" fo:font-size="8pt" style:font-size-asian="8pt" style:font-size-complex="8pt"/>
    </style:style>
    <style:style style:name="T904"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5" style:parent-style-name="Standardnípísmoodstavce" style:family="text">
      <style:text-properties style:font-name="Arial" style:font-name-complex="Arial" fo:font-size="8pt" style:font-size-asian="8pt" style:font-size-complex="8pt"/>
    </style:style>
    <style:style style:name="T906"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7" style:parent-style-name="Standardnípísmoodstavce" style:family="text">
      <style:text-properties style:font-name="Arial" style:font-name-complex="Arial" fo:font-size="8pt" style:font-size-asian="8pt" style:font-size-complex="8pt"/>
    </style:style>
    <style:style style:name="T908"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09" style:parent-style-name="Standardnípísmoodstavce" style:family="text">
      <style:text-properties style:font-name="Arial" style:font-name-complex="Arial" fo:font-size="8pt" style:font-size-asian="8pt" style:font-size-complex="8pt"/>
    </style:style>
    <style:style style:name="T910"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1" style:parent-style-name="Standardnípísmoodstavce" style:family="text">
      <style:text-properties style:font-name="Arial" style:font-name-complex="Arial" fo:font-size="8pt" style:font-size-asian="8pt" style:font-size-complex="8pt"/>
    </style:style>
    <style:style style:name="T912"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13" style:parent-style-name="Standardnípísmoodstavce" style:family="text">
      <style:text-properties style:font-name="Arial" style:font-name-complex="Arial" fo:font-size="8pt" style:font-size-asian="8pt" style:font-size-complex="8pt"/>
    </style:style>
    <style:style style:name="P91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1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1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17"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1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1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2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21" style:parent-style-name="Normální" style:family="paragraph">
      <style:paragraph-properties fo:widows="0" fo:orphans="0" style:text-autospace="none" fo:text-align="center" fo:margin-bottom="0in" fo:line-height="100%"/>
    </style:style>
    <style:style style:name="T922" style:parent-style-name="Standardnípísmoodstavce" style:family="text">
      <style:text-properties style:font-name="Arial" style:font-name-complex="Arial" fo:font-size="8pt" style:font-size-asian="8pt" style:font-size-complex="8pt"/>
    </style:style>
    <style:style style:name="T923"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24" style:parent-style-name="Standardnípísmoodstavce" style:family="text">
      <style:text-properties style:font-name="Arial" style:font-name-complex="Arial" fo:font-size="8pt" style:font-size-asian="8pt" style:font-size-complex="8pt"/>
    </style:style>
    <style:style style:name="P92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26"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27"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28"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29" style:parent-style-name="Normální" style:family="paragraph">
      <style:paragraph-properties fo:widows="0" fo:orphans="0" style:text-autospace="none" fo:text-align="center" fo:margin-bottom="0in" fo:line-height="100%"/>
    </style:style>
    <style:style style:name="T930" style:parent-style-name="Standardnípísmoodstavce" style:family="text">
      <style:text-properties style:font-name="Arial" style:font-name-complex="Arial" fo:font-size="8pt" style:font-size-asian="8pt" style:font-size-complex="8pt"/>
    </style:style>
    <style:style style:name="T931" style:parent-style-name="Standardnípísmoodstavce" style:family="text">
      <style:text-properties style:font-name="Arial" style:font-name-complex="Arial" fo:color="#0000FF" fo:font-size="8pt" style:font-size-asian="8pt" style:font-size-complex="8pt" style:text-underline-type="single" style:text-underline-style="solid" style:text-underline-width="auto" style:text-underline-mode="continuous"/>
    </style:style>
    <style:style style:name="T932" style:parent-style-name="Standardnípísmoodstavce" style:family="text">
      <style:text-properties style:font-name="Arial" style:font-name-complex="Arial" fo:font-size="8pt" style:font-size-asian="8pt" style:font-size-complex="8pt"/>
    </style:style>
    <style:style style:name="P933"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34"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35"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36"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37"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3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3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4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1"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42"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3"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44"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5"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4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7" style:parent-style-name="Normální" style:family="paragraph">
      <style:paragraph-properties fo:widows="0" fo:orphans="0" style:text-autospace="none" fo:text-align="center" fo:margin-bottom="0in" fo:line-height="100%"/>
      <style:text-properties style:font-name="Arial" style:font-name-complex="Arial" fo:font-size="8pt" style:font-size-asian="8pt" style:font-size-complex="8pt"/>
    </style:style>
    <style:style style:name="P948"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49" style:parent-style-name="Normální" style:family="paragraph">
      <style:paragraph-properties fo:widows="0" fo:orphans="0" style:text-autospace="none" fo:text-align="justify" fo:margin-bottom="0in" fo:line-height="100%"/>
      <style:text-properties style:font-name="Arial" style:font-name-complex="Arial" fo:font-size="8pt" style:font-size-asian="8pt" style:font-size-complex="8pt"/>
    </style:style>
    <style:style style:name="P950"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1"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52"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53" style:parent-style-name="Normální" style:family="paragraph">
      <style:paragraph-properties fo:widows="0" fo:orphans="0" style:text-autospace="none" fo:text-align="center" fo:margin-bottom="0in" fo:line-height="100%"/>
      <style:text-properties style:font-name="Arial" style:font-name-complex="Arial" fo:font-weight="bold" style:font-weight-asian="bold" style:font-weight-complex="bold" fo:font-size="8pt" style:font-size-asian="8pt" style:font-size-complex="8pt"/>
    </style:style>
    <style:style style:name="P954" style:parent-style-name="Normální" style:family="paragraph">
      <style:paragraph-properties fo:widows="0" fo:orphans="0" style:text-autospace="none" fo:margin-bottom="0in" fo:line-height="100%"/>
      <style:text-properties style:font-name="Arial" style:font-name-complex="Arial" fo:font-weight="bold" style:font-weight-asian="bold" style:font-weight-complex="bold" fo:font-size="8pt" style:font-size-asian="8pt" style:font-size-complex="8pt"/>
    </style:style>
    <style:style style:name="P955"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6"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7" style:parent-style-name="Normální" style:family="paragraph">
      <style:paragraph-properties fo:widows="0" fo:orphans="0" style:text-autospace="none" fo:margin-bottom="0in" fo:line-height="100%"/>
      <style:text-properties style:font-name="Arial" style:font-name-complex="Arial" fo:font-size="8pt" style:font-size-asian="8pt" style:font-size-complex="8pt"/>
    </style:style>
    <style:style style:name="P958" style:parent-style-name="Normální" style:family="paragraph">
      <style:paragraph-properties fo:widows="0" fo:orphans="0" style:text-autospace="none" fo:text-align="justify" fo:margin-bottom="0in" fo:line-height="100%"/>
    </style:style>
    <style:style style:name="T959" style:parent-style-name="Standardnípísmoodstavce" style:family="text">
      <style:text-properties style:font-name="Arial" style:font-name-complex="Arial" fo:font-size="7pt" style:font-size-asian="7pt" style:font-size-complex="7pt"/>
    </style:style>
    <style:style style:name="T960"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6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62" style:parent-style-name="Standardnípísmoodstavce" style:family="text">
      <style:text-properties style:font-name="Arial" style:font-name-complex="Arial" fo:font-size="7pt" style:font-size-asian="7pt" style:font-size-complex="7pt"/>
    </style:style>
    <style:style style:name="P963"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964" style:parent-style-name="Normální" style:family="paragraph">
      <style:paragraph-properties fo:widows="0" fo:orphans="0" style:text-autospace="none" fo:text-align="justify" fo:margin-bottom="0in" fo:line-height="100%"/>
    </style:style>
    <style:style style:name="T965" style:parent-style-name="Standardnípísmoodstavce" style:family="text">
      <style:text-properties style:font-name="Arial" style:font-name-complex="Arial" fo:font-size="7pt" style:font-size-asian="7pt" style:font-size-complex="7pt"/>
    </style:style>
    <style:style style:name="T966"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67" style:parent-style-name="Standardnípísmoodstavce" style:family="text">
      <style:text-properties style:font-name="Arial" style:font-name-complex="Arial" fo:font-size="7pt" style:font-size-asian="7pt" style:font-size-complex="7pt"/>
    </style:style>
    <style:style style:name="P968"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969" style:parent-style-name="Normální" style:family="paragraph">
      <style:paragraph-properties fo:widows="0" fo:orphans="0" style:text-autospace="none" fo:text-align="justify" fo:margin-bottom="0in" fo:line-height="100%"/>
    </style:style>
    <style:style style:name="T970" style:parent-style-name="Standardnípísmoodstavce" style:family="text">
      <style:text-properties style:font-name="Arial" style:font-name-complex="Arial" fo:font-size="7pt" style:font-size-asian="7pt" style:font-size-complex="7pt"/>
    </style:style>
    <style:style style:name="T97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72" style:parent-style-name="Standardnípísmoodstavce" style:family="text">
      <style:text-properties style:font-name="Arial" style:font-name-complex="Arial" fo:font-size="7pt" style:font-size-asian="7pt" style:font-size-complex="7pt"/>
    </style:style>
    <style:style style:name="T97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74" style:parent-style-name="Standardnípísmoodstavce" style:family="text">
      <style:text-properties style:font-name="Arial" style:font-name-complex="Arial" fo:font-size="7pt" style:font-size-asian="7pt" style:font-size-complex="7pt"/>
    </style:style>
    <style:style style:name="T975"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76" style:parent-style-name="Standardnípísmoodstavce" style:family="text">
      <style:text-properties style:font-name="Arial" style:font-name-complex="Arial" fo:font-size="7pt" style:font-size-asian="7pt" style:font-size-complex="7pt"/>
    </style:style>
    <style:style style:name="T97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78" style:parent-style-name="Standardnípísmoodstavce" style:family="text">
      <style:text-properties style:font-name="Arial" style:font-name-complex="Arial" fo:font-size="7pt" style:font-size-asian="7pt" style:font-size-complex="7pt"/>
    </style:style>
    <style:style style:name="T97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80" style:parent-style-name="Standardnípísmoodstavce" style:family="text">
      <style:text-properties style:font-name="Arial" style:font-name-complex="Arial" fo:font-size="7pt" style:font-size-asian="7pt" style:font-size-complex="7pt"/>
    </style:style>
    <style:style style:name="T98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82" style:parent-style-name="Standardnípísmoodstavce" style:family="text">
      <style:text-properties style:font-name="Arial" style:font-name-complex="Arial" fo:font-size="7pt" style:font-size-asian="7pt" style:font-size-complex="7pt"/>
    </style:style>
    <style:style style:name="T98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84" style:parent-style-name="Standardnípísmoodstavce" style:family="text">
      <style:text-properties style:font-name="Arial" style:font-name-complex="Arial" fo:font-size="7pt" style:font-size-asian="7pt" style:font-size-complex="7pt"/>
    </style:style>
    <style:style style:name="T985"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86" style:parent-style-name="Standardnípísmoodstavce" style:family="text">
      <style:text-properties style:font-name="Arial" style:font-name-complex="Arial" fo:font-size="7pt" style:font-size-asian="7pt" style:font-size-complex="7pt"/>
    </style:style>
    <style:style style:name="T98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88" style:parent-style-name="Standardnípísmoodstavce" style:family="text">
      <style:text-properties style:font-name="Arial" style:font-name-complex="Arial" fo:font-size="7pt" style:font-size-asian="7pt" style:font-size-complex="7pt"/>
    </style:style>
    <style:style style:name="T98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90" style:parent-style-name="Standardnípísmoodstavce" style:family="text">
      <style:text-properties style:font-name="Arial" style:font-name-complex="Arial" fo:font-size="7pt" style:font-size-asian="7pt" style:font-size-complex="7pt"/>
    </style:style>
    <style:style style:name="P99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992" style:parent-style-name="Normální" style:family="paragraph">
      <style:paragraph-properties fo:widows="0" fo:orphans="0" style:text-autospace="none" fo:text-align="justify" fo:margin-bottom="0in" fo:line-height="100%"/>
    </style:style>
    <style:style style:name="T993" style:parent-style-name="Standardnípísmoodstavce" style:family="text">
      <style:text-properties style:font-name="Arial" style:font-name-complex="Arial" fo:font-size="7pt" style:font-size-asian="7pt" style:font-size-complex="7pt"/>
    </style:style>
    <style:style style:name="T99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995" style:parent-style-name="Standardnípísmoodstavce" style:family="text">
      <style:text-properties style:font-name="Arial" style:font-name-complex="Arial" fo:font-size="7pt" style:font-size-asian="7pt" style:font-size-complex="7pt"/>
    </style:style>
    <style:style style:name="P99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997" style:parent-style-name="Normální" style:family="paragraph">
      <style:paragraph-properties fo:widows="0" fo:orphans="0" style:text-autospace="none" fo:text-align="justify" fo:margin-bottom="0in" fo:line-height="100%"/>
    </style:style>
    <style:style style:name="T998" style:parent-style-name="Standardnípísmoodstavce" style:family="text">
      <style:text-properties style:font-name="Arial" style:font-name-complex="Arial" fo:font-size="7pt" style:font-size-asian="7pt" style:font-size-complex="7pt"/>
    </style:style>
    <style:style style:name="T99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00" style:parent-style-name="Standardnípísmoodstavce" style:family="text">
      <style:text-properties style:font-name="Arial" style:font-name-complex="Arial" fo:font-size="7pt" style:font-size-asian="7pt" style:font-size-complex="7pt"/>
    </style:style>
    <style:style style:name="T100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02" style:parent-style-name="Standardnípísmoodstavce" style:family="text">
      <style:text-properties style:font-name="Arial" style:font-name-complex="Arial" fo:font-size="7pt" style:font-size-asian="7pt" style:font-size-complex="7pt"/>
    </style:style>
    <style:style style:name="T100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04" style:parent-style-name="Standardnípísmoodstavce" style:family="text">
      <style:text-properties style:font-name="Arial" style:font-name-complex="Arial" fo:font-size="7pt" style:font-size-asian="7pt" style:font-size-complex="7pt"/>
    </style:style>
    <style:style style:name="P1005"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06" style:parent-style-name="Normální" style:family="paragraph">
      <style:paragraph-properties fo:widows="0" fo:orphans="0" style:text-autospace="none" fo:text-align="justify" fo:margin-bottom="0in" fo:line-height="100%"/>
    </style:style>
    <style:style style:name="T1007" style:parent-style-name="Standardnípísmoodstavce" style:family="text">
      <style:text-properties style:font-name="Arial" style:font-name-complex="Arial" fo:font-size="7pt" style:font-size-asian="7pt" style:font-size-complex="7pt"/>
    </style:style>
    <style:style style:name="T100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09" style:parent-style-name="Standardnípísmoodstavce" style:family="text">
      <style:text-properties style:font-name="Arial" style:font-name-complex="Arial" fo:font-size="7pt" style:font-size-asian="7pt" style:font-size-complex="7pt"/>
    </style:style>
    <style:style style:name="T1010"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11" style:parent-style-name="Standardnípísmoodstavce" style:family="text">
      <style:text-properties style:font-name="Arial" style:font-name-complex="Arial" fo:font-size="7pt" style:font-size-asian="7pt" style:font-size-complex="7pt"/>
    </style:style>
    <style:style style:name="P1012"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13" style:parent-style-name="Normální" style:family="paragraph">
      <style:paragraph-properties fo:widows="0" fo:orphans="0" style:text-autospace="none" fo:text-align="justify" fo:margin-bottom="0in" fo:line-height="100%"/>
    </style:style>
    <style:style style:name="T1014" style:parent-style-name="Standardnípísmoodstavce" style:family="text">
      <style:text-properties style:font-name="Arial" style:font-name-complex="Arial" fo:font-size="7pt" style:font-size-asian="7pt" style:font-size-complex="7pt"/>
    </style:style>
    <style:style style:name="T1015"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16" style:parent-style-name="Standardnípísmoodstavce" style:family="text">
      <style:text-properties style:font-name="Arial" style:font-name-complex="Arial" fo:font-size="7pt" style:font-size-asian="7pt" style:font-size-complex="7pt"/>
    </style:style>
    <style:style style:name="P1017" style:parent-style-name="Normální" style:family="paragraph">
      <style:paragraph-properties fo:widows="0" fo:orphans="0" style:text-autospace="none" fo:text-align="justify" fo:margin-bottom="0in" fo:line-height="100%"/>
      <style:text-properties style:font-name="Arial" style:font-name-complex="Arial" fo:font-size="7pt" style:font-size-asian="7pt" style:font-size-complex="7pt"/>
    </style:style>
    <style:style style:name="P1018" style:parent-style-name="Normální" style:family="paragraph">
      <style:paragraph-properties fo:widows="0" fo:orphans="0" style:text-autospace="none" fo:text-align="justify" fo:margin-bottom="0in" fo:line-height="100%"/>
    </style:style>
    <style:style style:name="T1019" style:parent-style-name="Standardnípísmoodstavce" style:family="text">
      <style:text-properties style:font-name="Arial" style:font-name-complex="Arial" fo:font-size="7pt" style:font-size-asian="7pt" style:font-size-complex="7pt"/>
    </style:style>
    <style:style style:name="T1020"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21" style:parent-style-name="Standardnípísmoodstavce" style:family="text">
      <style:text-properties style:font-name="Arial" style:font-name-complex="Arial" fo:font-size="7pt" style:font-size-asian="7pt" style:font-size-complex="7pt"/>
    </style:style>
    <style:style style:name="T102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23" style:parent-style-name="Standardnípísmoodstavce" style:family="text">
      <style:text-properties style:font-name="Arial" style:font-name-complex="Arial" fo:font-size="7pt" style:font-size-asian="7pt" style:font-size-complex="7pt"/>
    </style:style>
    <style:style style:name="P102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25" style:parent-style-name="Normální" style:family="paragraph">
      <style:paragraph-properties fo:widows="0" fo:orphans="0" style:text-autospace="none" fo:text-align="justify" fo:margin-bottom="0in" fo:line-height="100%"/>
    </style:style>
    <style:style style:name="T1026" style:parent-style-name="Standardnípísmoodstavce" style:family="text">
      <style:text-properties style:font-name="Arial" style:font-name-complex="Arial" fo:font-size="7pt" style:font-size-asian="7pt" style:font-size-complex="7pt"/>
    </style:style>
    <style:style style:name="T102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28" style:parent-style-name="Standardnípísmoodstavce" style:family="text">
      <style:text-properties style:font-name="Arial" style:font-name-complex="Arial" fo:font-size="7pt" style:font-size-asian="7pt" style:font-size-complex="7pt"/>
    </style:style>
    <style:style style:name="T102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30" style:parent-style-name="Standardnípísmoodstavce" style:family="text">
      <style:text-properties style:font-name="Arial" style:font-name-complex="Arial" fo:font-size="7pt" style:font-size-asian="7pt" style:font-size-complex="7pt"/>
    </style:style>
    <style:style style:name="P103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32" style:parent-style-name="Normální" style:family="paragraph">
      <style:paragraph-properties fo:widows="0" fo:orphans="0" style:text-autospace="none" fo:text-align="justify" fo:margin-bottom="0in" fo:line-height="100%"/>
    </style:style>
    <style:style style:name="T1033" style:parent-style-name="Standardnípísmoodstavce" style:family="text">
      <style:text-properties style:font-name="Arial" style:font-name-complex="Arial" fo:font-size="7pt" style:font-size-asian="7pt" style:font-size-complex="7pt"/>
    </style:style>
    <style:style style:name="T103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35" style:parent-style-name="Standardnípísmoodstavce" style:family="text">
      <style:text-properties style:font-name="Arial" style:font-name-complex="Arial" fo:font-size="7pt" style:font-size-asian="7pt" style:font-size-complex="7pt"/>
    </style:style>
    <style:style style:name="T1036"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37" style:parent-style-name="Standardnípísmoodstavce" style:family="text">
      <style:text-properties style:font-name="Arial" style:font-name-complex="Arial" fo:font-size="7pt" style:font-size-asian="7pt" style:font-size-complex="7pt"/>
    </style:style>
    <style:style style:name="T103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39" style:parent-style-name="Standardnípísmoodstavce" style:family="text">
      <style:text-properties style:font-name="Arial" style:font-name-complex="Arial" fo:font-size="7pt" style:font-size-asian="7pt" style:font-size-complex="7pt"/>
    </style:style>
    <style:style style:name="T1040" style:parent-style-name="Standardnípísmoodstavce" style:family="text">
      <style:text-properties style:font-name="Arial" style:font-name-complex="Arial" fo:font-size="7pt" style:font-size-asian="7pt" style:font-size-complex="7pt"/>
    </style:style>
    <style:style style:name="P1041"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42" style:parent-style-name="Normální" style:family="paragraph">
      <style:paragraph-properties fo:widows="0" fo:orphans="0" style:text-autospace="none" fo:text-align="justify" fo:margin-bottom="0in" fo:line-height="100%"/>
    </style:style>
    <style:style style:name="T1043" style:parent-style-name="Standardnípísmoodstavce" style:family="text">
      <style:text-properties style:font-name="Arial" style:font-name-complex="Arial" fo:font-size="7pt" style:font-size-asian="7pt" style:font-size-complex="7pt"/>
    </style:style>
    <style:style style:name="T1044"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45" style:parent-style-name="Standardnípísmoodstavce" style:family="text">
      <style:text-properties style:font-name="Arial" style:font-name-complex="Arial" fo:font-size="7pt" style:font-size-asian="7pt" style:font-size-complex="7pt"/>
    </style:style>
    <style:style style:name="P1046"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47" style:parent-style-name="Normální" style:family="paragraph">
      <style:paragraph-properties fo:widows="0" fo:orphans="0" style:text-autospace="none" fo:text-align="justify" fo:margin-bottom="0in" fo:line-height="100%"/>
    </style:style>
    <style:style style:name="T1048" style:parent-style-name="Standardnípísmoodstavce" style:family="text">
      <style:text-properties style:font-name="Arial" style:font-name-complex="Arial" fo:font-size="7pt" style:font-size-asian="7pt" style:font-size-complex="7pt"/>
    </style:style>
    <style:style style:name="T1049"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50" style:parent-style-name="Standardnípísmoodstavce" style:family="text">
      <style:text-properties style:font-name="Arial" style:font-name-complex="Arial" fo:font-size="7pt" style:font-size-asian="7pt" style:font-size-complex="7pt"/>
    </style:style>
    <style:style style:name="T1051"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52" style:parent-style-name="Standardnípísmoodstavce" style:family="text">
      <style:text-properties style:font-name="Arial" style:font-name-complex="Arial" fo:font-size="7pt" style:font-size-asian="7pt" style:font-size-complex="7pt"/>
    </style:style>
    <style:style style:name="P1053"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54" style:parent-style-name="Normální" style:family="paragraph">
      <style:paragraph-properties fo:widows="0" fo:orphans="0" style:text-autospace="none" fo:text-align="justify" fo:margin-bottom="0in" fo:line-height="100%"/>
    </style:style>
    <style:style style:name="T1055" style:parent-style-name="Standardnípísmoodstavce" style:family="text">
      <style:text-properties style:font-name="Arial" style:font-name-complex="Arial" fo:font-size="7pt" style:font-size-asian="7pt" style:font-size-complex="7pt"/>
    </style:style>
    <style:style style:name="T1056"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57" style:parent-style-name="Standardnípísmoodstavce" style:family="text">
      <style:text-properties style:font-name="Arial" style:font-name-complex="Arial" fo:font-size="7pt" style:font-size-asian="7pt" style:font-size-complex="7pt"/>
    </style:style>
    <style:style style:name="T1058" style:parent-style-name="Standardnípísmoodstavce" style:family="text">
      <style:text-properties style:font-name="Arial" style:font-name-complex="Arial" fo:font-size="7pt" style:font-size-asian="7pt" style:font-size-complex="7pt"/>
    </style:style>
    <style:style style:name="P1059"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60" style:parent-style-name="Normální" style:family="paragraph">
      <style:paragraph-properties fo:widows="0" fo:orphans="0" style:text-autospace="none" fo:text-align="justify" fo:margin-bottom="0in" fo:line-height="100%"/>
    </style:style>
    <style:style style:name="T1061" style:parent-style-name="Standardnípísmoodstavce" style:family="text">
      <style:text-properties style:font-name="Arial" style:font-name-complex="Arial" fo:font-size="7pt" style:font-size-asian="7pt" style:font-size-complex="7pt"/>
    </style:style>
    <style:style style:name="T1062"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63" style:parent-style-name="Standardnípísmoodstavce" style:family="text">
      <style:text-properties style:font-name="Arial" style:font-name-complex="Arial" fo:font-size="7pt" style:font-size-asian="7pt" style:font-size-complex="7pt"/>
    </style:style>
    <style:style style:name="P1064"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65" style:parent-style-name="Normální" style:family="paragraph">
      <style:paragraph-properties fo:widows="0" fo:orphans="0" style:text-autospace="none" fo:text-align="justify" fo:margin-bottom="0in" fo:line-height="100%"/>
    </style:style>
    <style:style style:name="T1066" style:parent-style-name="Standardnípísmoodstavce" style:family="text">
      <style:text-properties style:font-name="Arial" style:font-name-complex="Arial" fo:font-size="7pt" style:font-size-asian="7pt" style:font-size-complex="7pt"/>
    </style:style>
    <style:style style:name="T1067"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68"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69" style:parent-style-name="Standardnípísmoodstavce" style:family="text">
      <style:text-properties style:font-name="Arial" style:font-name-complex="Arial" fo:font-size="7pt" style:font-size-asian="7pt" style:font-size-complex="7pt"/>
    </style:style>
    <style:style style:name="P1070" style:parent-style-name="Normální" style:family="paragraph">
      <style:paragraph-properties fo:widows="0" fo:orphans="0" style:text-autospace="none" fo:margin-bottom="0in" fo:line-height="100%"/>
      <style:text-properties style:font-name="Arial" style:font-name-complex="Arial" fo:font-size="7pt" style:font-size-asian="7pt" style:font-size-complex="7pt"/>
    </style:style>
    <style:style style:name="P1071" style:parent-style-name="Normální" style:family="paragraph">
      <style:paragraph-properties fo:widows="0" fo:orphans="0" style:text-autospace="none" fo:text-align="justify" fo:margin-bottom="0in" fo:line-height="100%"/>
    </style:style>
    <style:style style:name="T1072" style:parent-style-name="Standardnípísmoodstavce" style:family="text">
      <style:text-properties style:font-name="Arial" style:font-name-complex="Arial" fo:font-size="7pt" style:font-size-asian="7pt" style:font-size-complex="7pt"/>
    </style:style>
    <style:style style:name="T1073" style:parent-style-name="Standardnípísmoodstavce" style:family="text">
      <style:text-properties style:font-name="Arial" style:font-name-complex="Arial" fo:color="#0000FF" fo:font-size="7pt" style:font-size-asian="7pt" style:font-size-complex="7pt" style:text-underline-type="single" style:text-underline-style="solid" style:text-underline-width="auto" style:text-underline-mode="continuous"/>
    </style:style>
    <style:style style:name="T1074" style:parent-style-name="Standardnípísmoodstavce" style:family="text">
      <style:text-properties style:font-name="Arial" style:font-name-complex="Arial" fo:font-size="7pt" style:font-size-asian="7pt" style:font-size-complex="7pt"/>
    </style:style>
  </office:automatic-styles>
  <office:body>
    <office:text text:use-soft-page-breaks="true">
      <text:p text:style-name="P1">____________________________________________________________</text:p>
      <text:p text:style-name="P2">Systém ASPI - stav k 16.9.2018 do částky 100/2018 Sb. a 26/2018 Sb.m.s. - RA1269</text:p>
      <text:p text:style-name="P3">555/1992 Sb. - o Vězeňské službě a justiční stráži České republiky - poslední stav textu<text:s/></text:p>
      <text:p text:style-name="P4"/>
      <text:p text:style-name="P5">555/1992 Sb.<text:s/></text:p>
      <text:p text:style-name="P6"/>
      <text:p text:style-name="P7">Zákon</text:p>
      <text:p text:style-name="P8"/>
      <text:p text:style-name="P9">České národní rady<text:s/></text:p>
      <text:p text:style-name="P10"/>
      <text:p text:style-name="P11">ze dne 17. listopadu 1992<text:s/></text:p>
      <text:p text:style-name="P12"/>
      <text:p text:style-name="P13">o Vězeňské službě a justiční stráži České republiky<text:s/></text:p>
      <text:p text:style-name="P14"/>
      <text:p text:style-name="P15"><text:span text:style-name="T16">Změna:<text:s/></text:span><text:a xlink:href="aspi://module='ASPI'&amp;link='293/1993%20Sb.%2523'&amp;ucin-k-dni='30.12.9999'" office:target-frame-name="_top" xlink:show="replace"><text:span text:style-name="T17">293/1993 Sb.</text:span></text:a><text:span text:style-name="T18"><text:s/></text:span></text:p>
      <text:p text:style-name="P19"><text:span text:style-name="T20">Změna:<text:s/></text:span><text:a xlink:href="aspi://module='ASPI'&amp;link='169/1999%20Sb.%2523'&amp;ucin-k-dni='30.12.9999'" office:target-frame-name="_top" xlink:show="replace"><text:span text:style-name="T21">169/1999 Sb.</text:span></text:a><text:span text:style-name="T22"><text:s/></text:span></text:p>
      <text:p text:style-name="P23"><text:span text:style-name="T24">Změna:<text:s/></text:span><text:a xlink:href="aspi://module='ASPI'&amp;link='30/2000%20Sb.%2523'&amp;ucin-k-dni='30.12.9999'" office:target-frame-name="_top" xlink:show="replace"><text:span text:style-name="T25">30/2000 Sb.</text:span></text:a><text:span text:style-name="T26">,<text:s/></text:span><text:a xlink:href="aspi://module='ASPI'&amp;link='460/2000%20Sb.%2523'&amp;ucin-k-dni='30.12.9999'" office:target-frame-name="_top" xlink:show="replace"><text:span text:style-name="T27">460/2000 Sb.</text:span></text:a><text:span text:style-name="T28"><text:s/></text:span></text:p>
      <text:p text:style-name="P29"><text:span text:style-name="T30">Změna:<text:s/></text:span><text:a xlink:href="aspi://module='ASPI'&amp;link='436/2003%20Sb.%2523'&amp;ucin-k-dni='30.12.9999'" office:target-frame-name="_top" xlink:show="replace"><text:span text:style-name="T31">436/2003 Sb.</text:span></text:a><text:span text:style-name="T32"><text:s/></text:span></text:p>
      <text:p text:style-name="P33"><text:span text:style-name="T34">Změna:<text:s/></text:span><text:a xlink:href="aspi://module='ASPI'&amp;link='413/2005%20Sb.%2523'&amp;ucin-k-dni='30.12.9999'" office:target-frame-name="_top" xlink:show="replace"><text:span text:style-name="T35">413/2005 Sb.</text:span></text:a><text:span text:style-name="T36"><text:s/></text:span></text:p>
      <text:p text:style-name="P37"><text:span text:style-name="T38">Změna:<text:s/></text:span><text:a xlink:href="aspi://module='ASPI'&amp;link='342/2006%20Sb.%2523'&amp;ucin-k-dni='30.12.9999'" office:target-frame-name="_top" xlink:show="replace"><text:span text:style-name="T39">342/2006 Sb.</text:span></text:a><text:span text:style-name="T40"><text:s/></text:span></text:p>
      <text:p text:style-name="P41"><text:span text:style-name="T42">Změna:<text:s/></text:span><text:a xlink:href="aspi://module='ASPI'&amp;link='362/2003%20Sb.%2523'&amp;ucin-k-dni='30.12.9999'" office:target-frame-name="_top" xlink:show="replace"><text:span text:style-name="T43">362/2003 Sb.</text:span></text:a><text:span text:style-name="T44"><text:s/></text:span></text:p>
      <text:p text:style-name="P45"><text:span text:style-name="T46">Změna:<text:s/></text:span><text:a xlink:href="aspi://module='ASPI'&amp;link='129/2008%20Sb.%2523'&amp;ucin-k-dni='30.12.9999'" office:target-frame-name="_top" xlink:show="replace"><text:span text:style-name="T47">129/2008 Sb.</text:span></text:a><text:span text:style-name="T48">,<text:s/></text:span><text:a xlink:href="aspi://module='ASPI'&amp;link='274/2008%20Sb.%2523'&amp;ucin-k-dni='30.12.9999'" office:target-frame-name="_top" xlink:show="replace"><text:span text:style-name="T49">274/2008 Sb.</text:span></text:a><text:span text:style-name="T50"><text:s/></text:span></text:p>
      <text:p text:style-name="P51"><text:span text:style-name="T52">Změna:<text:s/></text:span><text:a xlink:href="aspi://module='ASPI'&amp;link='227/2009%20Sb.%2523'&amp;ucin-k-dni='30.12.9999'" office:target-frame-name="_top" xlink:show="replace"><text:span text:style-name="T53">227/2009 Sb.</text:span></text:a><text:span text:style-name="T54"><text:s/></text:span></text:p>
      <text:p text:style-name="P55"><text:span text:style-name="T56">Změna:<text:s/></text:span><text:a xlink:href="aspi://module='ASPI'&amp;link='341/2011%20Sb.%2523'&amp;ucin-k-dni='30.12.9999'" office:target-frame-name="_top" xlink:show="replace"><text:span text:style-name="T57">341/2011 Sb.</text:span></text:a><text:span text:style-name="T58">,<text:s/></text:span><text:a xlink:href="aspi://module='ASPI'&amp;link='357/2011%20Sb.%2523'&amp;ucin-k-dni='30.12.9999'" office:target-frame-name="_top" xlink:show="replace"><text:span text:style-name="T59">357/2011 Sb.</text:span></text:a><text:span text:style-name="T60"><text:s/></text:span></text:p>
      <text:p text:style-name="P61"><text:span text:style-name="T62">Změna:<text:s/></text:span><text:a xlink:href="aspi://module='ASPI'&amp;link='375/2011%20Sb.%2523'&amp;ucin-k-dni='30.12.9999'" office:target-frame-name="_top" xlink:show="replace"><text:span text:style-name="T63">375/2011 Sb.</text:span></text:a><text:span text:style-name="T64"><text:s/></text:span></text:p>
      <text:p text:style-name="P65"><text:span text:style-name="T66">Změna:<text:s/></text:span><text:a xlink:href="aspi://module='ASPI'&amp;link='157/2013%20Sb.%2523'&amp;ucin-k-dni='30.12.9999'" office:target-frame-name="_top" xlink:show="replace"><text:span text:style-name="T67">157/2013 Sb.</text:span></text:a><text:span text:style-name="T68"><text:s/></text:span></text:p>
      <text:p text:style-name="P69"><text:span text:style-name="T70">Změna:<text:s/></text:span><text:a xlink:href="aspi://module='ASPI'&amp;link='303/2013%20Sb.%2523'&amp;ucin-k-dni='30.12.9999'" office:target-frame-name="_top" xlink:show="replace"><text:span text:style-name="T71">303/2013 Sb.</text:span></text:a><text:span text:style-name="T72"><text:s/></text:span></text:p>
      <text:p text:style-name="P73"><text:span text:style-name="T74">Změna:<text:s/></text:span><text:a xlink:href="aspi://module='ASPI'&amp;link='65/2017%20Sb.%2523'&amp;ucin-k-dni='30.12.9999'" office:target-frame-name="_top" xlink:show="replace"><text:span text:style-name="T75">65/2017 Sb.</text:span></text:a><text:span text:style-name="T76"><text:s/></text:span></text:p>
      <text:p text:style-name="P77"><text:span text:style-name="T78">Změna:<text:s/></text:span><text:a xlink:href="aspi://module='ASPI'&amp;link='183/2017%20Sb.%2523'&amp;ucin-k-dni='30.12.9999'" office:target-frame-name="_top" xlink:show="replace"><text:span text:style-name="T79">183/2017 Sb.</text:span></text:a><text:span text:style-name="T80"><text:s/></text:span></text:p>
      <text:p text:style-name="P81"><text:span text:style-name="T82">Změna:<text:s/></text:span><text:a xlink:href="aspi://module='ASPI'&amp;link='58/2017%20Sb.%2523'&amp;ucin-k-dni='30.12.9999'" office:target-frame-name="_top" xlink:show="replace"><text:span text:style-name="T83">58/2017 Sb.</text:span></text:a><text:span text:style-name="T84"><text:s/></text:span></text:p>
      <text:p text:style-name="P85"><text:s/></text:p>
      <text:p text:style-name="P86"><text:tab/>Česká národní rada se usnesla na tomto zákoně:<text:s/></text:p>
      <text:p text:style-name="P87"/>
      <text:p text:style-name="P88"><text:span text:style-name="T89">§ 1<text:s/></text:span><text:a xlink:href="aspi://module='LIT'&amp;link='LIT33247CZ%25231'&amp;ucin-k-dni='30.12.9999'" office:target-frame-name="_top" xlink:show="replace"><text:span text:style-name="T90">[DZ]</text:span></text:a><text:span text:style-name="T91"><text:s/></text:span></text:p>
      <text:p text:style-name="P92"/>
      <text:p text:style-name="P93">Úvodní ustanovení<text:s/></text:p>
      <text:p text:style-name="P94"/>
      <text:p text:style-name="P95"><text:tab/>(1) Zřizuje se Vězeňská služba České<text:s/>republiky (dále jen "Vězeňská služba"), která zajišťuje výkon vazby, výkon zabezpečovací detence a výkon trestu odnětí svobody a v rozsahu stanoveném tímto zákonem ochranu pořádku a bezpečnosti při výkonu soudnictví a správě soudů a při činnosti státních<text:s/>zastupitelství a Ministerstva spravedlnosti (dále jen "ministerstvo").<text:s/></text:p>
      <text:p text:style-name="P96"><text:s/></text:p>
      <text:p text:style-name="P97"><text:tab/>(2) Vězeňská služba je ozbrojeným bezpečnostním sborem. Řídí ji generální ředitel Vězeňské služby (dále jen "generální ředitel"), kterého jmenuje a odvolává ministr spravedlnosti (dále jen "ministr"). Generální ředitel odpovídá ministrovi za činnost Vězeňské služby.<text:s/></text:p>
      <text:p text:style-name="P98"><text:s/></text:p>
      <text:p text:style-name="P99"><text:tab/>(3) Vězeňská služba je správním úřadem a účetní jednotkou.1)<text:s/></text:p>
      <text:p text:style-name="P100"><text:s/></text:p>
      <text:p text:style-name="P101"><text:tab/>(4) Organizačními jednotkami Vězeňské služby jsou generální ředitelství, vazební věznice, věznice, ústavy pro výkon zabezpečovací detence, Střední odborné učiliště a Akademie Vězeňské služby. Generální ředitelství zabezpečuje plnění společných úkolů ostatních organizačních jednotek, které metodicky řídí a kontroluje. V čele vazebních věznic, věznic, ústavů pro výkon zabezpečovací detence, Středního odborného učiliště a Akademie Vězeňské služby jsou ředitelé, které jmenuje a odvolává generální ředitel.<text:s/></text:p>
      <text:p text:style-name="P102"><text:s/></text:p>
      <text:p text:style-name="P103"><text:tab/>(5) Vězeňská služba působí na území České republiky, nestanoví-li zvláštní právní předpis nebo vyhlášená mezinárodní smlouva, k jejíž ratifikaci dal Parlament souhlas a jíž je Česká republika vázána, jinak. Za podmínek, v rozsahu a způsobem stanoveným mezinárodní smlouvou je příslušník Vězeňské služby a občanský zaměstnanec Vězeňské služby oprávněn působit<text:s/>na území jiného státu v rámci mírové nebo jiné operace, které se Česká republika účastní na základě rozhodnutí mezinárodní organizace, jíž je Česká republika členem nebo s níž má uzavřeny příslušné mezinárodní smlouvy. Příslušník Vězeňské služby a občanský zaměstnanec Vězeňské služby je oprávněn působit na území jiného státu také na základě rozhodnutí příslušného orgánu nebo instituce Evropské unie, nebo je-li vyslán k plnění úkolů na základě rozhodnutí ministra se souhlasem příslušného orgánu cizího státu<text:s/>nebo na žádost příslušného orgánu cizího státu.<text:s/></text:p>
      <text:p text:style-name="P104"><text:s/></text:p>
      <text:p text:style-name="P105">Hlava první<text:s/></text:p>
      <text:p text:style-name="P106"/>
      <text:p text:style-name="P107">Úkoly, organizace a řízení Vězeňské služby<text:s/></text:p>
      <text:p text:style-name="P108"/>
      <text:p text:style-name="P109"><text:span text:style-name="T110">§ 2<text:s/></text:span><text:a xlink:href="aspi://module='LIT'&amp;link='LIT33247CZ%25232'&amp;ucin-k-dni='30.12.9999'" office:target-frame-name="_top" xlink:show="replace"><text:span text:style-name="T111">[DZ]</text:span></text:a><text:span text:style-name="T112"><text:s/></text:span></text:p>
      <text:p text:style-name="P113"/>
      <text:p text:style-name="P114">Úkoly Vězeňské služby<text:s/></text:p>
      <text:p text:style-name="P115"/>
      <text:p text:style-name="P116"><text:tab/>(1) Vězeňská služba<text:s/></text:p>
      <text:p text:style-name="P117"><text:s/></text:p>
      <text:p text:style-name="P118">a) spravuje a střeží vazební věznice a věznice a odpovídá za dodržování zákonem stanovených podmínek výkonu vazby a<text:s/><text:soft-page-break/>výkonu trestu odnětí svobody,<text:s/></text:p>
      <text:p text:style-name="P119"><text:s/></text:p>
      <text:p text:style-name="P120">b) spravuje a střeží ústavy pro výkon zabezpečovací detence,<text:s/></text:p>
      <text:p text:style-name="P121"><text:s/></text:p>
      <text:p text:style-name="P122">c) střeží, předvádí a eskortuje osoby ve výkonu vazby, ve výkonu zabezpečovací detence a ve výkonu trestu odnětí svobody a eskortuje tyto osoby do výkonu ústavní nebo ochranné výchovy, ústavního ochranného léčení nebo zabezpečovací detence, a to bezprostředně po ukončení výkonu vazby, zabezpečovací<text:s/>detence nebo trestu odnětí svobody,<text:s/></text:p>
      <text:p text:style-name="P123"><text:s/></text:p>
      <text:p text:style-name="P124">d) prostřednictvím programů zacházení soustavně působí na osoby ve výkonu trestu odnětí svobody a obdobně i na některé skupiny osob ve výkonu vazby s cílem vytvořit předpoklady pro jejich řádný způsob života po propuštění,<text:s/></text:p>
      <text:p text:style-name="P125"><text:s/></text:p>
      <text:p text:style-name="P126">e) provádí výzkum v oboru penologie a využívá jeho výsledky a vědecké poznatky při výkonu vazby a při výkonu trestu odnětí svobody,<text:s/></text:p>
      <text:p text:style-name="P127"><text:s/></text:p>
      <text:p text:style-name="P128">f) zajišťuje pořádek a bezpečnost v budovách soudů, státních zastupitelství a ministerstva a v jiných místech jejich činnosti a v rozsahu stanoveném tímto zákonem zajišťuje pořádek a bezpečnost při výkonu pravomoci soudů a státních zastupitelství,<text:s/></text:p>
      <text:p text:style-name="P129"><text:s/></text:p>
      <text:p text:style-name="P130">g) vytváří podmínky pro pracovní a jinou účelnou činnost osob ve výkonu vazby, ve výkonu zabezpečovací detence a ve<text:s/>výkonu trestu odnětí svobody,<text:s/></text:p>
      <text:p text:style-name="P131"><text:s/></text:p>
      <text:p text:style-name="P132">h) provozuje hospodářskou činnost za účelem zaměstnávání osob ve výkonu trestu odnětí svobody, případně i osob ve výkonu vazby,<text:s/></text:p>
      <text:p text:style-name="P133"><text:s/></text:p>
      <text:p text:style-name="P134">i) vede evidenci osob ve výkonu vazby, ve výkonu zabezpečovací detence a ve výkonu trestu odnětí svobody na území České republiky,<text:s/></text:p>
      <text:p text:style-name="P135"><text:s/></text:p>
      <text:p text:style-name="P136">j) plní úkoly, které pro ni vyplývají z vyhlášených mezinárodních smluv, k jejichž ratifikaci dal Parlament souhlas a jimiž je Česká republika vázána,<text:s/></text:p>
      <text:p text:style-name="P137"><text:s/></text:p>
      <text:p text:style-name="P138">k) zabezpečuje vzdělávání příslušníků Vězeňské služby (dále jen "příslušníci") a občanských zaměstnanců Vězeňské služby, které provádí Akademie Vězeňské služby, a vzdělávání osob ve výkonu vazby a ve výkonu trestu odnětí svobody, které provádí Střední odborné učiliště,<text:s/></text:p>
      <text:p text:style-name="P139"><text:s/></text:p>
      <text:p text:style-name="P140">l) poskytuje zdravotní služby ve svých zdravotnických zařízeních osobám ve výkonu vazby, osobám ve výkonu zabezpečovací detence a osobám ve výkonu trestu odnětí svobody, příslušníkům a občanským zaměstnancům Vězeňské služby; v případě potřeby zabezpečuje zdravotní služby u mimovězeňských poskytovatelů zdravotních služeb,<text:s/></text:p>
      <text:p text:style-name="P141"><text:s/></text:p>
      <text:p text:style-name="P142"><text:span text:style-name="T143">m) poskytuje nebo zajišťuje odbornou péči</text:span><text:span text:style-name="T144">10)</text:span><text:span text:style-name="T145"><text:s/>osobám s adiktologickou poruchou, které jsou ve výkonu vazby, trestu odnětí svobody nebo zabezpečovací detence,<text:s/></text:span></text:p>
      <text:p text:style-name="P146"><text:s/></text:p>
      <text:p text:style-name="P147"><text:span text:style-name="T148">n) v rozsahu stanoveném zvláštním právním předpisem</text:span><text:span text:style-name="T149">2)</text:span><text:span text:style-name="T150"><text:s/>objasňuje a<text:s/></text:span><text:span text:style-name="T151">prověřuje vlastními pověřenými orgány (dále jen „pověřené orgány Vězeňské služby“) trestné činy osob ve výkonu vazby, trestu odnětí svobody a zabezpečovací detence; ve spolupráci s Generální inspekcí bezpečnostních sborů se podílí na předcházení a odhalová</text:span><text:span text:style-name="T152">ní trestné činnosti příslušníků Vězeňské služby a občanských zaměstnanců zařazených k výkonu práce ve Vězeňské službě spáchané při výkonu služby nebo při plnění pracovních úkolů.<text:s/></text:span></text:p>
      <text:p text:style-name="P153"><text:s/></text:p>
      <text:p text:style-name="P154"><text:tab/>(2) Vězeňská služba plní i další úkoly podle zvláštních právních předpisů.3)<text:s/></text:p>
      <text:p text:style-name="P155"><text:s/></text:p>
      <text:p text:style-name="P156">Organizace a řízení Vězeňské služby<text:s/></text:p>
      <text:p text:style-name="P157"/>
      <text:p text:style-name="P158"><text:span text:style-name="T159">§ 3<text:s/></text:span><text:a xlink:href="aspi://module='LIT'&amp;link='LIT33247CZ%25233'&amp;ucin-k-dni='30.12.9999'" office:target-frame-name="_top" xlink:show="replace"><text:span text:style-name="T160">[DZ]</text:span></text:a><text:span text:style-name="T161"><text:s/></text:span></text:p>
      <text:p text:style-name="P162"/>
      <text:p text:style-name="P163"><text:span text:style-name="T164"><text:tab/>(1) Úkoly stanovené v<text:s/></text:span><text:a xlink:href="aspi://module='ASPI'&amp;link='555/1992%20Sb.%25232'&amp;ucin-k-dni='30.12.9999'" office:target-frame-name="_top" xlink:show="replace"><text:span text:style-name="T165">§ 2</text:span></text:a><text:span text:style-name="T166"><text:s/>zaji</text:span><text:span text:style-name="T167">šťují ve Vězeňské službě vězeňská stráž, justiční stráž, správní služba, Akademie Vězeňské služby a pověřené orgány Vězeňské služby.<text:s/></text:span></text:p>
      <text:p text:style-name="P168"><text:s/></text:p>
      <text:p text:style-name="P169"><text:tab/>(2) Vězeňská stráž střeží, předvádí a eskortuje osoby ve výkonu vazby, ve výkonu zabezpečovací detence a ve výkonu trestu odnětí svobody, eskortuje tyto osoby do výkonu ústavní nebo ochranné výchovy, ústavního ochranného léčení nebo zabezpečovací detence, střeží vazební věznice, věznice, ústavy pro výkon zabezpečovací detence a je-li podle odstavce 5 povolána k plnění úkolů justiční stráže, střeží budovy soudů, státních zastupitelství a ministerstva. Při této činnosti zajišťuje stanovený pořádek a kázeň.<text:s/></text:p>
      <text:p text:style-name="P170"><text:s/></text:p>
      <text:p text:style-name="P171"><text:tab/>(3) Justiční stráž zajišťuje pořádek a bezpečnost v budovách soudů, státních zastupitelství a ministerstva a v jiných<text:s/>místech jejich činnosti. Je-li justiční stráž dočasně povolána k plnění úkolů vězeňské stráže, střeží vazební věznice a věznice, předvádí a eskortuje osoby ve výkonu vazby, ve výkonu zabezpečovací detence a ve výkonu trestu odnětí svobody. Při této činnosti zajišťuje stanovený pořádek a kázeň.<text:s/></text:p>
      <text:p text:style-name="P172"><text:s/></text:p>
      <text:p text:style-name="P173"><text:tab/>(4) Příslušníci zařazení ve vězeňské stráži mohou být dočasně povoláni k plnění úkolů justiční stráže jen v mimořádných případech, zejména nemůže-li justiční stráž vlastními prostředky zajistit výkon služby, a to<text:s/>pouze se souhlasem generálního ředitele. Příslušníci zařazení ve vězeňské stráži mohou být rozhodnutím ředitele věznice dočasně pověřeni plněním úkolů správní služby, pokud správní služba jí svěřené úkoly nemůže plnit vlastními silami.<text:s/></text:p>
      <text:p text:style-name="P174"><text:s/></text:p>
      <text:p text:style-name="P175"><text:tab/>(5) Příslušníci zařazení v justiční stráži mohou být dočasně povoláni k plnění úkolů vězeňské stráže v místech výkonu vazby, výkonu zabezpečovací detence nebo výkonu trestu odnětí svobody jen v mimořádných případech, nemůže-li vězeňská stráž zajistit vlastními prostředky pořádek a bezpečnost v těchto místech, a to pouze se souhlasem generálního ředitele.<text:s/></text:p>
      <text:p text:style-name="P176"><text:s/></text:p>
      <text:p text:style-name="P177"><text:tab/>(6) Správní služba rozhoduje ve správním řízení podle zvláštních právních předpisů a zabezpečuje organizační,<text:s/><text:soft-page-break/>ekonomickou, vzdělávací, výchovnou, zdravotnickou a další odbornou činnost.<text:s/></text:p>
      <text:p text:style-name="P178"><text:s/></text:p>
      <text:p text:style-name="P179"><text:tab/>(7) Příslušníci zařazení do správní služby mohou být rozhodnutím ředitele věznice dočasně pověřeni plněním úkolů vězeňské stráže, pokud vězeňská stráž jí svěřené úkoly nemůže vlastními silami plnit.<text:s/></text:p>
      <text:p text:style-name="P180"><text:s/></text:p>
      <text:p text:style-name="P181"><text:span text:style-name="T182"><text:tab/>(8) Pověřené orgány Vězeňsk</text:span><text:span text:style-name="T183">é služby mají postavení policejního orgánu v řízení o trestných činech osob ve výkonu vazby, trestu odnětí svobody a zabezpečovací detence, spáchaných ve vazební věznici, věznici nebo v ústavu pro výkon zabezpečovací detence</text:span><text:span text:style-name="T184">2)</text:span><text:span text:style-name="T185">; náleží jim též oprávnění pou</text:span><text:span text:style-name="T186">žívat podpůrné operativně pátrací prostředky podle tohoto zákona.<text:s/></text:span></text:p>
      <text:p text:style-name="P187"><text:s/></text:p>
      <text:p text:style-name="P188">§ 3a<text:s/></text:p>
      <text:p text:style-name="P189"/>
      <text:p text:style-name="P190">zrušen</text:p>
      <text:p text:style-name="P191"/>
      <text:p text:style-name="P192"><text:s/></text:p>
      <text:p text:style-name="P193"><text:span text:style-name="T194">§ 4<text:s/></text:span><text:a xlink:href="aspi://module='LIT'&amp;link='LIT33247CZ%25234'&amp;ucin-k-dni='30.12.9999'" office:target-frame-name="_top" xlink:show="replace"><text:span text:style-name="T195">[DZ]</text:span></text:a><text:span text:style-name="T196"><text:s/></text:span></text:p>
      <text:p text:style-name="P197"/>
      <text:p text:style-name="P198"><text:tab/>Právní úkony jménem státu činí za Vězeňskou službu generální ředitel. Ředitelé vazebních věznic, věznic a dalších organizačních jednotek Vězeňské služby jsou oprávněni jednat a činit právní úkony za Vězeňskou službu ve všech věcech, kromě těch, které podle tohoto zákona nebo rozhodnutí ministra nebo generálního ředitele patří do<text:s/>jejich pravomoci.<text:s/></text:p>
      <text:p text:style-name="P199"><text:s/></text:p>
      <text:p text:style-name="P200">§ 4a<text:s/></text:p>
      <text:p text:style-name="P201"/>
      <text:p text:style-name="P202"><text:tab/>Ministerstvo při výkonu státní správy vytváří Vězeňské službě podmínky k řádnému výkonu její činnosti zejména tím, že<text:s/></text:p>
      <text:p text:style-name="P203"><text:s/></text:p>
      <text:p text:style-name="P204">a) stanoví Vězeňské službě prostředky státního rozpočtu v rámci rozpočtu kapitoly ministerstva,<text:s/></text:p>
      <text:p text:style-name="P205"><text:s/></text:p>
      <text:p text:style-name="P206">b) provádí kontrolu dodržování povinností stanovených zvláštními právními předpisy při hospodaření s majetkem státu a kontrolu dodržování ostatních právních předpisů, pokud nepatří do působnosti jiného orgánu,<text:s/></text:p>
      <text:p text:style-name="P207"><text:s/></text:p>
      <text:p text:style-name="P208">c) na úsecích obranného a civilního nouzového plánování, ochrany utajovaných informací, požární ochrany a ochrany bezpečnosti a zdraví při práci stanoví resortní koncepce činnosti v těchto oblastech a v nezbytném rozsahu provádí analytickou a kontrolní činnost,<text:s/></text:p>
      <text:p text:style-name="P209"><text:s/></text:p>
      <text:p text:style-name="P210">d) usměrňuje a koordinuje výkon služby justiční stráže s technickými a režimovými opatřeními u soudů, státních zastupitelství a na ministerstvu,<text:s/></text:p>
      <text:p text:style-name="P211"><text:s/></text:p>
      <text:p text:style-name="P212">e) na úseku informatiky vypracovává analýzy a navrhuje koncepce rozvoje informačních technologií, systémů a počítačových sítí.<text:s/></text:p>
      <text:p text:style-name="P213"><text:s/></text:p>
      <text:p text:style-name="P214">§ 4b<text:s/></text:p>
      <text:p text:style-name="P215"/>
      <text:p text:style-name="P216"><text:tab/>Ministerstvo provádí kontrolu dodržování právních předpisů a vnitřních předpisů upravujících povinnosti příslušníků a občanských zaměstnanců Vězeňské služby při zacházení s obviněnými a odsouzenými a s chovanci ve výkonu zabezpečovací detence a při rozhodování o umístění odsouzeného do některého z oddělení věznice s ostrahou.<text:s/></text:p>
      <text:p text:style-name="P217"><text:s/></text:p>
      <text:p text:style-name="P218">§ 4c<text:s/></text:p>
      <text:p text:style-name="P219"/>
      <text:p text:style-name="P220"><text:tab/>Při výkonu kontrolní činnosti ministerstvo postupuje podle zákona upravujícího kontrolu.<text:s/></text:p>
      <text:p text:style-name="P221"><text:s/></text:p>
      <text:p text:style-name="P222">§ 4d<text:s/></text:p>
      <text:p text:style-name="P223"/>
      <text:p text:style-name="P224"><text:span text:style-name="T225"><text:tab/>Ministerstvo může po dohodě s Ministerstvem zdravotnictví zřídit k poskytování a za</text:span><text:span text:style-name="T226">bezpečení zdravotních služeb osobám uvedeným v<text:s/></text:span><text:a xlink:href="aspi://module='ASPI'&amp;link='555/1992%20Sb.%25232'&amp;ucin-k-dni='30.12.9999'" office:target-frame-name="_top" xlink:show="replace"><text:span text:style-name="T227">§ 2 odst. 1 písm. l)</text:span></text:a><text:span text:style-name="T228"><text:s/>státní příspěvkovou organizaci.<text:s/></text:span></text:p>
      <text:p text:style-name="P229"><text:s/></text:p>
      <text:p text:style-name="P230">Hlava druhá<text:s/></text:p>
      <text:p text:style-name="P231"/>
      <text:p text:style-name="P232">Povinnosti a oprávnění příslušníka<text:s/></text:p>
      <text:p text:style-name="P233"/>
      <text:p text:style-name="P234">Povinnosti příslušníka<text:s/></text:p>
      <text:p text:style-name="P235"/>
      <text:p text:style-name="P236"><text:span text:style-name="T237">§ 5<text:s/></text:span><text:a xlink:href="aspi://module='LIT'&amp;link='LIT33247CZ%25235'&amp;ucin-k-dni='30.12.9999'" office:target-frame-name="_top" xlink:show="replace"><text:span text:style-name="T238">[DZ]</text:span></text:a><text:span text:style-name="T239"><text:s/></text:span></text:p>
      <text:p text:style-name="P240"/>
      <text:p text:style-name="P241"><text:tab/>Příslušník je povinen plnit služební povinnosti a úkoly vyplývající pro něj ze zákonů a z dalších obecně závazných právních předpisů a z rozhodnutí a příkazů nadřízených.<text:s/></text:p>
      <text:p text:style-name="P242"><text:s/></text:p>
      <text:p text:style-name="P243"><text:span text:style-name="T244">§ 6<text:s/></text:span><text:a xlink:href="aspi://module='LIT'&amp;link='LIT33247CZ%25236'&amp;ucin-k-dni='30.12.9999'" office:target-frame-name="_top" xlink:show="replace"><text:span text:style-name="T245">[DZ]</text:span></text:a><text:span text:style-name="T246"><text:s/></text:span></text:p>
      <text:p text:style-name="P247"/>
      <text:p text:style-name="P248"><text:tab/>(1) Příslušník je povinen jednat s osobami ve výkonu zabezpečovací detence, ve výkonu vazby a ve výkonu trestu odnětí svobody vážně a rozhodně, respektovat jejich práva, zabraňovat krutému nebo důstojnost ponižujícímu zacházení s těmito osobami i mezi nimi navzájem a působit k naplňování účelu výkonu zabezpečovací detence, výkonu vazby a výkonu trestu odnětí svobody.<text:s/></text:p>
      <text:p text:style-name="P249"><text:s/></text:p>
      <text:p text:style-name="P250"><text:tab/>(2) Při provádění služebních zákroků a služebních úkonů je příslušník povinen dbát cti a důstojnosti osob, s nimiž jedná, i své a nepřipustit, aby těmto osobám vznikla bezdůvodná újma a aby případný zásah do jejich práv a svobod překročil<text:s/><text:soft-page-break/>míru nezbytnou k dosažení účelu sledovaného služebním zákrokem nebo služebním úkonem.<text:s/></text:p>
      <text:p text:style-name="P251"><text:s/></text:p>
      <text:p text:style-name="P252"><text:tab/>(3) Dovolují-li to okolnosti a povaha služebního zákroku, je příslušník povinen před jeho provedením<text:s/></text:p>
      <text:p text:style-name="P253"><text:s/></text:p>
      <text:p text:style-name="P254">a) prokázat svou příslušnost k Vězeňské službě,<text:s/></text:p>
      <text:p text:style-name="P255"><text:s/></text:p>
      <text:p text:style-name="P256">b) použít domluvy, výzvy nebo varování k dosažení<text:s/>účelu zákroku bez jeho provedení; před výzvou použije příslušník slova "jménem zákona".<text:s/></text:p>
      <text:p text:style-name="P257"><text:s/></text:p>
      <text:p text:style-name="P258"><text:span text:style-name="T259">§ 7<text:s/></text:span><text:a xlink:href="aspi://module='LIT'&amp;link='LIT33247CZ%25237'&amp;ucin-k-dni='30.12.9999'" office:target-frame-name="_top" xlink:show="replace"><text:span text:style-name="T260">[DZ]</text:span></text:a><text:span text:style-name="T261"><text:s/></text:span></text:p>
      <text:p text:style-name="P262"/>
      <text:p text:style-name="P263"><text:tab/>(1) Příslušník ve službě je povinen zakročit v mezích stanovených tímto zákonem a dalšími obecně závaznými právními předpisy,<text:s/></text:p>
      <text:p text:style-name="P264"><text:s/></text:p>
      <text:p text:style-name="P265">a) páchá-li osoba ve výkonu vazby nebo ve výkonu trestu odnětí svobody trestný čin nebo kázeňský přestupek, popřípadě je-li důvodné podezření z jejich páchání,<text:s/></text:p>
      <text:p text:style-name="P266"><text:s/></text:p>
      <text:p text:style-name="P267">b) páchá-li osoba ve výkonu zabezpečovací detence trestný čin, popřípadě je-li důvodné podezření z jeho páchání,<text:s/></text:p>
      <text:p text:style-name="P268"><text:s/></text:p>
      <text:p text:style-name="P269">c) maří-li osoba ve výkonu zabezpečovací detence, ve výkonu vazby nebo ve výkonu trestu odnětí svobody účel výkonu zabezpečovací detence, výkonu vazby nebo výkonu trestu odnětí svobody,<text:s/></text:p>
      <text:p text:style-name="P270"><text:s/></text:p>
      <text:p text:style-name="P271">d) je-li narušován pořádek nebo ohrožována bezpečnost v prostorách Vězeňské služby, věznice pro místní výkon trestu, soudu, státního zastupitelství nebo ministerstva, nebo při předvádění a eskortách osob z výkonu vazby, zabezpečovací detence nebo trestu odnětí svobody.<text:s/></text:p>
      <text:p text:style-name="P272"><text:s/></text:p>
      <text:p text:style-name="P273"><text:tab/>(2) Příslušník není povinen provést služební zákrok,<text:s/></text:p>
      <text:p text:style-name="P274"><text:s/></text:p>
      <text:p text:style-name="P275">a) je-li pod vlivem léků nebo jiných látek, které závažným způsobem snižují jeho schopnost jednání,<text:s/></text:p>
      <text:p text:style-name="P276"><text:s/></text:p>
      <text:p text:style-name="P277">b) není-li k jeho provedení odborně vyškolen nebo vycvičen, ač<text:s/>povaha zákroku takové vyškolení nebo vycvičení vyžaduje,<text:s/></text:p>
      <text:p text:style-name="P278"><text:s/></text:p>
      <text:p text:style-name="P279">c) brání-li tomu důležitý zájem služby. Vyžadují-li to okolnosti, je příslušník povinen v těchto případech učinit jiná opatření nezbytná k provedení služebního zákroku, zejména bez odkladu vyrozumět svého nadřízeného.<text:s/></text:p>
      <text:p text:style-name="P280"><text:s/></text:p>
      <text:p text:style-name="P281"><text:tab/>(3) Příslušník, který plní úkoly vězeňské stráže, je povinen i v době mimo službu v mezích stanovených tímto zákonem a dalšími obecně závaznými právními předpisy provést služební zákrok nebo jiná potřebná opatření, páchá-li osoba<text:s/>ve výkonu vazby nebo výkonu trestu odnětí svobody trestný čin nebo kázeňský přestupek, jímž je bezprostředně ohrožen život, zdraví nebo majetek.<text:s/></text:p>
      <text:p text:style-name="P282"><text:s/></text:p>
      <text:p text:style-name="P283"><text:tab/>(4) Příslušník, který plní úkoly vězeňské stráže, je povinen i v době mimo službu v mezích stanovených tímto zákonem a dalšími právními předpisy provést služební zákrok nebo jiná potřebná opatření, páchá-li osoba ve výkonu zabezpečovací detence trestný čin, jímž je bezprostředně ohrožen život, zdraví nebo majetek.<text:s/></text:p>
      <text:p text:style-name="P284"><text:s/></text:p>
      <text:p text:style-name="P285"><text:span text:style-name="T286">§ 8<text:s/></text:span><text:a xlink:href="aspi://module='LIT'&amp;link='LIT33247CZ%25238'&amp;ucin-k-dni='30.12.9999'" office:target-frame-name="_top" xlink:show="replace"><text:span text:style-name="T287">[DZ]</text:span></text:a><text:span text:style-name="T288"><text:s/></text:span></text:p>
      <text:p text:style-name="P289"/>
      <text:p text:style-name="P290"><text:tab/>(1) Příslušník koná službu zpravidla ve služebním stejnokroji s identifikačním číslem. Příslušník, který koná službu v občanském oděvu, je označen identifikačním štítkem s číslem. Fyzická osoba, která není<text:s/>příslušníkem, není oprávněna nosit na místě veřejnosti přístupném služební stejnokroj příslušníka, nebo takové součásti služebního stejnokroje, které jsou s úplným služebním stejnokrojem zaměnitelné.<text:s/></text:p>
      <text:p text:style-name="P291"><text:s/></text:p>
      <text:p text:style-name="P292"><text:tab/>(2) Příslušník prokazuje svou příslušnost k Vězeňské službě služebním průkazem nebo služebním stejnokrojem s identifikačním číslem. V místech výkonu vazby, zabezpečovací detence nebo výkonu trestu odnětí svobody může příslušník prokazovat svoji totožnost též identifikačním štítkem. Ústním prohlášením "Vězeňská služba" prokazuje příslušník svoji příslušnost ve výjimečných případech, kdy okolnosti služebního zákroku neumožňují prokázat příslušnost stanoveným způsobem.<text:s/></text:p>
      <text:p text:style-name="P293"><text:s/></text:p>
      <text:p text:style-name="P294"><text:tab/>(3) Ministerstvo stanoví vyhláškou podrobnosti o prokazování příslušnosti k Vězeňské službě.<text:s/></text:p>
      <text:p text:style-name="P295"><text:s/></text:p>
      <text:p text:style-name="P296"><text:span text:style-name="T297">§ 9<text:s/></text:span><text:a xlink:href="aspi://module='LIT'&amp;link='LIT33247CZ%25239'&amp;ucin-k-dni='30.12.9999'" office:target-frame-name="_top" xlink:show="replace"><text:span text:style-name="T298">[DZ]</text:span></text:a><text:span text:style-name="T299"><text:s/></text:span></text:p>
      <text:p text:style-name="P300"/>
      <text:p text:style-name="P301"><text:tab/>(1) Příslušník je povinen zachovávat mlčenlivost o skutečnostech, o kterých se dozvěděl při plnění služebních úkolů nebo v souvislosti s nimi a které<text:s/>v obecném zájmu nebo v zájmu zúčastněných osob vyžadují, aby zůstaly utajeny před nepovolanými osobami.<text:s/></text:p>
      <text:p text:style-name="P302"><text:s/></text:p>
      <text:p text:style-name="P303"><text:tab/>(2) Povinnosti mlčenlivosti se nemůže příslušník dovolávat vůči policejnímu orgánu, státnímu zástupci, soudu, jinému bezpečnostnímu sboru včetně bezpečnostního sboru státu Evropské unie a kontrolním orgánům, pokud jde o údaje potřebné k plnění jejich působnosti na základě zákona nebo mezinárodní smlouvy.<text:s/></text:p>
      <text:p text:style-name="P304"><text:s/></text:p>
      <text:p text:style-name="P305"><text:tab/>(3) Ministr je oprávněn zprostit příslušníka povinnosti mlčenlivosti.<text:s/></text:p>
      <text:p text:style-name="P306"><text:s/></text:p>
      <text:p text:style-name="P307">Oprávnění příslušníka<text:s/></text:p>
      <text:p text:style-name="P308"/>
      <text:p text:style-name="P309"><text:span text:style-name="T310">§ 10<text:s/></text:span><text:a xlink:href="aspi://module='LIT'&amp;link='LIT33247CZ%252310'&amp;ucin-k-dni='30.12.9999'" office:target-frame-name="_top" xlink:show="replace"><text:span text:style-name="T311">[DZ]</text:span></text:a><text:span text:style-name="T312"><text:s/></text:span></text:p>
      <text:p text:style-name="P313"/>
      <text:p text:style-name="P314">Požadování vysvětlení<text:s/></text:p>
      <text:p text:style-name="P315"/>
      <text:p text:style-name="P316"><text:tab/>(1) Příslušník je oprávněn požadovat vysvětlení od všech osob, které mohou přispět k objasnění skutečností důležitých pro odhalení<text:s/>trestného činu nebo kázeňského přestupku spáchaného pachatelem během výkonu vazby, výkonu trestu odnětí svobody nebo výkonu zabezpečovací detence, jakož i pro vypátrání osoby prchající z výkonu vazby, z výkonu trestu odnětí svobody nebo výkonu zabezpečovací detence. Požadovat vysvětlení od osob ve výkonu vazby, trestu odnětí svobody a zabezpečovací detence, které mohou přispět k objasnění skutečností důležitých pro odhalení kázeňského přestupku, je oprávněn rovněž občanský zaměstnanec Vězeňské služby.<text:s/></text:p>
      <text:p text:style-name="P317"><text:s/></text:p>
      <text:p text:style-name="P318"><text:tab/>(2) Pověřený orgán Vězeňské služby je oprávněn osobu vyzvat, aby se ve stanovenou dobu, popřípadě bez zbytečného odkladu, je-li to nezbytné, dostavila na určené místo k sepsání úředního záznamu o podání vysvětlení. Dostaví-li se osoba na základě výzvy, je pověřený orgán Vězeňské služby povinen s touto osobou sepsat úřední záznam o podání vysvětlení bez zbytečného odkladu.<text:s/></text:p>
      <text:p text:style-name="P319"><text:s/></text:p>
      <text:p text:style-name="P320"><text:tab/>(3) Podání vysvětlení nesmí být od osoby požadováno, pokud by tím porušila zákonem stanovenou nebo státem uznanou povinnost mlčenlivosti, ledaže by byla této povinnosti příslušným orgánem nebo tím, v jehož zájmu tuto povinnost má, zproštěna. Osoba může vysvětlení odepřít pouze, pokud by jím sobě nebo osobě blízké způsobila nebezpečí trestního stíhání nebo nebezpečí postihu za přestupek.<text:s/></text:p>
      <text:p text:style-name="P321"><text:s/></text:p>
      <text:p text:style-name="P322"><text:tab/>(4) Kdo se dostaví na výzvu podle odstavce 2, má nárok na náhradu nutných výdajů a na náhradu ušlého výdělku. Náhradu poskytuje Vězeňská služba. Nárok na náhradu nemá ten, kdo se dostavil jen ve vlastním zájmu nebo pro své protiprávní jednání. Nárok na<text:s/>náhradu zaniká, jestliže jej osoba neuplatní do 7 dnů ode dne, kdy se na výzvu podle odstavce 2 dostavila; o tom musí být osoba poučena.<text:s/></text:p>
      <text:p text:style-name="P323"><text:s/></text:p>
      <text:p text:style-name="P324"><text:span text:style-name="T325">§ 11<text:s/></text:span><text:a xlink:href="aspi://module='LIT'&amp;link='LIT33247CZ%252311'&amp;ucin-k-dni='30.12.9999'" office:target-frame-name="_top" xlink:show="replace"><text:span text:style-name="T326">[DZ]</text:span></text:a><text:span text:style-name="T327"><text:s/></text:span></text:p>
      <text:p text:style-name="P328"/>
      <text:p text:style-name="P329">Osobní prohlídka a jiné podobné úkony<text:s/></text:p>
      <text:p text:style-name="P330"/>
      <text:p text:style-name="P331"><text:tab/>(1) Příslušník je oprávněn provést u osoby ve výkonu zabezpečovací detence, ve výkonu vazby nebo ve výkonu trestu odnětí svobody osobní prohlídku a prohlídku jejích věcí, prohlídku těla, snímání daktyloskopických otisků a pořizování obrazových záznamů, popřípadě nařídit, aby se tato osoba podrobila lékařské prohlídce.<text:s/></text:p>
      <text:p text:style-name="P332"><text:s/></text:p>
      <text:p text:style-name="P333"><text:tab/>(2) Lékařskou prohlídku provádí pouze lékař. Osobní prohlídku a prohlídku těla provádí osoba stejného pohlaví nebo lékař. Odběr krve provádí na žádost příslušníka pouze lékař nebo odborně způsobilý zdravotnický pracovník.<text:s/></text:p>
      <text:p text:style-name="P334"><text:s/></text:p>
      <text:p text:style-name="P335"><text:span text:style-name="T336">§ 12<text:s/></text:span><text:a xlink:href="aspi://module='LIT'&amp;link='LIT33247CZ%252312'&amp;ucin-k-dni='30.12.9999'" office:target-frame-name="_top" xlink:show="replace"><text:span text:style-name="T337">[DZ]</text:span></text:a><text:span text:style-name="T338"><text:s/></text:span></text:p>
      <text:p text:style-name="P339"/>
      <text:p text:style-name="P340">Odnětí věcí<text:s/></text:p>
      <text:p text:style-name="P341"/>
      <text:p text:style-name="P342"><text:tab/>(1) Příslušník je oprávněn odejmout osobě ve výkonu zabezpečovací detence, ve výkonu vazby nebo ve výkonu trestu odnětí svobody věc, kterou má neoprávněně u sebe, anebo věc, která by mohla být prohlášena za propadlou nebo zabranou.5)<text:s/></text:p>
      <text:p text:style-name="P343"><text:s/></text:p>
      <text:p text:style-name="P344"><text:tab/>(2) Nebyla-li věc uvedená v odstavci 1 prohlášena za propadlou nebo zabranou a není-li jí třeba pro další řízení, vrátí se osobě, které byla odňata, pokud tomu nebrání účel zabezpečovací detence, vazby nebo trestu odnětí svobody. Jinak správa ústavu, v němž se vykonává zabezpečovací detence, vazba nebo trest odnětí svobody, zajistí uložení věci, popřípadě ji odešle na náklady osoby, které byla věc odňata, na adresu, jež tato osoba určí; jde-li o věc bezcennou nebo zcela nepatrné hodnoty, lze ji zničit.<text:s/></text:p>
      <text:p text:style-name="P345"><text:s/></text:p>
      <text:p text:style-name="P346"><text:span text:style-name="T347">§ 13<text:s/></text:span><text:a xlink:href="aspi://module='LIT'&amp;link='LIT33247CZ%252313'&amp;ucin-k-dni='30.12.9999'" office:target-frame-name="_top" xlink:show="replace"><text:span text:style-name="T348">[DZ]</text:span></text:a><text:span text:style-name="T349"><text:s/></text:span></text:p>
      <text:p text:style-name="P350"/>
      <text:p text:style-name="P351">nadpis vypuštěn<text:s/></text:p>
      <text:p text:style-name="P352"/>
      <text:p text:style-name="P353"><text:tab/>(1) Při střežení objektů je příslušník oprávněn zjišťovat totožnost osob, které vstupují do objektu nebo se v něm nacházejí, prohlížet jejich zavazadla i věci a prohlížet dopravní prostředky při vjezdu i výjezdu. Při důvodném podezření,<text:s/>že osoba má u sebe zbraň nebo jinou věc, kterou by mohla narušit výkon zabezpečovací detence, vazby nebo výkon trestu odnětí svobody nebo bezpečnost v budovách soudů, státních zastupitelství nebo ministerstva nebo kterou neoprávněně vynáší ze střeženého objektu, může příslušník provést její osobní prohlídku a takovou zbraň nebo jinou věc odebrat. Může přijímat i jiná opatření nezbytná k tomu, aby do objektu nebyly vnášeny nebo dopravovány věci, které by mohly narušit výkon zabezpečovací detence, vazby nebo<text:s/>výkon trestu odnětí svobody nebo bezpečnost v budovách soudů, státních zastupitelství nebo ministerstva.<text:s/></text:p>
      <text:p text:style-name="P354"><text:s/></text:p>
      <text:p text:style-name="P355"><text:tab/>(2) Příslušník uvedený v odstavci 1 je oprávněn zjišťovat totožnost osob a zakročit proti osobám, které se zdržují v blízkosti střežených objektů,<text:s/>pokud<text:s/></text:p>
      <text:p text:style-name="P356"><text:s/></text:p>
      <text:p text:style-name="P357">a) je důvodná obava, že tyto osoby naruší výkon zabezpečovací detence, vazby nebo výkon trestu odnětí svobody nebo ohrozí bezpečnost střeženého objektu, nebo<text:s/></text:p>
      <text:p text:style-name="P358"><text:s/></text:p>
      <text:p text:style-name="P359">b) se tyto osoby chovají způsobem, který narušuje zabezpečovací detence, výkon vazby nebo výkon trestu odnětí svobody nebo ohrožuje bezpečnost střežených objektů.<text:s/></text:p>
      <text:p text:style-name="P360"><text:s/></text:p>
      <text:p text:style-name="P361">§ 13a<text:s/></text:p>
      <text:p text:style-name="P362"/>
      <text:p text:style-name="P363">Prokázání totožnosti pověřenému orgánu<text:s/></text:p>
      <text:p text:style-name="P364"/>
      <text:p text:style-name="P365"><text:tab/>(1) Prokázáním totožnosti se rozumí prokázání jména, popřípadě jmen, příjmení, data narození a v případě potřeby také adresy místa trvalého pobytu, adresy místa pobytu nebo adresy bydliště v zahraničí, rodného čísla, bylo-li přiděleno, a<text:s/><text:soft-page-break/>státní příslušnosti. Rozsah a způsob zjišťování osobních údajů musí být přiměřené účelu zjišťování totožnosti.<text:s/></text:p>
      <text:p text:style-name="P366"><text:s/></text:p>
      <text:p text:style-name="P367"><text:tab/>(2) Pověřený orgán<text:s/>Vězeňské služby je oprávněn vyzvat k prokázání totožnosti osobu<text:s/></text:p>
      <text:p text:style-name="P368"><text:s/></text:p>
      <text:p text:style-name="P369">a) podezřelou ze spáchání trestného činu nebo přestupku,<text:s/></text:p>
      <text:p text:style-name="P370"><text:s/></text:p>
      <text:p text:style-name="P371">b) od níž je požadováno vysvětlení,<text:s/></text:p>
      <text:p text:style-name="P372"><text:s/></text:p>
      <text:p text:style-name="P373">c) zdržující se v blízkosti místa, kde došlo ke spáchání trestného činu nebo přestupku osobou ve výkonu vazby, trestu odnětí svobody nebo zabezpečovací detence,<text:s/></text:p>
      <text:p text:style-name="P374"><text:s/></text:p>
      <text:p text:style-name="P375">d) která je oznamovatelem podezření ze spáchání trestného činu nebo přestupku, nebo<text:s/></text:p>
      <text:p text:style-name="P376"><text:s/></text:p>
      <text:p text:style-name="P377">e) při plnění jiného úkolu, je-li to nezbytné pro předcházení trestné činnosti.<text:s/></text:p>
      <text:p text:style-name="P378"><text:s/></text:p>
      <text:p text:style-name="P379"><text:tab/>(3) Odmítne-li osoba uvedená v odstavci 2 prokázat svoji totožnost nebo nemůže-li ji prokázat ani po poskytnutí potřebné přiměřené součinnosti a pověřený orgán Vězeňské služby nemůže její totožnost zjistit provedením úkonu na místě, je oprávněn předvést ji na Policii České republiky. Potřebnou součinnost ke zjištění totožnosti poskytne pověřený orgán Vězeňské služby způsobem a v rozsahu, který nezmaří účel úkonu.<text:s/></text:p>
      <text:p text:style-name="P380"><text:s/></text:p>
      <text:p text:style-name="P381">§ 13b<text:s/></text:p>
      <text:p text:style-name="P382"/>
      <text:p text:style-name="P383">Vyžadování pomoci<text:s/></text:p>
      <text:p text:style-name="P384"/>
      <text:p text:style-name="P385"><text:span text:style-name="T386"><text:tab/>Pověřený orgán Vězeňské služby je v rozsahu potřebném pro splnění konkré</text:span><text:span text:style-name="T387">tního úkolu v rámci prováděného šetření a opatření</text:span><text:span text:style-name="T388">8)</text:span><text:span text:style-name="T389"><text:s/>oprávněn požadovat od orgánů veřejné správy, jakož i od právnických a fyzických osob věcnou a osobní pomoc, zejména potřebné podklady a informace včetně osobních údajů. Tyto orgány a osoby jsou povinny p</text:span><text:span text:style-name="T390">ožadovanou pomoc poskytnout; nemusí tak učinit, brání-li jim v tom zákonná nebo státem uznaná povinnost mlčenlivosti anebo plnění jiné zákonné povinnosti. Fyzická osoba tak nemusí dále učinit, pokud by poskytnutím pomoci vystavila vážnému ohrožení sebe neb</text:span><text:span text:style-name="T391">o osobu blízkou.<text:s/></text:span></text:p>
      <text:p text:style-name="P392"><text:s/></text:p>
      <text:p text:style-name="P393"><text:span text:style-name="T394">§ 14<text:s/></text:span><text:a xlink:href="aspi://module='LIT'&amp;link='LIT33247CZ%252314'&amp;ucin-k-dni='30.12.9999'" office:target-frame-name="_top" xlink:show="replace"><text:span text:style-name="T395">[DZ]</text:span></text:a><text:span text:style-name="T396"><text:s/></text:span></text:p>
      <text:p text:style-name="P397"/>
      <text:p text:style-name="P398"><text:tab/>Příslušník je při plnění služebních úkolů oprávněn v případě bezprostředního nebezpečí ohrožení života, zdraví nebo majetku požádat každého<text:s/>o pomoc. Kdo byl o tuto pomoc požádán, je povinen ji poskytnout, pokud tím nevystaví vážnému ohrožení sebe nebo osobu blízkou, anebo pokud tomu nebrání jiné závažné okolnosti.<text:s/></text:p>
      <text:p text:style-name="P399"><text:s/></text:p>
      <text:p text:style-name="P400"><text:span text:style-name="T401">§ 15<text:s/></text:span><text:a xlink:href="aspi://module='LIT'&amp;link='LIT33247CZ%252315'&amp;ucin-k-dni='30.12.9999'" office:target-frame-name="_top" xlink:show="replace"><text:span text:style-name="T402">[DZ]</text:span></text:a><text:span text:style-name="T403"><text:s/></text:span></text:p>
      <text:p text:style-name="P404"/>
      <text:p text:style-name="P405">Pronásledování a pátrání po prchajících osobách<text:s/></text:p>
      <text:p text:style-name="P406"/>
      <text:p text:style-name="P407"><text:tab/>Příslušník je povinen, pokud mu v tom nebrání jiné důležité okolnosti, bezprostředně pronásledovat osobu prchající z výkonu zabezpečovací detence, z výkonu vazby nebo výkonu trestu odnětí svobody a činit nezbytná a neodkladná opatření k jejímu zadržení. O prchající osobě Vězeňská služba neprodleně vyrozumí Policii České republiky.<text:s/></text:p>
      <text:p text:style-name="P408"><text:s/></text:p>
      <text:p text:style-name="P409">Operativně pátrací prostředky, podpůrné operativně pátrací prostředky a podmínky jejich používání<text:s/></text:p>
      <text:p text:style-name="P410"/>
      <text:p text:style-name="P411"><text:span text:style-name="T412">§ 16<text:s/></text:span><text:a xlink:href="aspi://module='LIT'&amp;link='LIT33247CZ%252316'&amp;ucin-k-dni='30.12.9999'" office:target-frame-name="_top" xlink:show="replace"><text:span text:style-name="T413">[DZ]</text:span></text:a><text:span text:style-name="T414"><text:s/></text:span></text:p>
      <text:p text:style-name="P415"/>
      <text:p text:style-name="P416">nadpis vypuštěn<text:s/></text:p>
      <text:p text:style-name="P417"/>
      <text:p text:style-name="P418"><text:tab/>Operativně pátrací prostředky a podpůrné operativně pátrací prostředky používají v objektech Vězeňské služby na žádost ministra nebo s jeho souhlasem orgány k tomu oprávněné podle zvláštních právních předpisů.5a)<text:s/></text:p>
      <text:p text:style-name="P419"><text:s/></text:p>
      <text:p text:style-name="P420">§ 16a<text:s/></text:p>
      <text:p text:style-name="P421"/>
      <text:p text:style-name="P422"><text:tab/>Pověřené orgány Vězeňské služby používají podpůrné operativně pátrací prostředky za podmínek stanovených tímto zákonem v objektech Vězeňské služby k předcházení a odhalování<text:s/>trestné činnosti.<text:s/></text:p>
      <text:p text:style-name="P423"><text:s/></text:p>
      <text:p text:style-name="P424">§ 16b<text:s/></text:p>
      <text:p text:style-name="P425"/>
      <text:p text:style-name="P426"><text:tab/>(1) Pro účely tohoto zákona se podpůrnými operativně pátracími prostředky rozumí<text:s/></text:p>
      <text:p text:style-name="P427"><text:s/></text:p>
      <text:p text:style-name="P428">a) zabezpečovací technika,<text:s/></text:p>
      <text:p text:style-name="P429"><text:s/></text:p>
      <text:p text:style-name="P430">b) zvláštní finanční prostředky.<text:s/></text:p>
      <text:p text:style-name="P431"><text:s/></text:p>
      <text:p text:style-name="P432"><text:tab/>(2) Zabezpečovací technikou se rozumí technické prostředky, zařízení a jejich soubory používané za účelem předcházení nebo zamezení ohrožení života a zdraví osob nebo k zabezpečení ochrany majetku a vyhledávání radiotelekomunikační techniky v objektech ústavů pro výkon zabezpečovací detence, vazebních věznic a věznic a zabránění<text:s/>nedovolené komunikace osob ve výkonu zabezpečovací detence, ve výkonu vazby a ve výkonu trestu odnětí svobody. Použitím zabezpečovací techniky nesmí být zasahováno do ústavně zaručených práv a svobod.<text:s/></text:p>
      <text:p text:style-name="P433"><text:s/></text:p>
      <text:p text:style-name="P434"><text:tab/>(3) Zvláštními finančními prostředky se rozumí vyčleněné finanční prostředky, které jsou využívány k úhradě některých výdajů v souvislosti s použitím zabezpečovací techniky. Musí být s nimi nakládáno hospodárně a v souladu s jejich účelem. Na nakládání se zvláštními finančními prostředky se nevztahují zvláštní právní předpisy upravující hospodaření s<text:s/><text:soft-page-break/>peněžními prostředky státu.<text:s/></text:p>
      <text:p text:style-name="P435"><text:s/></text:p>
      <text:p text:style-name="P436">§ 16c<text:s/></text:p>
      <text:p text:style-name="P437"/>
      <text:p text:style-name="P438"><text:tab/>Operativně pátrací prostředky a podpůrné operativně pátrací prostředky mohou být použity jen v souladu s účelem výkonu zabezpečovací detence, výkonu vazby a výkonu trestu odnětí svobody a nesmí omezovat práva jiných osob, zejména osob ve výkonu zabezpečovací detence, ve výkonu vazby a ve výkonu trestu odnětí svobody, nad míru nezbytně nutnou. Nesmí být použity při styku mezi osobou ve výkonu zabezpečovací detence, ve výkonu vazby nebo ve výkonu trestu odnětí svobody a jejím obhájcem.<text:s/></text:p>
      <text:p text:style-name="P439"><text:s/></text:p>
      <text:p text:style-name="P440"><text:span text:style-name="T441">§ 17<text:s/></text:span><text:a xlink:href="aspi://module='LIT'&amp;link='LIT33247CZ%252317'&amp;ucin-k-dni='30.12.9999'" office:target-frame-name="_top" xlink:show="replace"><text:span text:style-name="T442">[DZ]</text:span></text:a><text:span text:style-name="T443"><text:s/></text:span></text:p>
      <text:p text:style-name="P444"/>
      <text:p text:style-name="P445">Donucovací prostředky<text:s/></text:p>
      <text:p text:style-name="P446"/>
      <text:p text:style-name="P447"><text:tab/>(1) Pokud je to nezbytné k zajištění pořádku a bezpečnosti, je příslušník při plnění svých úkolů oprávněn použít donucovací prostředky proti osobám, které ohrožují život nebo zdraví, úmyslně poškozují majetek nebo násilím se snaží mařit účel výkonu zabezpečovací detence, výkonu vazby nebo výkonu trestu odnětí svobody, anebo narušují pořádek nebo bezpečnost v prostorách Vězeňské služby, ve věznici pro místní výkon trestu, v budovách soudů, jakož i jiných místech činnosti soudů, budovách státních zastupitelství nebo ministerstva, v zařízeních mimovězeňských poskytovatelů zdravotních služeb a v blízkosti střežených objektů.<text:s/></text:p>
      <text:p text:style-name="P448"><text:s/></text:p>
      <text:p text:style-name="P449"><text:tab/>(2) Donucovacími prostředky jsou:<text:s/></text:p>
      <text:p text:style-name="P450"><text:s/></text:p>
      <text:p text:style-name="P451">a) hmaty, chvaty, údery a kopy sebeobrany,<text:s/></text:p>
      <text:p text:style-name="P452"><text:s/></text:p>
      <text:p text:style-name="P453">b) předváděcí řetízky,<text:s/></text:p>
      <text:p text:style-name="P454"><text:s/></text:p>
      <text:p text:style-name="P455">c) pouta,<text:s/></text:p>
      <text:p text:style-name="P456"><text:s/></text:p>
      <text:p text:style-name="P457">d) poutací popruhy,<text:s/></text:p>
      <text:p text:style-name="P458"><text:s/></text:p>
      <text:p text:style-name="P459">e) pouta s poutacím opaskem,<text:s/></text:p>
      <text:p text:style-name="P460"><text:s/></text:p>
      <text:p text:style-name="P461">f) slzotvorný, elektrický<text:s/>nebo jiný obdobně dočasně zneschopňující prostředek,<text:s/></text:p>
      <text:p text:style-name="P462"><text:s/></text:p>
      <text:p text:style-name="P463">g) obušek nebo jiný úderný prostředek,<text:s/></text:p>
      <text:p text:style-name="P464"><text:s/></text:p>
      <text:p text:style-name="P465">h) služební pes,<text:s/></text:p>
      <text:p text:style-name="P466"><text:s/></text:p>
      <text:p text:style-name="P467">ch) vodní stříkač,<text:s/></text:p>
      <text:p text:style-name="P468"><text:s/></text:p>
      <text:p text:style-name="P469">i) zásahová výbuška,<text:s/></text:p>
      <text:p text:style-name="P470"><text:s/></text:p>
      <text:p text:style-name="P471">j) expanzní zbraně,<text:s/></text:p>
      <text:p text:style-name="P472"><text:s/></text:p>
      <text:p text:style-name="P473">k) úder střelnou zbraní,<text:s/></text:p>
      <text:p text:style-name="P474"><text:s/></text:p>
      <text:p text:style-name="P475">l) hrozba střelnou zbraní,<text:s/></text:p>
      <text:p text:style-name="P476"><text:s/></text:p>
      <text:p text:style-name="P477">m) varovný<text:s/>výstřel,<text:s/></text:p>
      <text:p text:style-name="P478"><text:s/></text:p>
      <text:p text:style-name="P479">n) vytlačování štítem,<text:s/></text:p>
      <text:p text:style-name="P480"><text:s/></text:p>
      <text:p text:style-name="P481">o) vytlačování vozidlem,<text:s/></text:p>
      <text:p text:style-name="P482"><text:s/></text:p>
      <text:p text:style-name="P483">p) prostředek k zamezení prostorové orientace.<text:s/></text:p>
      <text:p text:style-name="P484"><text:s/></text:p>
      <text:p text:style-name="P485"><text:tab/>(3) Příslušník rozhoduje, který z donucovacích prostředků použije podle konkrétní situace tak, aby dosáhl účelu sledovaného služebním zákrokem. Přitom je povinen dbát, aby použití donucovacího prostředku bylo přiměřené účelu zákroku a aby jím nebyla způsobena újma zřejmě nepřiměřená povaze a nebezpečnosti protiprávního jednání.<text:s/></text:p>
      <text:p text:style-name="P486"><text:s/></text:p>
      <text:p text:style-name="P487"><text:tab/>(4) Při předvádění osoby ve výkonu zabezpečovací detence, výkonu vazby nebo výkonu trestu odnětí svobody mimo objekt ústavu lze použít donucovací prostředky uvedené v předchozím odstavci pod písmeny b), c) a e) i bez splnění podmínek uvedených v odstavci 1. Příslušník je oprávněn je použít, pokud to je ke splnění účelu úkonu nezbytné.<text:s/></text:p>
      <text:p text:style-name="P488"><text:s/></text:p>
      <text:p text:style-name="P489"><text:tab/>(5) Je-li vzhledem k předchozímu chování obviněného, chovance nebo odsouzeného důvodná obava, že by se mohl chovat násilným způsobem, lze při jeho předvádění použít donucovací prostředky uvedené v odstavci 2 písm. b), c) nebo e) i<text:s/>bez splnění podmínek stanovených v odstavci 1. Příslušník je oprávněn takové donucovací prostředky použít, pokud to je ke splnění účelu úkonu nezbytné. Příslušník je oprávněn omezit volný pohyb osoby, která fyzicky napadá příslušníka nebo jinou osobu, ohrožuje vlastní život, poškozuje majetek nebo se pokusí o útěk, připoutáním k vhodnému předmětu, zejména pomocí pout. Toto omezení musí být ukončeno v okamžiku, kdy je zřejmé, že osoba takové jednání nebude opakovat, nejdéle však po uplynutí 2 hodin od okamžiku připoutání.<text:s/></text:p>
      <text:p text:style-name="P490"><text:s/></text:p>
      <text:p text:style-name="P491"><text:span text:style-name="T492">§ 18<text:s/></text:span><text:a xlink:href="aspi://module='LIT'&amp;link='LIT33247CZ%252318'&amp;ucin-k-dni='30.12.9999'" office:target-frame-name="_top" xlink:show="replace"><text:span text:style-name="T493">[DZ]</text:span></text:a><text:span text:style-name="T494"><text:s/></text:span></text:p>
      <text:p text:style-name="P495"/>
      <text:p text:style-name="P496">Použití střelné zbraně<text:s/></text:p>
      <text:p text:style-name="P497"/>
      <text:p text:style-name="P498"><text:tab/>(1) Příslušník je oprávněn při plnění svých úkolů použít střelnou zbraň jen výjimečně, aby<text:s/></text:p>
      <text:p text:style-name="P499"><text:s/></text:p>
      <text:p text:style-name="P500">a) v případě nutné obrany odvrátil přímo hrozící nebo trvající útok proti jeho osobě nebo útok na život nebo zdraví jiné osoby,<text:s/></text:p>
      <text:p text:style-name="P501"><text:s/></text:p>
      <text:p text:style-name="P502">b) překonal odpor směřující ke zmaření služebního zákroku, pokud jej nemůže překonat jinak a nedokončení zákroku by ohrozilo život nebo zdraví jiné<text:s/>osoby,<text:s/></text:p>
      <text:p text:style-name="P503"><text:s/></text:p>
      <text:p text:style-name="P504">c) zamezil útěku osoby ve výkonu zabezpečovací detence, ve výkonu vazby nebo ve výkonu trestu odnětí svobody ze střeženého objektu nebo při eskortě, kterou nelze zadržet jiným způsobem,<text:s/></text:p>
      <text:p text:style-name="P505"><text:s/></text:p>
      <text:p text:style-name="P506">d) odvrátil nebezpečný útok, který ohrožuje střežený nebo chráněný objekt nebo stanoviště, po marné výzvě, aby bylo od útoku upuštěno,<text:s/></text:p>
      <text:p text:style-name="P507"><text:s/></text:p>
      <text:p text:style-name="P508">e) zneškodnil zvíře ohrožující život nebo zdraví osob.<text:s/></text:p>
      <text:p text:style-name="P509"><text:s/></text:p>
      <text:p text:style-name="P510"><text:tab/>(2) Použití střelné zbraně je přípustné jen tehdy, jestliže by použití donucovacích prostředků bylo zřejmě neúčinné.<text:s/></text:p>
      <text:p text:style-name="P511"><text:s/></text:p>
      <text:p text:style-name="P512"><text:tab/>(3) Před použitím střelné zbraně v případech uvedených v odstavci 1 písm. a) až d) je příslušník povinen vyzvat osobu, proti které zakročuje, aby upustila od protiprávního jednání, s výstrahou, že bude použito střelné zbraně. Od výzvy s výstrahou může příslušník upustit pouze v případě, že je ohrožen jeho život nebo zdraví anebo život nebo zdraví jiné osoby a zákrok nesnese odkladu.<text:s/></text:p>
      <text:p text:style-name="P513"><text:s/></text:p>
      <text:p text:style-name="P514"><text:tab/>(4) Při použití střelné zbraně je příslušník povinen dbát nutné opatrnosti, aby zejména neohrozil život nebo zdraví<text:s/>jiných osob a aby co nejvíce šetřil život osoby, proti níž zakročuje.<text:s/></text:p>
      <text:p text:style-name="P515"><text:s/></text:p>
      <text:p text:style-name="P516"><text:span text:style-name="T517">§ 19<text:s/></text:span><text:a xlink:href="aspi://module='LIT'&amp;link='LIT33247CZ%252319'&amp;ucin-k-dni='30.12.9999'" office:target-frame-name="_top" xlink:show="replace"><text:span text:style-name="T518">[DZ]</text:span></text:a><text:span text:style-name="T519"><text:s/></text:span></text:p>
      <text:p text:style-name="P520"/>
      <text:p text:style-name="P521">Omezení při použití donucovacích prostředků a střelné zbraně<text:s/></text:p>
      <text:p text:style-name="P522"/>
      <text:p text:style-name="P523"><text:tab/>(1) Při služebním zákroku nelze proti<text:s/></text:p>
      <text:p text:style-name="P524"><text:s/></text:p>
      <text:p text:style-name="P525">a) těhotné ženě, osobě vysokého věku a osobě se zjevným zdravotním postižením nebo osobě zjevně mladší 15 let použít úderů a kopů sebeobrany, pout s poutacím opaskem, slzotvorných, elektrických nebo jiných obdobně dočasně zneschopňujících<text:s/>prostředků, obušku a jiného úderného prostředku, služebního psa, vodního stříkače, zásahové výbušky, expanzní zbraně, úderu střelnou zbraní, varovného výstřelu a střelné zbraně,<text:s/></text:p>
      <text:p text:style-name="P526"><text:s/></text:p>
      <text:p text:style-name="P527">b) ženě použít služebního psa, elektrického nebo jiného obdobně dočasně zneschopňujícího prostředku a střelné zbraně;<text:s/></text:p>
      <text:p text:style-name="P528"><text:span text:style-name="T529"><text:tab/>to neplatí, pokud útok těchto osob bezprostředně ohrožuje život nebo zdraví příslušníka nebo jiné osoby anebo hrozí větší škoda na majetku a nebezpečí nelze odvrátit jinak, a v případech uvedených v<text:s/></text:span><text:a xlink:href="aspi://module='ASPI'&amp;link='555/1992%20Sb.%252318'&amp;ucin-k-dni='30.12.9999'" office:target-frame-name="_top" xlink:show="replace"><text:span text:style-name="T530">§ 18 odst. 1 písm. c)</text:span></text:a><text:span text:style-name="T531">.<text:s/></text:span></text:p>
      <text:p text:style-name="P532"><text:s/></text:p>
      <text:p text:style-name="P533"><text:span text:style-name="T534"><text:tab/>(2) Ustanoveními<text:s/></text:span><text:a xlink:href="aspi://module='ASPI'&amp;link='555/1992%20Sb.%252317'&amp;ucin-k-dni='30.12.9999'" office:target-frame-name="_top" xlink:show="replace"><text:span text:style-name="T535">§ 17</text:span></text:a><text:span text:style-name="T536"><text:s/>a<text:s/></text:span><text:a xlink:href="aspi://module='ASPI'&amp;link='555/1992%20Sb.%252318'&amp;ucin-k-dni='30.12.9999'" office:target-frame-name="_top" xlink:show="replace"><text:span text:style-name="T537">18</text:span></text:a><text:span text:style-name="T538"><text:s/>není dotčena povinnost uložená v<text:s/></text:span><text:a xlink:href="aspi://module='ASPI'&amp;link='555/1992%20Sb.%25236'&amp;ucin-k-dni='30.12.9999'" office:target-frame-name="_top" xlink:show="replace"><text:span text:style-name="T539">§ 6 odst. 3</text:span></text:a><text:span text:style-name="T540">.<text:s/></text:span></text:p>
      <text:p text:style-name="P541"><text:s/></text:p>
      <text:p text:style-name="P542"><text:span text:style-name="T543">§ 20<text:s/></text:span><text:a xlink:href="aspi://module='LIT'&amp;link='LIT33247CZ%252320'&amp;ucin-k-dni='30.12.9999'" office:target-frame-name="_top" xlink:show="replace"><text:span text:style-name="T544">[DZ]</text:span></text:a><text:span text:style-name="T545"><text:s/></text:span></text:p>
      <text:p text:style-name="P546"/>
      <text:p text:style-name="P547">Povinnosti příslušníka po použití donucovacího prostředku a střelné zbraně<text:s/></text:p>
      <text:p text:style-name="P548"/>
      <text:p text:style-name="P549"><text:tab/>(1) Jestliže při použití donucovacího prostředku nebo střelné zbraně došlo ke zranění osoby, je příslušník povinen, jakmile to okolnosti dovolí,<text:s/>poskytnout jí první pomoc a zajistit její lékařské ošetření a sepsat o použití donucovacího prostředku záznam.<text:s/></text:p>
      <text:p text:style-name="P550"><text:s/></text:p>
      <text:p text:style-name="P551"><text:tab/>(2) Každé použití donucovacího prostředku nebo střelné zbraně je příslušník povinen bezodkladně oznámit svému nadřízenému.<text:s/></text:p>
      <text:p text:style-name="P552"><text:s/></text:p>
      <text:p text:style-name="P553"><text:span text:style-name="T554"><text:tab/>(3) Ustanoven</text:span><text:span text:style-name="T555">í odstavce 2 se neužije v případě, že donucovací prostředek byl použit v rozsahu a za podmínek stanovených v<text:s/></text:span><text:a xlink:href="aspi://module='ASPI'&amp;link='555/1992%20Sb.%252317'&amp;ucin-k-dni='30.12.9999'" office:target-frame-name="_top" xlink:show="replace"><text:span text:style-name="T556">§ 17 odst. 4 a 5</text:span></text:a><text:span text:style-name="T557">.<text:s/></text:span></text:p>
      <text:p text:style-name="P558"><text:s/></text:p>
      <text:p text:style-name="P559">§ 21<text:s/></text:p>
      <text:p text:style-name="P560"/>
      <text:p text:style-name="P561">Služební zákroky pod jednotným velením<text:s/></text:p>
      <text:p text:style-name="P562"/>
      <text:p text:style-name="P563"><text:tab/>Zakročují-li příslušníci pod jednotným velením, rozhoduje o použití donucovacích prostředků a střelné zbraně za podmínek uvedených v tomto zákoně velitel zákroku. Na něj přecházejí povinnosti, které mají jinak po použití donucovacího prostředku a<text:s/>střelné zbraně jednotliví příslušníci.<text:s/></text:p>
      <text:p text:style-name="P564"><text:s/></text:p>
      <text:p text:style-name="P565">§ 21a<text:s/></text:p>
      <text:p text:style-name="P566"/>
      <text:p text:style-name="P567">Pořizování záznamů<text:s/></text:p>
      <text:p text:style-name="P568"/>
      <text:p text:style-name="P569"><text:tab/>(1) Vězeňská služba může, je-li to nezbytné pro plnění jejích úkolů, pořizovat zvukové, obrazové nebo jiné záznamy osob a věcí nacházejících se v objektech a prostorách jí spravovaných a střežených.<text:s/></text:p>
      <text:p text:style-name="P570"><text:s/></text:p>
      <text:p text:style-name="P571"><text:tab/>(2) Jsou-li k pořizování záznamů podle odstavce 1 zřízeny stálé automatické technické systémy, Vězeňská služba informace o zřízení takových systémů vhodným způsobem uveřejní.<text:s/></text:p>
      <text:p text:style-name="P572"><text:s/></text:p>
      <text:soft-page-break/>
      <text:p text:style-name="P573">Hlava třetí<text:s/></text:p>
      <text:p text:style-name="P574"/>
      <text:p text:style-name="P575">Povinnosti a oprávnění příslušníka při plnění úkolů justiční stráže<text:s/></text:p>
      <text:p text:style-name="P576"/>
      <text:p text:style-name="P577"><text:span text:style-name="T578">§ 22<text:s/></text:span><text:a xlink:href="aspi://module='LIT'&amp;link='LIT33247CZ%252322'&amp;ucin-k-dni='30.12.9999'" office:target-frame-name="_top" xlink:show="replace"><text:span text:style-name="T579">[DZ]</text:span></text:a><text:span text:style-name="T580"><text:s/></text:span></text:p>
      <text:p text:style-name="P581"/>
      <text:p text:style-name="P582"><text:span text:style-name="T583"><text:tab/>(1) Příslušník, který vykonává službu justiční stráže, má povinnosti a oprávnění uvedené v hlavě druhé s výjimkou povinností a oprá</text:span><text:span text:style-name="T584">vnění uvedených v<text:s/></text:span><text:a xlink:href="aspi://module='ASPI'&amp;link='555/1992%20Sb.%252315'&amp;ucin-k-dni='30.12.9999'" office:target-frame-name="_top" xlink:show="replace"><text:span text:style-name="T585">§ 15</text:span></text:a><text:span text:style-name="T586"><text:s/>a<text:s/></text:span><text:a xlink:href="aspi://module='ASPI'&amp;link='555/1992%20Sb.%252316'&amp;ucin-k-dni='30.12.9999'" office:target-frame-name="_top" xlink:show="replace"><text:span text:style-name="T587">16</text:span></text:a><text:span text:style-name="T588">. Při doručování písemností soudu a státního zastupitel</text:span><text:span text:style-name="T589">ství a při provádění dalších úkonů je oprávněn zjišťovat totožnost osob, vůči nimž úkon směřuje.<text:s/></text:span></text:p>
      <text:p text:style-name="P590"><text:s/></text:p>
      <text:p text:style-name="P591"><text:tab/>(2) Příslušník, který vykonává službu justiční stráže, je oprávněn činit i jiná nezbytná opatření k zajištění pořádku a bezpečnosti v budovách soudů, státního zastupitelství a ministerstva, jakož i v jiných místech činnosti soudu a ministerstva a plynulého a nerušeného průběhu soudního řízení.<text:s/></text:p>
      <text:p text:style-name="P592"><text:s/></text:p>
      <text:p text:style-name="P593"><text:tab/>(3) Při plnění svých úkolů je justiční stráž podřízena příslušnému řediteli vazební věznice nebo věznice a řídí<text:s/>se pokyny předsedy soudu, ředitele správního útvaru soudu, předsedy senátu, vedoucího státního zástupce, případně jiného pověřeného zaměstnance soudu, státního zastupitelství nebo ministerstva.<text:s/></text:p>
      <text:p text:style-name="P594"><text:s/></text:p>
      <text:p text:style-name="P595"><text:tab/>(4) Na pokyn předsedy senátu justiční stráž zejména<text:s/></text:p>
      <text:p text:style-name="P596"><text:s/></text:p>
      <text:p text:style-name="P597">a)<text:s/>provádí rozhodnutí o vykázání konkrétních osob z jednací síně nebo jiného místa činnosti soudu, jakož i o vyklizení takových prostor,<text:s/></text:p>
      <text:p text:style-name="P598"><text:s/></text:p>
      <text:p text:style-name="P599">b) chrání úřední a další osoby přítomné v jednací síni nebo jiném místě činnosti soudu před fyzickými útoky,<text:s/></text:p>
      <text:p text:style-name="P600"><text:s/></text:p>
      <text:p text:style-name="P601">c) vykonává pořádkovou službu při vstupu do jednací síně, pokud bylo rozhodnuto o vyloučení veřejnosti nebo bylo přijato opatření proti přeplňování jednací síně.<text:s/></text:p>
      <text:p text:style-name="P602"><text:s/></text:p>
      <text:p text:style-name="P603"><text:tab/>(5) Na pokyn ostatních osob uvedených v odstavci 3 justiční stráž zejména<text:s/></text:p>
      <text:p text:style-name="P604"><text:s/></text:p>
      <text:p text:style-name="P605">a) zabraňuje vstupu nepovolaných osob do určených prostor v místech uvedených v odstavci 2,<text:s/></text:p>
      <text:p text:style-name="P606"><text:s/></text:p>
      <text:p text:style-name="P607">b) zabezpečuje přepravu cenností v úschově soudu nebo státního zastupitelství a přepravu vyšších peněžních částek,<text:s/></text:p>
      <text:p text:style-name="P608"><text:s/></text:p>
      <text:p text:style-name="P609">c) zajišťuje doručování písemností soudu nebo státního zastupitelství v případě, že tento způsob doručení nařídil předseda senátu nebo státní zástupce,<text:s/></text:p>
      <text:p text:style-name="P610"><text:s/></text:p>
      <text:p text:style-name="P611">d) poskytuje doprovod zaměstnancům soudu a státního zastupitelství a poskytuje jim ochranu při jejich úkonech prováděných mimo budovu soudu nebo státního<text:s/>zastupitelství.<text:s/></text:p>
      <text:p text:style-name="P612"><text:s/></text:p>
      <text:p text:style-name="P613"><text:tab/>(6) Bez pokynu oprávněné osoby uvedené v odstavci 3 provede justiční stráž služební zákrok jen tehdy, jestliže zákrok nesnese odkladu a pokynu oprávněné osoby nelze dosáhnout.<text:s/></text:p>
      <text:p text:style-name="P614"><text:s/></text:p>
      <text:p text:style-name="P615"><text:tab/>(7) Justiční stráž poskytuje v budovách soudů, státních<text:s/>zastupitelství nebo v jiných místech činnosti soudů nebo státních zastupitelství podle pokynů předsedy senátu nebo vedoucího státního zástupce ochranu svědkům, jejichž totožnost a podoba má být utajena.<text:s/></text:p>
      <text:p text:style-name="P616"><text:s/></text:p>
      <text:p text:style-name="P617"><text:tab/>(8) V případě potřeby může příslušník, který vykonává službu justiční stráže, vyrozumět nejbližší útvar Policie České republiky a požádat o součinnost.<text:s/></text:p>
      <text:p text:style-name="P618"><text:s/></text:p>
      <text:p text:style-name="P619">§ 22a<text:s/></text:p>
      <text:p text:style-name="P620"/>
      <text:p text:style-name="P621">Držení a používání nebezpečných látek a věcí<text:s/></text:p>
      <text:p text:style-name="P622"/>
      <text:p text:style-name="P623"><text:tab/>(1) Vězeňská služba je oprávněna pro účely výuky, výcviku, zkoušek, expertizní a znalecké činnosti nebo pro výkon jiné činnosti v rámci plněného úkolu nabývat, držet, přechovávat a používat nebezpečné látky a věci. Nebezpečnými látkami a věcmi se pro účely tohoto zákona rozumějí zejména omamné a psychotropní látky a jedy.<text:s/></text:p>
      <text:p text:style-name="P624"><text:s/></text:p>
      <text:p text:style-name="P625"><text:tab/>(2) Vězeňská služba je povinna<text:s/></text:p>
      <text:p text:style-name="P626"><text:s/></text:p>
      <text:p text:style-name="P627">a) přijmout opatření k zamezení neoprávněného nebo nahodilého přístupu k nebezpečným látkám a věcem a k zamezení jejich neoprávněného použití,<text:s/></text:p>
      <text:p text:style-name="P628"><text:s/></text:p>
      <text:p text:style-name="P629">b) vést evidenci nebezpečných látek a věcí,<text:s/></text:p>
      <text:p text:style-name="P630"><text:s/></text:p>
      <text:p text:style-name="P631">c) vést dokumentaci technicko-organizačních opatření k zajištění ochrany nebezpečných látek a věcí a k eliminaci rizik z jejich povahy vyplývajících.<text:s/></text:p>
      <text:p text:style-name="P632"><text:s/></text:p>
      <text:p text:style-name="P633">Hlava čtvrtá<text:s/></text:p>
      <text:p text:style-name="P634"/>
      <text:p text:style-name="P635">Náhrada škody<text:s/></text:p>
      <text:p text:style-name="P636"/>
      <text:p text:style-name="P637"><text:span text:style-name="T638">§ 23<text:s/></text:span><text:a xlink:href="aspi://module='LIT'&amp;link='LIT33247CZ%252323'&amp;ucin-k-dni='30.12.9999'" office:target-frame-name="_top" xlink:show="replace"><text:span text:style-name="T639">[DZ]</text:span></text:a><text:span text:style-name="T640"><text:s/></text:span></text:p>
      <text:p text:style-name="P641"/>
      <text:p text:style-name="P642"><text:tab/>(1) Stát odpovídá za škodu osobě, která poskytla pomoc Vězeňské službě nebo příslušníkovi na jejich žádost nebo s<text:s/><text:soft-page-break/>jejich vědomím (dále jen "poškozený"). Stát se této odpovědnosti může zprostit jen tehdy, způsobil-li si tuto škodu poškozený úmyslně.<text:s/></text:p>
      <text:p text:style-name="P643"><text:s/></text:p>
      <text:p text:style-name="P644"><text:tab/>(2) Došlo-li u poškozeného<text:s/>k újmě na zdraví nebo smrti, určí se rozsah a výše náhrady škody podle předpisů o odškodňování pracovních úrazů pracovníků. Vláda České republiky stanoví nařízením, ve kterých případech a v jakém rozsahu<text:s/></text:p>
      <text:p text:style-name="P645"><text:s/></text:p>
      <text:p text:style-name="P646">a) náleží poškozenému vedle nároků podle pracovněprávních předpisů jednorázové mimořádné odškodnění,<text:s/></text:p>
      <text:p text:style-name="P647"><text:s/></text:p>
      <text:p text:style-name="P648">b) se zvyšuje jednorázové odškodnění náležející podle pracovněprávních předpisů pozůstalým po poškozeném a kdy lze takové odškodnění přiznat osobám, které byly na poškozeného odkázány výživou.<text:s/></text:p>
      <text:p text:style-name="P649"><text:s/></text:p>
      <text:p text:style-name="P650"><text:tab/>(3)<text:s/>Stát odpovídá i za škodu na věcech, která poškozenému vznikla v souvislosti s poskytováním pomoci podle odstavce 1. Přitom se hradí skutečná škoda a ušlý zisk (jiná škoda), a to uvedením v předešlý stav. Není-li to možné nebo účelné, hradí se škoda v penězích. Poškozenému může být přiznána i úhrada nákladů spojených s pořízením nové věci náhradou za věc poškozenou.<text:s/></text:p>
      <text:p text:style-name="P651"><text:s/></text:p>
      <text:p text:style-name="P652"><text:tab/>(4) Stát odpovídá i za škodu, kterou osoba způsobila v souvislosti s pomocí poskytnutou Vězeňské službě nebo příslušníkovi.<text:s/></text:p>
      <text:p text:style-name="P653"><text:s/></text:p>
      <text:p text:style-name="P654"><text:tab/>(5) Stát odpovídá i za škodu způsobenou Vězeňskou službou v souvislosti s plněním jejích úkolů stanovených tímto zákonem. To neplatí, pokud se jedná o škodu způsobenou osobě, která svým protiprávním jednáním oprávněný a přiměřený zákrok vyvolala nebo si škodu úmyslně způsobila sama.<text:s/></text:p>
      <text:p text:style-name="P655"><text:s/></text:p>
      <text:p text:style-name="P656"><text:tab/>(6) Náhradu škody poskytuje v zastoupení státu ministerstvo.<text:s/></text:p>
      <text:p text:style-name="P657"><text:s/></text:p>
      <text:p text:style-name="P658">Hlava pátá<text:s/></text:p>
      <text:p text:style-name="P659"/>
      <text:p text:style-name="P660">Vedení evidence osob ve výkonu zabezpečovací detence, ve výkonu vazby a trestu odnětí svobody<text:s/></text:p>
      <text:p text:style-name="P661"/>
      <text:p text:style-name="P662">§ 23a<text:s/></text:p>
      <text:p text:style-name="P663"/>
      <text:p text:style-name="P664"><text:tab/>(1) Evidence osob ve výkonu zabezpečovací detence, vazby a výkonu trestu odnětí svobody na území České republiky obsahuje<text:s/></text:p>
      <text:p text:style-name="P665"><text:s/></text:p>
      <text:p text:style-name="P666">a) údaje převzaté z rozhodnutí orgánů činných v trestním řízení oznámených Vězeňské službě,<text:s/></text:p>
      <text:p text:style-name="P667"><text:s/></text:p>
      <text:p text:style-name="P668">b) údaje umožňující určení totožnosti každé osoby ve výkonu zabezpečovací detence a uvězněné osoby,<text:s/></text:p>
      <text:p text:style-name="P669"><text:s/></text:p>
      <text:p text:style-name="P670">c) údaje o průběhu výkonu zabezpečovací detence, vazby nebo trestu odnětí svobody včetně údajů o přesném místě a době, kdy taková osoba vykonávala zabezpečovací detenci, vazbu nebo trest odnětí svobody, přehledu o udělených odměnách a uložených kázeňských trestech a údajů o výsledcích zdravotních prohlídek.<text:s/></text:p>
      <text:p text:style-name="P671"><text:s/></text:p>
      <text:p text:style-name="P672"><text:span text:style-name="T673"><text:tab/>(2) Na zpracování osobních údajů v evidenci uvedené v odstavci 1 se užije zvláštní zákon</text:span><text:span text:style-name="T674">6)</text:span><text:span text:style-name="T675"><text:s/>s těmito výjimkami:<text:s/></text:span></text:p>
      <text:p text:style-name="P676"><text:s/></text:p>
      <text:p text:style-name="P677">a) ke zpracování osobních údajů v této evidenci není třeba souhlasu<text:s/>osoby, jíž se údaje týkají,<text:s/></text:p>
      <text:p text:style-name="P678"><text:s/></text:p>
      <text:p text:style-name="P679">b) Vězeňská služba nemá povinnost informovat osobu, jíž se údaje týkají, o obsahu své evidence,<text:s/></text:p>
      <text:p text:style-name="P680"><text:s/></text:p>
      <text:p text:style-name="P681">c) k předání osobních údajů z této evidence do jiných států, pokud se tak děje v rámci spolupráce v trestních věcech uskutečňované na základě vyhlášené mezinárodní smlouvy, kterou je Česká republika vázána, není nutný předchozí souhlas Úřadu pro ochranu osobních údajů,<text:s/></text:p>
      <text:p text:style-name="P682"><text:s/></text:p>
      <text:p text:style-name="P683">d) osobní údaje se v evidenci uchovávají nejméně 10 let od propuštění osoby, které se tyto údaje týkají, z výkonu zabezpečovací detence, vazby nebo trestu odnětí svobody.<text:s/></text:p>
      <text:p text:style-name="P684"><text:s/></text:p>
      <text:p text:style-name="P685"><text:tab/>(3) Údaje z evidence osob ve výkonu zabezpečovací detence, ve výkonu vazby a výkonu trestu odnětí svobody Vězeňská služba poskytuje na žádost<text:s/></text:p>
      <text:p text:style-name="P686"><text:s/></text:p>
      <text:p text:style-name="P687">a) orgánům činným v trestním řízení a zpravodajským službám České republiky,<text:s/></text:p>
      <text:p text:style-name="P688"><text:s/></text:p>
      <text:p text:style-name="P689">b) soudům a státním zastupitelstvím při výkonu jejich další působnosti,<text:s/></text:p>
      <text:p text:style-name="P690"><text:s/></text:p>
      <text:p text:style-name="P691">c) správním orgánům a Rejstříku trestů, pokud je potřebují pro svou činnost,<text:s/></text:p>
      <text:p text:style-name="P692"><text:s/></text:p>
      <text:p text:style-name="P693">d) jiným osobám, pokud na poskytnutí informace osvědčí právní zájem a jejímu sdělení nebrání zvláštní zákon.<text:s/></text:p>
      <text:p text:style-name="P694"><text:s/></text:p>
      <text:p text:style-name="P695"><text:tab/>(4) Žadatel, který má zřízenu datovou schránku, podává žádost prostřednictvím datové schránky.<text:s/></text:p>
      <text:p text:style-name="P696"><text:s/></text:p>
      <text:p text:style-name="P697"><text:tab/>(5) Vězeňské službě poskytuje Ministerstvo vnitra pro účely evidence podle odstavce 1 a pro účely ověření totožnosti osoby ve výkonu vazby, zabezpečovací detence nebo trestu odnětí svobody ze základního registru obyvatel o subjektech údajů referenční údaje, kterými jsou<text:s/></text:p>
      <text:p text:style-name="P698"><text:s/></text:p>
      <text:p text:style-name="P699">a) příjmení,<text:s/></text:p>
      <text:p text:style-name="P700"><text:s/></text:p>
      <text:p text:style-name="P701">b) jméno, popřípadě jména,<text:s/></text:p>
      <text:soft-page-break/>
      <text:p text:style-name="P702"><text:s/></text:p>
      <text:p text:style-name="P703">c) adresa místa pobytu,<text:s/></text:p>
      <text:p text:style-name="P704"><text:s/></text:p>
      <text:p text:style-name="P705">d) datum, místo a<text:s/>okres narození; u subjektu údajů, který se narodil v cizině, datum, místo a stát, kde se narodil,<text:s/></text:p>
      <text:p text:style-name="P706"><text:s/></text:p>
      <text:p text:style-name="P707">e) datum, místo a okres úmrtí; jde-li o úmrtí subjektu údajů mimo území České republiky, datum úmrtí, místo a stát, na jehož území k úmrtí došlo; je-li vydáno rozhodnutí soudu o prohlášení za mrtvého, den, který je v rozhodnutí uveden jako den smrti nebo den, který subjekt údajů prohlášený za mrtvého nepřežil, a datum nabytí právní moci tohoto rozhodnutí,<text:s/></text:p>
      <text:p text:style-name="P708"><text:s/></text:p>
      <text:p text:style-name="P709">f) státní občanství, popřípadě více státních občanství.<text:s/></text:p>
      <text:p text:style-name="P710"><text:s/></text:p>
      <text:p text:style-name="P711"><text:tab/>(6) Vězeňské službě poskytuje Ministerstvo vnitra pro účely evidence podle odstavce 1 a pro účely ověření totožnosti osoby ve výkonu vazby, zabezpečovací detence nebo trestu odnětí svobody z agendového informačního systému evidence obyvatel o státních občanech České republiky a bývalých státních občanech, kteří pozbyli státní občanství České republiky, údaje, kterými jsou<text:s/></text:p>
      <text:p text:style-name="P712"><text:s/></text:p>
      <text:p text:style-name="P713">a) jméno, popřípadě jména, příjmení, včetně předchozích příjmení, rodné příjmení,<text:s/></text:p>
      <text:p text:style-name="P714"><text:s/></text:p>
      <text:p text:style-name="P715">b) datum narození,<text:s/></text:p>
      <text:p text:style-name="P716"><text:s/></text:p>
      <text:p text:style-name="P717">c) pohlaví,<text:s/></text:p>
      <text:p text:style-name="P718"><text:s/></text:p>
      <text:p text:style-name="P719">d)<text:s/>místo a okres narození; u občana, který se narodil v cizině, místo a stát, kde se narodil,<text:s/></text:p>
      <text:p text:style-name="P720"><text:s/></text:p>
      <text:p text:style-name="P721">e) rodné číslo,<text:s/></text:p>
      <text:p text:style-name="P722"><text:s/></text:p>
      <text:p text:style-name="P723">f) státní občanství, popřípadě více státních občanství,<text:s/></text:p>
      <text:p text:style-name="P724"><text:s/></text:p>
      <text:p text:style-name="P725">g) adresa místa trvalého pobytu, včetně předchozích adres místa trvalého pobytu, popřípadě též adresa, na kterou mají být doručovány písemnosti podle jiného právního předpisu,<text:s/></text:p>
      <text:p text:style-name="P726"><text:s/></text:p>
      <text:p text:style-name="P727">h) počátek trvalého pobytu, popřípadě datum zrušení údaje o místu trvalého pobytu nebo datum ukončení trvalého pobytu na území České republiky,<text:s/></text:p>
      <text:p text:style-name="P728"><text:s/></text:p>
      <text:p text:style-name="P729">i) omezení svéprávnosti, jméno, popřípadě jména, příjmení a rodné číslo opatrovníka; nebylo-li opatrovníkovi rodné číslo přiděleno, datum, místo a okres narození; je-li opatrovníkem ustanoven orgán místní správy, název a adresa sídla,<text:s/></text:p>
      <text:p text:style-name="P730"><text:s/></text:p>
      <text:p text:style-name="P731">j) jméno, popřípadě jména, příjmení, včetně předchozích příjmení, rodné číslo otce, matky, popřípadě jiného zákonného zástupce; v případě, že jeden z rodičů nebo jiný zákonný zástupce nemá přiděleno rodné číslo, jméno, popřípadě jména, příjmení, datum narození; je-li jiným zákonným zástupcem dítěte právnická osoba, název a adresa sídla,<text:s/></text:p>
      <text:p text:style-name="P732"><text:s/></text:p>
      <text:p text:style-name="P733">k) rodinný stav, datum, místo a okres uzavření manželství, došlo-li k uzavření manželství mimo území České republiky, místo a stát, datum nabytí právní moci rozhodnutí soudu o prohlášení manželství<text:s/>za neplatné, datum nabytí právní moci rozhodnutí soudu o neexistenci manželství, datum zániku manželství smrtí jednoho z manželů, nebo datum nabytí právní moci rozhodnutí soudu o prohlášení jednoho z manželů za mrtvého a den, který byl v pravomocném rozhodnutí o prohlášení za mrtvého uveden jako den smrti, popřípadě jako den, který manžel prohlášený za mrtvého nepřežil, anebo datum nabytí právní moci rozhodnutí soudu o rozvodu manželství,<text:s/></text:p>
      <text:p text:style-name="P734"><text:s/></text:p>
      <text:p text:style-name="P735">l) datum a místo vzniku registrovaného partnerství, datum nabytí<text:s/>právní moci rozhodnutí soudu o neplatnosti nebo o neexistenci registrovaného partnerství, datum zániku registrovaného partnerství smrtí jednoho z registrovaných partnerů (dále jen „registrovaný partner“), nebo datum nabytí právní moci rozhodnutí soudu o prohlášení jednoho z partnerů za mrtvého a den, který byl v pravomocném rozhodnutí soudu o prohlášení za mrtvého uveden jako den smrti, popřípadě jako den, který partner prohlášený za mrtvého nepřežil, anebo datum nabytí právní moci rozhodnutí soudu o zrušení registrovaného partnerství,<text:s/></text:p>
      <text:p text:style-name="P736"><text:s/></text:p>
      <text:p text:style-name="P737">m) jméno, popřípadě jména, příjmení, včetně předchozích příjmení, a rodné číslo manžela nebo partnera; je-li manželem nebo partnerem fyzická osoba, která nemá přiděleno rodné číslo, jméno, popřípadě jména, příjmení manžela<text:s/>nebo partnera a datum jeho narození,<text:s/></text:p>
      <text:p text:style-name="P738"><text:s/></text:p>
      <text:p text:style-name="P739">n) jméno, popřípadě jména, příjmení, včetně předchozích příjmení, a rodné číslo dítěte; je-li dítě cizinec, který nemá přiděleno rodné číslo, jméno, popřípadě jména, příjmení dítěte a datum jeho narození,<text:s/></text:p>
      <text:p text:style-name="P740"><text:s/></text:p>
      <text:p text:style-name="P741">o) o osvojenci údaje v rozsahu<text:s/></text:p>
      <text:p text:style-name="P742">1. stupeň osvojení,<text:s/></text:p>
      <text:p text:style-name="P743">2. původní a nové jméno, popřípadě jména, příjmení osvojence,<text:s/></text:p>
      <text:p text:style-name="P744">3. původní a nové rodné číslo osvojence,<text:s/></text:p>
      <text:p text:style-name="P745">4. datum, místo a okres narození,<text:s/></text:p>
      <text:p text:style-name="P746">5. rodná čísla osvojitelů; v případě, že osvojiteli nebylo přiděleno rodné číslo, údaje o jménu, popřípadě jménech, příjmení a datu narození osvojitele,<text:s/></text:p>
      <text:p text:style-name="P747">6. rodná čísla otce a matky; pokud jim nebylo přiděleno, jejich jméno, popřípadě jména, příjmení a datum narození,<text:s/></text:p>
      <text:p text:style-name="P748">7. datum nabytí právní moci rozhodnutí o osvojení nebo rozhodnutí o zrušení osvojení,<text:s/></text:p>
      <text:p text:style-name="P749"><text:s/></text:p>
      <text:p text:style-name="P750">p) den, který byl v rozhodnutí soudu o prohlášení za nezvěstného uveden jako den, kdy nastaly účinky prohlášení nezvěstnosti, a datum nabytí právní moci rozhodnutí soudu o prohlášení za nezvěstného,<text:s/></text:p>
      <text:p text:style-name="P751"><text:s/></text:p>
      <text:p text:style-name="P752">q) datum, místo a okres úmrtí; jde-li o úmrtí občana mimo území České republiky, datum úmrtí, místo a stát, na jehož území k úmrtí došlo,<text:s/></text:p>
      <text:soft-page-break/>
      <text:p text:style-name="P753"><text:s/></text:p>
      <text:p text:style-name="P754">r) den, který byl v rozhodnutí soudu o prohlášení za mrtvého uveden jako den smrti, popřípadě jako den, který občan prohlášený za mrtvého<text:s/>nepřežil,<text:s/></text:p>
      <text:p text:style-name="P755"><text:s/></text:p>
      <text:p text:style-name="P756">s) záznam o poskytnutí údajů.<text:s/></text:p>
      <text:p text:style-name="P757"><text:s/></text:p>
      <text:p text:style-name="P758"><text:tab/>(7) Vězeňské službě poskytuje Policie České republiky pro účely evidence podle odstavce 1 a pro účely ověření totožnosti osoby ve výkonu vazby, zabezpečovací detence nebo trestu odnětí svobody z informačního<text:s/>systému cizinců údaje, kterými jsou<text:s/></text:p>
      <text:p text:style-name="P759"><text:s/></text:p>
      <text:p text:style-name="P760">a) jméno, popřípadě jména, příjmení, rodné příjmení,<text:s/></text:p>
      <text:p text:style-name="P761"><text:s/></text:p>
      <text:p text:style-name="P762">b) datum narození,<text:s/></text:p>
      <text:p text:style-name="P763"><text:s/></text:p>
      <text:p text:style-name="P764">c) pohlaví,<text:s/></text:p>
      <text:p text:style-name="P765"><text:s/></text:p>
      <text:p text:style-name="P766">d) místo a stát, kde se cizinec narodil; v případě, že se cizinec narodil na území České republiky, místo a okres narození,<text:s/></text:p>
      <text:p text:style-name="P767"><text:s/></text:p>
      <text:p text:style-name="P768">e) rodné číslo,<text:s/></text:p>
      <text:p text:style-name="P769"><text:s/></text:p>
      <text:p text:style-name="P770">f) fotografie,<text:s/></text:p>
      <text:p text:style-name="P771"><text:s/></text:p>
      <text:p text:style-name="P772">g) státní občanství, popřípadě více státních občanství,<text:s/></text:p>
      <text:p text:style-name="P773"><text:s/></text:p>
      <text:p text:style-name="P774">h) druh a adresa místa pobytu,<text:s/></text:p>
      <text:p text:style-name="P775"><text:s/></text:p>
      <text:p text:style-name="P776">i) číslo a platnost oprávnění k pobytu,<text:s/></text:p>
      <text:p text:style-name="P777"><text:s/></text:p>
      <text:p text:style-name="P778">j) počátek pobytu, popřípadě datum ukončení pobytu,<text:s/></text:p>
      <text:p text:style-name="P779"><text:s/></text:p>
      <text:p text:style-name="P780">k) omezení svéprávnosti,<text:s/></text:p>
      <text:p text:style-name="P781"><text:s/></text:p>
      <text:p text:style-name="P782">l) správní vyhoštění a doba, po kterou není umožněn vstup na území České republiky,<text:s/></text:p>
      <text:p text:style-name="P783"><text:s/></text:p>
      <text:p text:style-name="P784">m) rodinný stav, datum a místo uzavření manželství, datum nabytí právní moci rozhodnutí soudu o prohlášení manželství za neplatné, datum nabytí právní moci rozhodnutí<text:s/>soudu o neexistenci manželství, datum zániku manželství smrtí jednoho z manželů, nebo datum nabytí právní moci rozhodnutí soudu o prohlášení jednoho z manželů za mrtvého a den, který byl v pravomocném rozhodnutí soudu o prohlášení za mrtvého uveden jako den smrti, popřípadě jako den, který manžel prohlášený za mrtvého nepřežil, anebo datum nabytí právní moci rozhodnutí soudu o rozvodu manželství,<text:s/></text:p>
      <text:p text:style-name="P785"><text:s/></text:p>
      <text:p text:style-name="P786">n) datum a místo vzniku registrovaného partnerství, datum nabytí právní moci rozhodnutí<text:s/>soudu o neplatnosti nebo o neexistenci registrovaného partnerství, datum zániku registrovaného partnerství smrtí jednoho z partnerů, nebo datum nabytí právní moci rozhodnutí soudu o prohlášení jednoho z partnerů za mrtvého a den, který byl v pravomocném rozhodnutí soudu o prohlášení za mrtvého uveden jako den smrti, popřípadě jako den, který partner prohlášený za mrtvého nepřežil, anebo datum nabytí právní moci rozhodnutí soudu o zrušení registrovaného partnerství,<text:s/></text:p>
      <text:p text:style-name="P787"><text:s/></text:p>
      <text:p text:style-name="P788">o) jméno, popřípadě jména, příjmení manžela nebo partnera a jeho rodné číslo; je-li manžel nebo partner cizinec, který nemá přiděleno rodné číslo, jméno, popřípadě jména, příjmení a datum narození,<text:s/></text:p>
      <text:p text:style-name="P789"><text:s/></text:p>
      <text:p text:style-name="P790">p) jméno, popřípadě jména, příjmení dítěte, pokud je cizincem, a jeho rodné číslo; v případě,<text:s/>že dítěti nebylo rodné číslo přiděleno, jméno, popřípadě jména, příjmení a datum narození,<text:s/></text:p>
      <text:p text:style-name="P791"><text:s/></text:p>
      <text:p text:style-name="P792">q) jméno, popřípadě jména, příjmení otce, matky, popřípadě jiného zákonného zástupce, pokud jsou cizinci, a jejich rodné číslo; v případě, že jeden z rodičů nebo<text:s/>jiný zákonný zástupce nemá přiděleno rodné číslo, jméno, popřípadě jména, příjmení a datum narození,<text:s/></text:p>
      <text:p text:style-name="P793"><text:s/></text:p>
      <text:p text:style-name="P794">r) o osvojenci, pokud je cizincem,<text:s/></text:p>
      <text:p text:style-name="P795">1. stupeň osvojení,<text:s/></text:p>
      <text:p text:style-name="P796">2. původní a nové jméno, popřípadě jména, příjmení osvojence,<text:s/></text:p>
      <text:p text:style-name="P797">3. původní a nové rodné číslo osvojence,<text:s/></text:p>
      <text:p text:style-name="P798">4. datum a místo narození,<text:s/></text:p>
      <text:p text:style-name="P799">5. rodná čísla osvojitelů; v případě, že osvojiteli nebylo přiděleno rodné číslo, údaje o jménu, popřípadě jménech, příjmení a datu narození osvojitele,<text:s/></text:p>
      <text:p text:style-name="P800">6. rodná čísla otce a matky; pokud jim nebylo přiděleno, údaje<text:s/>o jejich jménu, popřípadě jménech, příjmení a datu narození; tyto údaje se neoznamují, pokud se jedná o osvojence narozeného ženě s trvalým pobytem v České republice, která jej porodila a písemně požádala o utajení své osoby v souvislosti s porodem,<text:s/></text:p>
      <text:p text:style-name="P801">7. datum nabytí právní moci rozhodnutí o osvojení nebo rozhodnutí o zrušení osvojení,<text:s/></text:p>
      <text:p text:style-name="P802"><text:s/></text:p>
      <text:p text:style-name="P803">s) vyhoštění a doba, po kterou není umožněn vstup na území České republiky,<text:s/></text:p>
      <text:p text:style-name="P804"><text:s/></text:p>
      <text:p text:style-name="P805">t) den, který byl v rozhodnutí soudu o prohlášení za nezvěstného uveden jako den, kdy nastaly<text:s/>účinky prohlášení nezvěstnosti, a datum nabytí právní moci rozhodnutí soudu o prohlášení za nezvěstného,<text:s/></text:p>
      <text:p text:style-name="P806"><text:s/></text:p>
      <text:p text:style-name="P807">u) datum, místo a okres úmrtí; jde-li o úmrtí mimo území České republiky, stát, na jehož území k úmrtí došlo, popřípadě datum úmrtí,<text:s/></text:p>
      <text:p text:style-name="P808"><text:s/></text:p>
      <text:soft-page-break/>
      <text:p text:style-name="P809">v) den, který byl v rozhodnutí soudu o prohlášení za mrtvého uveden jako den smrti, popřípadě jako den, který cizinec prohlášený za mrtvého nepřežil,<text:s/></text:p>
      <text:p text:style-name="P810"><text:s/></text:p>
      <text:p text:style-name="P811">w) jméno, popřípadě jména, příjmení<text:s/></text:p>
      <text:p text:style-name="P812">1. zletilého nezaopatřeného dítěte cizince s povolením k pobytu na území České republiky,<text:s/></text:p>
      <text:p text:style-name="P813">2. nezletilého cizince, který byl cizinci s povolením k pobytu na území České republiky nebo jeho manželu rozhodnutím příslušného orgánu svěřen do náhradní rodinné péče, nebo který byl cizincem s povolením k pobytu na území České republiky nebo jeho manželem osvojen anebo jehož poručníkem nebo manželem jeho poručníka je cizinec s povolením k pobytu na území České republiky,<text:s/></text:p>
      <text:p text:style-name="P814">3. osamělého cizince staršího 65 let nebo bez ohledu na věk cizince, který se o sebe nedokáže ze zdravotních důvodů sám<text:s/>postarat, jde-li o sloučení rodiny s rodičem nebo dítětem s povolením k pobytu na území České republiky,<text:s/></text:p>
      <text:p text:style-name="P815">4. cizince, který je nezaopatřeným přímým příbuzným ve vzestupné nebo sestupné linii nebo takovým příbuzným manžela občana Evropské unie,<text:s/></text:p>
      <text:p text:style-name="P816">5. rodiče nezletilého cizince, kterému byl udělen azyl podle zvláštního právního předpisu, a jeho rodné číslo; jde-li o cizince, kteří nemají přiděleno rodné číslo, jméno, popřípadě jména, příjmení a datum narození,<text:s/></text:p>
      <text:p text:style-name="P817"><text:s/></text:p>
      <text:p text:style-name="P818">x) záznam o poskytnutí údajů.<text:s/></text:p>
      <text:p text:style-name="P819"><text:s/></text:p>
      <text:p text:style-name="P820"><text:tab/>(8) Údaje, které jsou vedeny jako referenční údaje v základním registru obyvatel, se využijí z agendového informačního systému evidence obyvatel nebo informačního systému cizinců, pouze pokud jsou ve tvaru předcházejícím současný stav.<text:s/></text:p>
      <text:p text:style-name="P821"><text:s/></text:p>
      <text:p text:style-name="P822"><text:tab/>(9) Vězeňská služba je oprávněna pro účely evidence podle odstavce 1 vyžádat si opis z evidence Rejstříku trestů podle zvláštního právního předpisu. Žádost o vydání opisu z evidence Rejstříku trestů a opis z evidence Rejstříku trestů se předávají v elektronické podobě způsobem umožňujícím dálkový přístup.<text:s/></text:p>
      <text:p text:style-name="P823"><text:s/></text:p>
      <text:p text:style-name="P824"><text:tab/>(10) Neskončilo-li trestní stíhání, ve kterém byl obviněný ve vazbě, pravomocným odsouzením, může Vězeňská služba osobní údaje takové osoby poskytovat podle odstavce 3 písm. c) a d) jen s jejím souhlasem.<text:s/></text:p>
      <text:p text:style-name="P825"><text:s/></text:p>
      <text:p text:style-name="P826"><text:tab/>(11) Z poskytovaných údajů lze v konkrétním případě použít vždy jen takové údaje, které jsou nezbytné ke splnění daného úkolu.<text:s/></text:p>
      <text:p text:style-name="P827"><text:s/></text:p>
      <text:p text:style-name="P828"><text:tab/>(12) Vězeňská služba je pro účely správy placení pohledávek oprávněna požadovat z agendových informačních systémů o důchodech a o výsluhových příspěvcích vojáků a příslušníků bezpečnostních sborů poskytnutí údaje, zda osoba ve výkonu vazby, zabezpečovací detence nebo trestu odnětí svobody je poživatelem důchodu nebo výsluhového příspěvku, a to způsobem umožňujícím dálkový a nepřetržitý přístup.<text:s/></text:p>
      <text:p text:style-name="P829"><text:s/></text:p>
      <text:p text:style-name="P830"><text:span text:style-name="T831"><text:tab/>(</text:span><text:span text:style-name="T832">13) Vězeňská služba neposkytuje podle zvláštního právního předpisu</text:span><text:span text:style-name="T833">9)</text:span><text:span text:style-name="T834"><text:s/>údaje vedené pro účely evidence podle odstavce 1, informace, které souvisí s ochranou a obranou objektů, ve kterých je vykonávána zabezpečovací detence, vazba a trest odnětí svobody, o vo</text:span><text:span text:style-name="T835">zidlech užívaných k přepravě vězněných osob a o způsobu a rozsahu ochrany a střežení osob.<text:s/></text:span></text:p>
      <text:p text:style-name="P836"><text:s/></text:p>
      <text:p text:style-name="P837">Hlava šestá<text:s/></text:p>
      <text:p text:style-name="P838"/>
      <text:p text:style-name="P839">Hospodářská činnost Vězeňské služby<text:s/></text:p>
      <text:p text:style-name="P840"/>
      <text:p text:style-name="P841">§ 23b<text:s/></text:p>
      <text:p text:style-name="P842"/>
      <text:p text:style-name="P843"><text:tab/>(1) Vězeňská služba může provozovat hospodářskou činnost mimo svoji činnost hlavní, pro niž byla zřízena, zejména za účelem zaměstnávání osob ve výkonu trestu odnětí svobody nebo umístěných v ústavech pro výkon zabezpečovací detence.<text:s/></text:p>
      <text:p text:style-name="P844"><text:s/></text:p>
      <text:p text:style-name="P845"><text:tab/>(2) Hospodářská činnost je provozována za účelem dosažení kladného výsledku hospodaření; to platí i pro jednotlivé provozovny, v nichž je hospodářská činnost provozována.<text:s/></text:p>
      <text:p text:style-name="P846"><text:s/></text:p>
      <text:p text:style-name="P847"><text:tab/>(3) Organizační jednotky Vězeňské služby, které jsou věznicí nebo ústavem pro výkon zabezpečovací detence, sledují hospodaření provozovny odděleně od hlavní činnosti a od hospodaření s prostředky rozpočtu věznice nebo ústavu pro výkon zabezpečovací detence. Peněžní prostředky používané pro provoz hospodářské činnosti jsou vedeny na zvláštním bankovním účtu.<text:s/></text:p>
      <text:p text:style-name="P848"><text:s/></text:p>
      <text:p text:style-name="P849"><text:tab/>(4) Provozní výdaje hospodářské činnosti musí být v plné výši pokryty příjmy z této činnosti.<text:s/></text:p>
      <text:p text:style-name="P850"><text:s/></text:p>
      <text:p text:style-name="P851"><text:span text:style-name="T852"><text:tab/>(5) Kladný rozdíl příjmů a výdajů dosažený za kalendářní rok v rámci hospodářské činnosti je mimorozpočtovým zdrojem, se kterým je možno nakládat způsobem uvedeným ve zvláštním právním předpisu</text:span><text:span text:style-name="T853">6c)</text:span><text:span text:style-name="T854">.<text:s/></text:span></text:p>
      <text:p text:style-name="P855"><text:s/></text:p>
      <text:p text:style-name="P856">Hlava sedmá<text:s/></text:p>
      <text:p text:style-name="P857"/>
      <text:p text:style-name="P858">Společná, přechodná a závěrečná ustanovení<text:s/></text:p>
      <text:p text:style-name="P859"/>
      <text:p text:style-name="P860"><text:span text:style-name="T861">§ 24<text:s/></text:span><text:a xlink:href="aspi://module='LIT'&amp;link='LIT33247CZ%252324'&amp;ucin-k-dni='30.12.9999'" office:target-frame-name="_top" xlink:show="replace"><text:span text:style-name="T862">[DZ]</text:span></text:a><text:span text:style-name="T863"><text:s/></text:span></text:p>
      <text:p text:style-name="P864"/>
      <text:p text:style-name="P865"><text:tab/>(1) Vězeňská služba spolupracuje při plnění svých úkolů zejména s ozbrojenými bezpečnostními orgány České republiky, s dalšími orgány státu, s orgány obcí a s obdobnými institucemi v zahraničí.<text:s/></text:p>
      <text:p text:style-name="P866"><text:s/></text:p>
      <text:p text:style-name="P867"><text:tab/>(2) V případě, že v ústavu pro výkon zabezpečovací detence, ve vazební věznici nebo věznici vznikne mimořádná situace a Vězeňská služba nemůže zajistit pořádek a bezpečnost v těchto místech vlastními prostředky, může Vězeňská služba<text:s/><text:soft-page-break/>požádat o zásah Policii České republiky.<text:s/></text:p>
      <text:p text:style-name="P868"><text:s/></text:p>
      <text:p text:style-name="P869">§ 24a<text:s/></text:p>
      <text:p text:style-name="P870"/>
      <text:p text:style-name="P871"><text:tab/>(1) Příslušníci mohou být povoláni vládou k plnění úkolů Policie České republiky, pokud síly a prostředky Policie České republiky nebudou dostatečné k zajištění vnitřního pořádku a bezpečnosti, a to na dobu nezbytně nutnou.<text:s/></text:p>
      <text:p text:style-name="P872"><text:s/></text:p>
      <text:p text:style-name="P873"><text:tab/>(2) Příslušníci při plnění úkolů podle odstavce 1 mají oprávnění a povinnosti jako příslušníci Policie České republiky podle zvláštního právního předpisu.6e)<text:s/></text:p>
      <text:p text:style-name="P874"><text:s/></text:p>
      <text:p text:style-name="P875">§ 24b<text:s/></text:p>
      <text:p text:style-name="P876"/>
      <text:p text:style-name="P877"><text:tab/>(1) Vězeňská služba užívá zvláštní barevné provedení a označení služebních vozidel.<text:s/></text:p>
      <text:p text:style-name="P878"><text:s/></text:p>
      <text:p text:style-name="P879"><text:tab/>(2) Způsob vnějšího označení příslušníků, zvláštní barevné provedení a označení služebních vozidel ve Vězeňské službě upraví ministerstvo vyhláškou.<text:s/></text:p>
      <text:p text:style-name="P880"><text:s/></text:p>
      <text:p text:style-name="P881">§ 24c<text:s/></text:p>
      <text:p text:style-name="P882"/>
      <text:p text:style-name="P883"><text:tab/>(1) Generální ředitel a jeho náměstek mají nárok na užívání služebního vozidla k výkonu funkce nebo v souvislosti s ní a k zajištění jejich okamžité dosažitelnosti.<text:s/></text:p>
      <text:p text:style-name="P884"><text:s/></text:p>
      <text:p text:style-name="P885"><text:tab/>(2) Generální ředitel může ředitelům vazebních věznic nebo věznic povolit použití služebního vozidla k cestě z místa trvalého nebo jiného pobytu do služby a zpět v souvislosti s plněním povinností v krizových štábech, bezpečnostních radách, při nařízené služební pohotovosti, při službě konané nad základní dobu služby v kalendářním týdnu, při návratu ze služební cesty mimo dobu služby a v dalších případech, kdy to vyžaduje důležitý zájem služby.<text:s/></text:p>
      <text:p text:style-name="P886"><text:s/></text:p>
      <text:p text:style-name="P887"><text:tab/>(3) Generální ředitel může povolit použití služebního vozidla příslušníkovi nebo občanskému zaměstnanci Vězeňské služby k cestě z místa jeho trvalého nebo jiného pobytu a zpět, vyžaduje-li to řešení krizových situací.6f)<text:s/></text:p>
      <text:p text:style-name="P888"><text:s/></text:p>
      <text:p text:style-name="P889"><text:span text:style-name="T890">§ 25<text:s/></text:span><text:a xlink:href="aspi://module='LIT'&amp;link='LIT33247CZ%252325'&amp;ucin-k-dni='30.12.9999'" office:target-frame-name="_top" xlink:show="replace"><text:span text:style-name="T891">[DZ]</text:span></text:a><text:span text:style-name="T892"><text:s/></text:span></text:p>
      <text:p text:style-name="P893"/>
      <text:p text:style-name="P894"><text:span text:style-name="T895"><text:tab/>Ustanovení<text:s/></text:span><text:a xlink:href="aspi://module='ASPI'&amp;link='555/1992%20Sb.%25235'&amp;ucin-k-dni='30.12.9999'" office:target-frame-name="_top" xlink:show="replace"><text:span text:style-name="T896">§ 5</text:span></text:a><text:span text:style-name="T897">,<text:s/></text:span><text:a xlink:href="aspi://module='ASPI'&amp;link='555/1992%20Sb.%25236'&amp;ucin-k-dni='30.12.9999'" office:target-frame-name="_top" xlink:show="replace"><text:span text:style-name="T898">§ 6 odst. 1 a 2</text:span></text:a><text:span text:style-name="T899">,<text:s/></text:span><text:a xlink:href="aspi://module='ASPI'&amp;link='555/1992%20Sb.%25238'&amp;ucin-k-dni='30.12.9999'" office:target-frame-name="_top" xlink:show="replace"><text:span text:style-name="T900">§ 8</text:span></text:a><text:span text:style-name="T901">,<text:s/></text:span><text:a xlink:href="aspi://module='ASPI'&amp;link='555/1992%20Sb.%25239'&amp;ucin-k-dni='30.12.9999'" office:target-frame-name="_top" xlink:show="replace"><text:span text:style-name="T902">§ 9 odst. 1</text:span></text:a><text:span text:style-name="T903">,<text:s/></text:span><text:a xlink:href="aspi://module='ASPI'&amp;link='555/1992%20Sb.%252311'&amp;ucin-k-dni='30.12.9999'" office:target-frame-name="_top" xlink:show="replace"><text:span text:style-name="T904">§ 11 odst. 1</text:span></text:a><text:span text:style-name="T905">,<text:s/></text:span><text:a xlink:href="aspi://module='ASPI'&amp;link='555/1992%20Sb.%252312'&amp;ucin-k-dni='30.12.9999'" office:target-frame-name="_top" xlink:show="replace"><text:span text:style-name="T906">§ 12 odst. 1</text:span></text:a><text:span text:style-name="T907">,<text:s/></text:span><text:a xlink:href="aspi://module='ASPI'&amp;link='555/1992%20Sb.%252314'&amp;ucin-k-dni='30.12.9999'" office:target-frame-name="_top" xlink:show="replace"><text:span text:style-name="T908">§ 14</text:span></text:a><text:span text:style-name="T909"><text:s/>a<text:s/></text:span><text:a xlink:href="aspi://module='ASPI'&amp;link='555/1992%20Sb.%252323'&amp;ucin-k-dni='30.12.9999'" office:target-frame-name="_top" xlink:show="replace"><text:span text:style-name="T910">23</text:span></text:a><text:span text:style-name="T911"><text:s/>se obdobně užijí i na občanské zaměstnance Vězeňské služby. Jejich pracovní vztahy se řídí<text:s/></text:span><text:a xlink:href="aspi://module='ASPI'&amp;link='262/2006%20Sb.%2523'&amp;ucin-k-dni='30.12.9999'" office:target-frame-name="_top" xlink:show="replace"><text:span text:style-name="T912">zákoníkem práce</text:span></text:a><text:span text:style-name="T913">, pokud se neřídí zvláštním právním předpisem.<text:s/></text:span></text:p>
      <text:p text:style-name="P914"><text:s/></text:p>
      <text:p text:style-name="P915">§ 25a<text:s/></text:p>
      <text:p text:style-name="P916"/>
      <text:p text:style-name="P917"><text:tab/>(1) Fyzická osoba, která není příslušníkem, se dopustí přestupku tím, že úmyslně na místě veřejnosti přístupném nosí služební stejnokroj příslušníka, nebo takové součásti služebního stejnokroje, které jsou s úplným služebním stejnokrojem zaměnitelné.<text:s/></text:p>
      <text:p text:style-name="P918"><text:s/></text:p>
      <text:p text:style-name="P919"><text:tab/>(2) Za přestupek podle odstavce 1 lze uložit pokutu do 3 000 Kč.<text:s/></text:p>
      <text:p text:style-name="P920"><text:s/></text:p>
      <text:p text:style-name="P921"><text:span text:style-name="T922">§ 26<text:s/></text:span><text:a xlink:href="aspi://module='LIT'&amp;link='LIT33247CZ%252326'&amp;ucin-k-dni='30.12.9999'" office:target-frame-name="_top" xlink:show="replace"><text:span text:style-name="T923">[DZ]</text:span></text:a><text:span text:style-name="T924"><text:s/></text:span></text:p>
      <text:p text:style-name="P925"/>
      <text:p text:style-name="P926">zrušen</text:p>
      <text:p text:style-name="P927"/>
      <text:p text:style-name="P928"><text:s/></text:p>
      <text:p text:style-name="P929"><text:span text:style-name="T930">§ 27<text:s/></text:span><text:a xlink:href="aspi://module='LIT'&amp;link='LIT33247CZ%252327'&amp;ucin-k-dni='30.12.9999'" office:target-frame-name="_top" xlink:show="replace"><text:span text:style-name="T931">[DZ]</text:span></text:a><text:span text:style-name="T932"><text:s/></text:span></text:p>
      <text:p text:style-name="P933"/>
      <text:p text:style-name="P934">zrušen</text:p>
      <text:p text:style-name="P935"/>
      <text:p text:style-name="P936"><text:s/></text:p>
      <text:p text:style-name="P937">§ 28<text:s/></text:p>
      <text:p text:style-name="P938"/>
      <text:p text:style-name="P939"><text:tab/>Početní stavy Vězeňské služby určuje vláda České republiky.<text:s/></text:p>
      <text:p text:style-name="P940"><text:s/></text:p>
      <text:p text:style-name="P941">§ 29<text:s/></text:p>
      <text:p text:style-name="P942"/>
      <text:p text:style-name="P943"><text:tab/>(1) Sbor<text:s/>nápravné výchovy České republiky se zrušuje; jeho práva a závazky přecházejí dnem účinnosti tohoto zákona na Vězeňskou službu. Příslušníci Sboru nápravné výchovy České republiky se dnem účinnosti tohoto zákona stávají příslušníky Vězeňské služby. Občanští<text:s/>pracovníci Sboru nápravné výchovy České republiky se dnem účinnosti tohoto zákona stávají občanskými pracovníky Vězeňské služby.<text:s/></text:p>
      <text:p text:style-name="P944"><text:s/></text:p>
      <text:p text:style-name="P945"><text:tab/>(2) Pokud se v právních předpisech hovoří o Sboru nápravné výchovy České republiky a o jeho příslušnících, rozumějí se tím<text:s/>Vězeňská služba a její příslušníci.<text:s/></text:p>
      <text:p text:style-name="P946"><text:s/></text:p>
      <text:p text:style-name="P947">§ 30<text:s/></text:p>
      <text:p text:style-name="P948"/>
      <text:p text:style-name="P949"><text:tab/>Tento zákon nabývá účinnosti dnem 1. ledna 1993.<text:s/></text:p>
      <text:p text:style-name="P950"/>
      <text:p text:style-name="P951">Uhde v. r.<text:s/></text:p>
      <text:p text:style-name="P952"/>
      <text:p text:style-name="P953">Klaus v. r.<text:s/></text:p>
      <text:p text:style-name="P954"/>
      <text:p text:style-name="P955">____________________</text:p>
      <text:p text:style-name="P956"/>
      <text:p text:style-name="P957"><text:s/></text:p>
      <text:p text:style-name="P958"><text:span text:style-name="T959">1)<text:s/></text:span><text:a xlink:href="aspi://module='ASPI'&amp;link='219/2000%20Sb.%25239'&amp;ucin-k-dni='30.12.9999'" office:target-frame-name="_top" xlink:show="replace"><text:span text:style-name="T960">§ 9 odst. 1 zákona č</text:span><text:span text:style-name="T961">. 219/2000 Sb.</text:span></text:a><text:span text:style-name="T962">, o majetku České republiky a jejím vystupování v právních vztazích.<text:s/></text:span></text:p>
      <text:p text:style-name="P963"><text:s/></text:p>
      <text:p text:style-name="P964"><text:span text:style-name="T965">2)<text:s/></text:span><text:a xlink:href="aspi://module='ASPI'&amp;link='141/1961%20Sb.%252312'&amp;ucin-k-dni='30.12.9999'" office:target-frame-name="_top" xlink:show="replace"><text:span text:style-name="T966">§ 12 odst. 2trestního řádu</text:span></text:a><text:span text:style-name="T967">.<text:s/></text:span></text:p>
      <text:p text:style-name="P968"><text:s/></text:p>
      <text:p text:style-name="P969"><text:span text:style-name="T970">3) Například<text:s/></text:span><text:a xlink:href="aspi://module='ASPI'&amp;link='169/1999%20Sb.%252316'&amp;ucin-k-dni='30.12.9999'" office:target-frame-name="_top" xlink:show="replace"><text:span text:style-name="T971">§ 16</text:span></text:a><text:span text:style-name="T972"><text:s/>a<text:s/></text:span><text:a xlink:href="aspi://module='ASPI'&amp;link='169/1999%20Sb.%252320'&amp;ucin-k-dni='30.12.9999'" office:target-frame-name="_top" xlink:show="replace"><text:span text:style-name="T973">20</text:span></text:a><text:span text:style-name="T974"><text:s/>zákona č.<text:s/></text:span><text:a xlink:href="aspi://module='ASPI'&amp;link='169/1999%20Sb.%2523'&amp;ucin-k-dni='30.12.9999'" office:target-frame-name="_top" xlink:show="replace"><text:span text:style-name="T975">169/1999 Sb.</text:span></text:a><text:span text:style-name="T976">, o výkonu trestu odnětí svobody a o změně některých souvisejících zákonů, ve znění pozdějších předpisů,<text:s/></text:span><text:a xlink:href="aspi://module='ASPI'&amp;link='293/1993%20Sb.%252315'&amp;ucin-k-dni='30.12.9999'" office:target-frame-name="_top" xlink:show="replace"><text:span text:style-name="T977">§ 15</text:span></text:a><text:span text:style-name="T978"><text:s/>zákona č.<text:s/></text:span><text:a xlink:href="aspi://module='ASPI'&amp;link='293/1993%20Sb.%2523'&amp;ucin-k-dni='30.12.9999'" office:target-frame-name="_top" xlink:show="replace"><text:span text:style-name="T979">293/1993 Sb.</text:span></text:a><text:span text:style-name="T980">, o výkonu vazby, ve znění pozdějších předpisů,<text:s/></text:span><text:a xlink:href="aspi://module='ASPI'&amp;link='186/1992%20Sb.%252363'&amp;ucin-k-dni='30.12.9999'" office:target-frame-name="_top" xlink:show="replace"><text:span text:style-name="T981">§ 63</text:span></text:a><text:span text:style-name="T982"><text:s/>zákona č.<text:s/></text:span><text:a xlink:href="aspi://module='ASPI'&amp;link='186/1992%20Sb.%2523'&amp;ucin-k-dni='30.12.9999'" office:target-frame-name="_top" xlink:show="replace"><text:span text:style-name="T983">186/1992 Sb.</text:span></text:a><text:span text:style-name="T984">, o služebním poměru příslušníků Policie České republiky, ve znění pozdějších předpisů,<text:s/></text:span><text:a xlink:href="aspi://module='ASPI'&amp;link='240/2000%20Sb.%25239'&amp;ucin-k-dni='30.12.9999'" office:target-frame-name="_top" xlink:show="replace"><text:span text:style-name="T985">§ 9</text:span></text:a><text:span text:style-name="T986"><text:s/>zákona č.<text:s/></text:span><text:a xlink:href="aspi://module='ASPI'&amp;link='240/2000%20Sb.%2523'&amp;ucin-k-dni='30.12.9999'" office:target-frame-name="_top" xlink:show="replace"><text:span text:style-name="T987">240/2000 Sb.</text:span></text:a><text:span text:style-name="T988">, o krizovém řízení a o změně některých zákonů (</text:span><text:a xlink:href="aspi://module='ASPI'&amp;link='240/2000%20Sb.%2523'&amp;ucin-k-dni='30.12.9999'" office:target-frame-name="_top" xlink:show="replace"><text:span text:style-name="T989">krizový zákon</text:span></text:a><text:span text:style-name="T990">), ve znění pozdějších předpisů.<text:s/></text:span></text:p>
      <text:p text:style-name="P991"><text:s/></text:p>
      <text:p text:style-name="P992"><text:span text:style-name="T993">4)<text:s/></text:span><text:a xlink:href="aspi://module='ASPI'&amp;link='283/1991%20Sb.%252312'&amp;ucin-k-dni='30.12.9999'" office:target-frame-name="_top" xlink:show="replace"><text:span text:style-name="T994">§ 12 odst. 2 až 5 zákona ČNR č. 283/1991 Sb.</text:span></text:a><text:span text:style-name="T995">, o Policii České republiky.<text:s/></text:span></text:p>
      <text:p text:style-name="P996"><text:s/></text:p>
      <text:p text:style-name="P997"><text:span text:style-name="T998">5)<text:s/></text:span><text:a xlink:href="aspi://module='ASPI'&amp;link='169/1999%20Sb.%252348'&amp;ucin-k-dni='30.12.9999'" office:target-frame-name="_top" xlink:show="replace"><text:span text:style-name="T999">§ 48</text:span></text:a><text:span text:style-name="T1000"><text:s/>a<text:s/></text:span><text:a xlink:href="aspi://module='ASPI'&amp;link='169/1999%20Sb.%252350'&amp;ucin-k-dni='30.12.9999'" office:target-frame-name="_top" xlink:show="replace"><text:span text:style-name="T1001">50</text:span></text:a><text:span text:style-name="T1002"><text:s/>zákona č.<text:s/></text:span><text:a xlink:href="aspi://module='ASPI'&amp;link='169/1999%20Sb.%2523'&amp;ucin-k-dni='30.12.9999'" office:target-frame-name="_top" xlink:show="replace"><text:span text:style-name="T1003">169/1999 Sb.</text:span></text:a><text:span text:style-name="T1004"><text:s/></text:span></text:p>
      <text:p text:style-name="P1005"><text:s/></text:p>
      <text:p text:style-name="P1006"><text:span text:style-name="T1007"><text:s/></text:span><text:a xlink:href="aspi://module='ASPI'&amp;link='250/2016%20Sb.%252348'&amp;ucin-k-dni='30.12.9999'" office:target-frame-name="_top" xlink:show="replace"><text:span text:style-name="T1008">§ 48</text:span></text:a><text:span text:style-name="T1009"><text:s/>a<text:s/></text:span><text:a xlink:href="aspi://module='ASPI'&amp;link='250/2016%20Sb.%252353'&amp;ucin-k-dni='30.12.9999'" office:target-frame-name="_top" xlink:show="replace"><text:span text:style-name="T1010">53 zákona č. 250/2016 Sb., o odpovědnosti za přestupky a řízení o nich</text:span></text:a><text:span text:style-name="T1011">.<text:s/></text:span></text:p>
      <text:p text:style-name="P1012"><text:s/></text:p>
      <text:p text:style-name="P1013"><text:span text:style-name="T1014">5a)<text:s/></text:span><text:a xlink:href="aspi://module='ASPI'&amp;link='141/1961%20Sb.%2523158b'&amp;ucin-k-dni='30.12.9999'" office:target-frame-name="_top" xlink:show="replace"><text:span text:style-name="T1015">§ 158b trestního řádu</text:span></text:a><text:span text:style-name="T1016">.<text:s/></text:span></text:p>
      <text:p text:style-name="P1017"><text:s/></text:p>
      <text:p text:style-name="P1018"><text:span text:style-name="T1019"><text:s/></text:span><text:a xlink:href="aspi://module='ASPI'&amp;link='283/1991%20Sb.%252323a'&amp;ucin-k-dni='30.12.9999'" office:target-frame-name="_top" xlink:show="replace"><text:span text:style-name="T1020">§ 23a</text:span></text:a><text:span text:style-name="T1021"><text:s/>zákona č.<text:s/></text:span><text:a xlink:href="aspi://module='ASPI'&amp;link='283/1991%20Sb.%2523'&amp;ucin-k-dni='30.12.9999'" office:target-frame-name="_top" xlink:show="replace"><text:span text:style-name="T1022">283/1991 Sb.</text:span></text:a><text:span text:style-name="T1023"><text:s/></text:span></text:p>
      <text:p text:style-name="P1024"><text:s/></text:p>
      <text:p text:style-name="P1025"><text:span text:style-name="T1026">6) Zákon č.<text:s/></text:span><text:a xlink:href="aspi://module='ASPI'&amp;link='101/2000%20Sb.%2523'&amp;ucin-k-dni='30.12.9999'" office:target-frame-name="_top" xlink:show="replace"><text:span text:style-name="T1027">101/2000 Sb.</text:span></text:a><text:span text:style-name="T1028">, o ochraně osobních údajů a o změně některých zákonů, ve znění zákona č.<text:s/></text:span><text:a xlink:href="aspi://module='ASPI'&amp;link='227/2000%20Sb.%2523'&amp;ucin-k-dni='30.12.9999'" office:target-frame-name="_top" xlink:show="replace"><text:span text:style-name="T1029">227/2000 Sb.</text:span></text:a><text:span text:style-name="T1030"><text:s/></text:span></text:p>
      <text:p text:style-name="P1031"><text:s/></text:p>
      <text:p text:style-name="P1032"><text:span text:style-name="T1033">6c)<text:s/></text:span><text:a xlink:href="aspi://module='ASPI'&amp;link='218/2000%20Sb.%252345'&amp;ucin-k-dni='30.12.9999'" office:target-frame-name="_top" xlink:show="replace"><text:span text:style-name="T1034">§ 45 zákona č. 218/2000 Sb.</text:span></text:a><text:span text:style-name="T1035">, o<text:s/></text:span><text:a xlink:href="aspi://module='ASPI'&amp;link='218/2000%20Sb.%2523'&amp;ucin-k-dni='30.12.9999'" office:target-frame-name="_top" xlink:show="replace"><text:span text:style-name="T1036">rozpočtových pravidlech</text:span></text:a><text:span text:style-name="T1037"><text:s/>a o změně některých souvisejících zákonů (</text:span><text:a xlink:href="aspi://module='ASPI'&amp;link='218/2000%20Sb.%2523'&amp;ucin-k-dni='30.12.9999'" office:target-frame-name="_top" xlink:show="replace"><text:span text:style-name="T1038">rozpočtová pravidla</text:span></text:a><text:span text:style-name="T1039">)</text:span><text:span text:style-name="T1040">.<text:s/></text:span></text:p>
      <text:p text:style-name="P1041"><text:s/></text:p>
      <text:p text:style-name="P1042"><text:span text:style-name="T1043">6e) Zákon č.<text:s/></text:span><text:a xlink:href="aspi://module='ASPI'&amp;link='283/1991%20Sb.%2523'&amp;ucin-k-dni='30.12.9999'" office:target-frame-name="_top" xlink:show="replace"><text:span text:style-name="T1044">283/1991 Sb.</text:span></text:a><text:span text:style-name="T1045">, ve znění pozdějších předpisů.<text:s/></text:span></text:p>
      <text:p text:style-name="P1046"><text:s/></text:p>
      <text:p text:style-name="P1047"><text:span text:style-name="T1048">6f)<text:s/></text:span><text:a xlink:href="aspi://module='ASPI'&amp;link='240/2000%20Sb.%25232'&amp;ucin-k-dni='30.12.9999'" office:target-frame-name="_top" xlink:show="replace"><text:span text:style-name="T1049">§ 2</text:span></text:a><text:span text:style-name="T1050"><text:s/>zákona č.<text:s/></text:span><text:a xlink:href="aspi://module='ASPI'&amp;link='240/2000%20Sb.%2523'&amp;ucin-k-dni='30.12.9999'" office:target-frame-name="_top" xlink:show="replace"><text:span text:style-name="T1051">240/2000 Sb.</text:span></text:a><text:span text:style-name="T1052"><text:s/></text:span></text:p>
      <text:p text:style-name="P1053"><text:s/></text:p>
      <text:p text:style-name="P1054"><text:span text:style-name="T1055">7)<text:s/></text:span><text:a xlink:href="aspi://module='ASPI'&amp;link='186/1992%20Sb.%2523159'&amp;ucin-k-dni='30.12.9999'" office:target-frame-name="_top" xlink:show="replace"><text:span text:style-name="T1056">§ 159 zákona ČNR č. 186/1992 Sb.</text:span></text:a><text:span text:style-name="T1057">, o služebním poměru příslušníků P</text:span><text:span text:style-name="T1058">olicie České republiky.<text:s/></text:span></text:p>
      <text:p text:style-name="P1059"><text:s/></text:p>
      <text:p text:style-name="P1060"><text:span text:style-name="T1061">8)<text:s/></text:span><text:a xlink:href="aspi://module='ASPI'&amp;link='141/1961%20Sb.%2523158'&amp;ucin-k-dni='30.12.9999'" office:target-frame-name="_top" xlink:show="replace"><text:span text:style-name="T1062">§ 158 odst. 1 trestního řádu</text:span></text:a><text:span text:style-name="T1063">.<text:s/></text:span></text:p>
      <text:p text:style-name="P1064"><text:s/></text:p>
      <text:p text:style-name="P1065"><text:span text:style-name="T1066">9) Zákon č.<text:s/></text:span><text:a xlink:href="aspi://module='ASPI'&amp;link='106/1999%20Sb.%2523'&amp;ucin-k-dni='30.12.9999'" office:target-frame-name="_top" xlink:show="replace"><text:span text:style-name="T1067">106/1999 Sb</text:span><text:span text:style-name="T1068">.</text:span></text:a><text:span text:style-name="T1069">, o svobodném přístupu k informacím, ve znění pozdějších předpisů.<text:s/></text:span></text:p>
      <text:p text:style-name="P1070"><text:s/></text:p>
      <text:p text:style-name="P1071"><text:span text:style-name="T1072">10) Zákon č.<text:s/></text:span><text:a xlink:href="aspi://module='ASPI'&amp;link='65/2017%20Sb.%2523'&amp;ucin-k-dni='30.12.9999'" office:target-frame-name="_top" xlink:show="replace"><text:span text:style-name="T1073">65/2017 Sb.</text:span></text:a><text:span text:style-name="T1074">, o ochraně zdraví před škodlivými účinky návykových láte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ormální" style:display-name="Normální" style:family="paragraph">
      <style:text-properties fo:hyphenate="false"/>
    </style:style>
    <style:style style:name="Standardnípísmoodstavce" style:display-name="Standardní písmo odstavce" style:family="text"/>
    <style:style style:name="Textbubliny" style:display-name="Text bubliny" style:family="paragraph" style:parent-style-name="Normální">
      <style:paragraph-properties fo:margin-bottom="0in" fo:line-height="100%"/>
      <style:text-properties style:font-name="Segoe UI" style:font-name-complex="Segoe UI" fo:font-size="9pt" style:font-size-asian="9pt" style:font-size-complex="9pt" fo:hyphenate="false"/>
    </style:style>
    <style:style style:name="TextbublinyChar" style:display-name="Text bubliny Char" style:family="text" style:parent-style-name="Standardnípísmoodstavce">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9847in" fo:margin-left="0.9847in" fo:margin-bottom="0.9847in" fo:margin-right="0.984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ádrová Pavlína Mgr.</meta:initial-creator>
    <dc:creator>Bádrová Pavlína Mgr.</dc:creator>
    <meta:creation-date>2018-09-18T09:52:00Z</meta:creation-date>
    <dc:date>2018-09-18T09:52:00Z</dc:date>
    <meta:print-date>2018-09-18T09:51:00Z</meta:print-date>
    <meta:template xlink:href="Normal" xlink:type="simple"/>
    <meta:editing-cycles>2</meta:editing-cycles>
    <meta:editing-duration>PT0S</meta:editing-duration>
    <meta:document-statistic meta:page-count="15" meta:paragraph-count="130" meta:word-count="9480" meta:character-count="65288" meta:row-count="466" meta:non-whitespace-character-count="55938"/>
  </office:meta>
</office:document-meta>
</file>